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66.985cm" table:align="center"/>
    </style:style>
    <style:style style:name="Tabela4.A" style:family="table-column">
      <style:table-column-properties style:column-width="4.251cm"/>
    </style:style>
    <style:style style:name="Tabela4.B" style:family="table-column">
      <style:table-column-properties style:column-width="31.367cm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6.985cm" table:align="center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20.932cm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6.985cm" table:align="center"/>
    </style:style>
    <style:style style:name="Tabela2.A" style:family="table-column">
      <style:table-column-properties style:column-width="4.193cm"/>
    </style:style>
    <style:style style:name="Tabela2.B" style:family="table-column">
      <style:table-column-properties style:column-width="37.49cm"/>
    </style:style>
    <style:style style:name="Tabela2.C" style:family="table-column">
      <style:table-column-properties style:column-width="25.303cm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66.862cm" fo:margin-left="7.608cm" table:align="left"/>
    </style:style>
    <style:style style:name="Tabela15.A" style:family="table-column">
      <style:table-column-properties style:column-width="4.101cm"/>
    </style:style>
    <style:style style:name="Tabela15.B" style:family="table-column">
      <style:table-column-properties style:column-width="5.987cm"/>
    </style:style>
    <style:style style:name="Tabela15.C" style:family="table-column">
      <style:table-column-properties style:column-width="10.516cm"/>
    </style:style>
    <style:style style:name="Tabela15.D" style:family="table-column">
      <style:table-column-properties style:column-width="10.65cm"/>
    </style:style>
    <style:style style:name="Tabela15.E" style:family="table-column">
      <style:table-column-properties style:column-width="7.706cm"/>
    </style:style>
    <style:style style:name="Tabela15.F" style:family="table-column">
      <style:table-column-properties style:column-width="7.904cm"/>
    </style:style>
    <style:style style:name="Tabela15.G" style:family="table-column">
      <style:table-column-properties style:column-width="10.682cm"/>
    </style:style>
    <style:style style:name="Tabela15.H" style:family="table-column">
      <style:table-column-properties style:column-width="9.315cm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5" style:family="table-row">
      <style:table-row-properties style:min-row-height="0.011cm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7" style:family="table-row">
      <style:table-row-properties style:min-row-height="4.895cm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66.984cm" table:align="center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5.699cm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28" style:family="table-row">
      <style:table-row-properties style:min-row-height="2.078cm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66.985cm" table:align="center"/>
    </style:style>
    <style:style style:name="Tabela17.A" style:family="table-column">
      <style:table-column-properties style:column-width="4.189cm"/>
    </style:style>
    <style:style style:name="Tabela17.B" style:family="table-column">
      <style:table-column-properties style:column-width="15.699cm"/>
    </style:style>
    <style:style style:name="Tabela17.D" style:family="table-column">
      <style:table-column-properties style:column-width="15.702cm"/>
    </style:style>
    <style:style style:name="Tabela17.E" style:family="table-column">
      <style:table-column-properties style:column-width="15.697cm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5" style:family="table-row">
      <style:table-row-properties style:min-row-height="4.216cm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66.984cm" table:align="center"/>
    </style:style>
    <style:style style:name="Tabela16.A" style:family="table-column">
      <style:table-column-properties style:column-width="4.189cm"/>
    </style:style>
    <style:style style:name="Tabela16.B" style:family="table-column">
      <style:table-column-properties style:column-width="15.699cm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7.134cm" fo:margin-left="7.375cm" table:align="left"/>
    </style:style>
    <style:style style:name="Tabela6.A" style:family="table-column">
      <style:table-column-properties style:column-width="4.3cm"/>
    </style:style>
    <style:style style:name="Tabela6.B" style:family="table-column">
      <style:table-column-properties style:column-width="13.46cm"/>
    </style:style>
    <style:style style:name="Tabela6.C" style:family="table-column">
      <style:table-column-properties style:column-width="20.936cm"/>
    </style:style>
    <style:style style:name="Tabela6.D" style:family="table-column">
      <style:table-column-properties style:column-width="28.437cm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67.162cm" fo:margin-left="7.31cm" table:align="left"/>
    </style:style>
    <style:style style:name="Tabela20.A" style:family="table-column">
      <style:table-column-properties style:column-width="4.366cm"/>
    </style:style>
    <style:style style:name="Tabela20.B" style:family="table-column">
      <style:table-column-properties style:column-width="23.978cm"/>
    </style:style>
    <style:style style:name="Tabela20.C" style:family="table-column">
      <style:table-column-properties style:column-width="38.818cm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7.03cm" fo:margin-left="7.442cm" table:align="left"/>
    </style:style>
    <style:style style:name="Table8.A" style:family="table-column">
      <style:table-column-properties style:column-width="4.233cm"/>
    </style:style>
    <style:style style:name="Table8.B" style:family="table-column">
      <style:table-column-properties style:column-width="23.978cm"/>
    </style:style>
    <style:style style:name="Table8.C" style:family="table-column">
      <style:table-column-properties style:column-width="38.818cm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6.964cm" fo:margin-left="7.507cm" table:align="left"/>
    </style:style>
    <style:style style:name="Table7.A" style:family="table-column">
      <style:table-column-properties style:column-width="4.168cm"/>
    </style:style>
    <style:style style:name="Table7.B" style:family="table-column">
      <style:table-column-properties style:column-width="23.977cm"/>
    </style:style>
    <style:style style:name="Table7.C" style:family="table-column">
      <style:table-column-properties style:column-width="38.82cm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6.973cm" fo:margin-left="7.541cm" table:align="left"/>
    </style:style>
    <style:style style:name="Table3.A" style:family="table-column">
      <style:table-column-properties style:column-width="4.168cm"/>
    </style:style>
    <style:style style:name="Table3.B" style:family="table-column">
      <style:table-column-properties style:column-width="62.805cm"/>
    </style:style>
    <style:style style:name="Table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7.038cm" fo:margin-left="7.475cm" table:align="left"/>
    </style:style>
    <style:style style:name="Table5.A" style:family="table-column">
      <style:table-column-properties style:column-width="4.233cm"/>
    </style:style>
    <style:style style:name="Table5.B" style:family="table-column">
      <style:table-column-properties style:column-width="8.169cm"/>
    </style:style>
    <style:style style:name="Table5.C" style:family="table-column">
      <style:table-column-properties style:column-width="15.711cm"/>
    </style:style>
    <style:style style:name="Table5.D" style:family="table-column">
      <style:table-column-properties style:column-width="15.709cm"/>
    </style:style>
    <style:style style:name="Table5.E" style:family="table-column">
      <style:table-column-properties style:column-width="23.216cm"/>
    </style:style>
    <style:style style:name="Table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7.132cm" fo:margin-left="7.408cm" table:align="left"/>
    </style:style>
    <style:style style:name="Table2.A" style:family="table-column">
      <style:table-column-properties style:column-width="4.332cm"/>
    </style:style>
    <style:style style:name="Table2.B" style:family="table-column">
      <style:table-column-properties style:column-width="62.8cm"/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7.072cm" fo:margin-left="7.442cm" table:align="left"/>
    </style:style>
    <style:style style:name="Table4.A" style:family="table-column">
      <style:table-column-properties style:column-width="4.267cm"/>
    </style:style>
    <style:style style:name="Table4.B" style:family="table-column">
      <style:table-column-properties style:column-width="23.846cm"/>
    </style:style>
    <style:style style:name="Table4.C" style:family="table-column">
      <style:table-column-properties style:column-width="38.959cm"/>
    </style:style>
    <style:style style:name="Table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6.98cm" fo:margin-left="7.507cm" table:align="left"/>
    </style:style>
    <style:style style:name="Tabela3.A" style:family="table-column">
      <style:table-column-properties style:column-width="4.002cm"/>
    </style:style>
    <style:style style:name="Tabela3.B" style:family="table-column">
      <style:table-column-properties style:column-width="31.485cm"/>
    </style:style>
    <style:style style:name="Tabela3.C" style:family="table-column">
      <style:table-column-properties style:column-width="31.492cm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66.984cm" table:align="center"/>
    </style:style>
    <style:style style:name="Tabela7.A" style:family="table-column">
      <style:table-column-properties style:column-width="4.101cm"/>
    </style:style>
    <style:style style:name="Tabela7.B" style:family="table-column">
      <style:table-column-properties style:column-width="31.441cm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6.982cm" table:align="center"/>
    </style:style>
    <style:style style:name="Tabela5.A" style:family="table-column">
      <style:table-column-properties style:column-width="4.101cm"/>
    </style:style>
    <style:style style:name="Tabela5.B" style:family="table-column">
      <style:table-column-properties style:column-width="20.96cm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6.874cm" fo:margin-left="7.639cm" table:align="left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62.906cm"/>
    </style:style>
    <style:style style:name="Table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67.007cm" fo:margin-left="7.502cm" table:align="left"/>
    </style:style>
    <style:style style:name="Tabela26.A" style:family="table-column">
      <style:table-column-properties style:column-width="4.013cm"/>
    </style:style>
    <style:style style:name="Tabela26.B" style:family="table-column">
      <style:table-column-properties style:column-width="62.994cm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66.929cm" fo:margin-left="7.574cm" table:align="left"/>
    </style:style>
    <style:style style:name="Tabela27.A" style:family="table-column">
      <style:table-column-properties style:column-width="3.935cm"/>
    </style:style>
    <style:style style:name="Tabela27.B" style:family="table-column">
      <style:table-column-properties style:column-width="11.774cm"/>
    </style:style>
    <style:style style:name="Tabela27.C" style:family="table-column">
      <style:table-column-properties style:column-width="12.7cm"/>
    </style:style>
    <style:style style:name="Tabela27.D" style:family="table-column">
      <style:table-column-properties style:column-width="12.801cm"/>
    </style:style>
    <style:style style:name="Tabela27.E" style:family="table-column">
      <style:table-column-properties style:column-width="13.593cm"/>
    </style:style>
    <style:style style:name="Tabela27.F" style:family="table-column">
      <style:table-column-properties style:column-width="12.127cm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6.841cm" fo:margin-left="7.673cm" table:align="left"/>
    </style:style>
    <style:style style:name="Table6.A" style:family="table-column">
      <style:table-column-properties style:column-width="3.836cm"/>
    </style:style>
    <style:style style:name="Table6.B" style:family="table-column">
      <style:table-column-properties style:column-width="11.774cm"/>
    </style:style>
    <style:style style:name="Table6.C" style:family="table-column">
      <style:table-column-properties style:column-width="35.786cm"/>
    </style:style>
    <style:style style:name="Table6.D" style:family="table-column">
      <style:table-column-properties style:column-width="15.445cm"/>
    </style:style>
    <style:style style:name="Table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66.975cm" table:align="center"/>
    </style:style>
    <style:style style:name="Tabela24.A" style:family="table-column">
      <style:table-column-properties style:column-width="4.101cm"/>
    </style:style>
    <style:style style:name="Tabela24.B" style:family="table-column">
      <style:table-column-properties style:column-width="11.608cm"/>
    </style:style>
    <style:style style:name="Tabela24.C" style:family="table-column">
      <style:table-column-properties style:column-width="19.579cm"/>
    </style:style>
    <style:style style:name="Tabela24.D" style:family="table-column">
      <style:table-column-properties style:column-width="16.305cm"/>
    </style:style>
    <style:style style:name="Tabela24.E" style:family="table-column">
      <style:table-column-properties style:column-width="15.381cm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66.975cm" table:align="center"/>
    </style:style>
    <style:style style:name="Tabela28.A" style:family="table-column">
      <style:table-column-properties style:column-width="4.101cm"/>
    </style:style>
    <style:style style:name="Tabela28.B" style:family="table-column">
      <style:table-column-properties style:column-width="11.608cm"/>
    </style:style>
    <style:style style:name="Tabela28.C" style:family="table-column">
      <style:table-column-properties style:column-width="19.579cm"/>
    </style:style>
    <style:style style:name="Tabela28.D" style:family="table-column">
      <style:table-column-properties style:column-width="16.305cm"/>
    </style:style>
    <style:style style:name="Tabela28.E" style:family="table-column">
      <style:table-column-properties style:column-width="15.381cm"/>
    </style:style>
    <style:style style:name="Tabe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8.E1" style:family="table-cell">
      <style:table-cell-properties style:vertical-align="middle" fo:padding="0.097cm" fo:border="0.05pt solid #000000"/>
    </style:style>
    <style:style style:name="Tabela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" style:family="table">
      <style:table-properties style:width="66.978cm" table:align="center"/>
    </style:style>
    <style:style style:name="Tabela13.A" style:family="table-column">
      <style:table-column-properties style:column-width="4.112cm"/>
    </style:style>
    <style:style style:name="Tabela13.B" style:family="table-column">
      <style:table-column-properties style:column-width="10.379cm"/>
    </style:style>
    <style:style style:name="Tabela13.C" style:family="table-column">
      <style:table-column-properties style:column-width="16.401cm"/>
    </style:style>
    <style:style style:name="Tabela13.D" style:family="table-column">
      <style:table-column-properties style:column-width="15.808cm"/>
    </style:style>
    <style:style style:name="Tabela13.E" style:family="table-column">
      <style:table-column-properties style:column-width="20.279cm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67.072cm" fo:margin-left="7.442cm" table:align="left"/>
    </style:style>
    <style:style style:name="Tabela11.A" style:family="table-column">
      <style:table-column-properties style:column-width="4.168cm"/>
    </style:style>
    <style:style style:name="Tabela11.B" style:family="table-column">
      <style:table-column-properties style:column-width="6.117cm"/>
    </style:style>
    <style:style style:name="Tabela11.C" style:family="table-column">
      <style:table-column-properties style:column-width="7.211cm"/>
    </style:style>
    <style:style style:name="Tabela11.D" style:family="table-column">
      <style:table-column-properties style:column-width="6.415cm"/>
    </style:style>
    <style:style style:name="Tabela11.E" style:family="table-column">
      <style:table-column-properties style:column-width="5.689cm"/>
    </style:style>
    <style:style style:name="Tabela11.F" style:family="table-column">
      <style:table-column-properties style:column-width="6.913cm"/>
    </style:style>
    <style:style style:name="Tabela11.G" style:family="table-column">
      <style:table-column-properties style:column-width="5.987cm"/>
    </style:style>
    <style:style style:name="Tabela11.H" style:family="table-column">
      <style:table-column-properties style:column-width="6.713cm"/>
    </style:style>
    <style:style style:name="Tabela11.I" style:family="table-column">
      <style:table-column-properties style:column-width="10.285cm"/>
    </style:style>
    <style:style style:name="Tabela11.J" style:family="table-column">
      <style:table-column-properties style:column-width="7.574cm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66.982cm" table:align="center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6.987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66.982cm" table:align="center"/>
    </style:style>
    <style:style style:name="Tabela9.A" style:family="table-column">
      <style:table-column-properties style:column-width="4.112cm"/>
    </style:style>
    <style:style style:name="Tabela9.B" style:family="table-column">
      <style:table-column-properties style:column-width="7.001cm"/>
    </style:style>
    <style:style style:name="Tabela9.C" style:family="table-column">
      <style:table-column-properties style:column-width="20.881cm"/>
    </style:style>
    <style:style style:name="Tabela9.D" style:family="table-column">
      <style:table-column-properties style:column-width="6.922cm"/>
    </style:style>
    <style:style style:name="Tabela9.E" style:family="table-column">
      <style:table-column-properties style:column-width="7.082cm"/>
    </style:style>
    <style:style style:name="Tabela9.F" style:family="table-column">
      <style:table-column-properties style:column-width="20.985cm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66.966cm" fo:break-before="auto" fo:break-after="auto" table:align="center" fo:keep-with-next="auto"/>
    </style:style>
    <style:style style:name="Tabela8.A" style:family="table-column">
      <style:table-column-properties style:column-width="4.101cm"/>
    </style:style>
    <style:style style:name="Tabela8.B" style:family="table-column">
      <style:table-column-properties style:column-width="5.239cm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4" style:family="table-row">
      <style:table-row-properties style:min-row-height="4.524cm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66.984cm" table:align="center"/>
    </style:style>
    <style:style style:name="Tabela22.A" style:family="table-column">
      <style:table-column-properties style:column-width="4.101cm"/>
    </style:style>
    <style:style style:name="Tabela22.B" style:family="table-column">
      <style:table-column-properties style:column-width="31.441cm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66.98cm" table:align="center"/>
    </style:style>
    <style:style style:name="Tabela19.A" style:family="table-column">
      <style:table-column-properties style:column-width="4.101cm"/>
    </style:style>
    <style:style style:name="Tabela19.B" style:family="table-column">
      <style:table-column-properties style:column-width="15.72cm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66.98cm" table:align="center"/>
    </style:style>
    <style:style style:name="Tabela18.A" style:family="table-column">
      <style:table-column-properties style:column-width="4.101cm"/>
    </style:style>
    <style:style style:name="Tabela18.B" style:family="table-column">
      <style:table-column-properties style:column-width="15.72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66.984cm" table:align="center"/>
    </style:style>
    <style:style style:name="Tabela12.A" style:family="table-column">
      <style:table-column-properties style:column-width="4.052cm"/>
    </style:style>
    <style:style style:name="Tabela12.B" style:family="table-column">
      <style:table-column-properties style:column-width="31.466cm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66.927cm" fo:margin-left="7.574cm" table:align="left"/>
    </style:style>
    <style:style style:name="Tabela23.A" style:family="table-column">
      <style:table-column-properties style:column-width="3.935cm"/>
    </style:style>
    <style:style style:name="Tabela23.B" style:family="table-column">
      <style:table-column-properties style:column-width="5.249cm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62e1cc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5" style:family="paragraph" style:parent-style-name="Standard">
      <style:text-properties fo:language="pt" fo:country="BR" officeooo:paragraph-rsid="01718541"/>
    </style:style>
    <style:style style:name="P6" style:family="paragraph" style:parent-style-name="Standard">
      <style:text-properties fo:language="pt" fo:country="BR" officeooo:paragraph-rsid="01712acc"/>
    </style:style>
    <style:style style:name="P7" style:family="paragraph" style:parent-style-name="Standard">
      <style:paragraph-properties fo:text-align="center" style:justify-single-word="false"/>
      <style:text-properties fo:language="pt" fo:country="BR" officeooo:rsid="004ecc5f" officeooo:paragraph-rsid="01718541"/>
    </style:style>
    <style:style style:name="P8" style:family="paragraph" style:parent-style-name="Standard">
      <style:text-properties fo:language="pt" fo:country="BR" officeooo:rsid="00cc0350" officeooo:paragraph-rsid="01718541"/>
    </style:style>
    <style:style style:name="P9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10" style:family="paragraph" style:parent-style-name="Standard">
      <style:text-properties fo:language="pt" fo:country="BR" officeooo:paragraph-rsid="0172f1ae"/>
    </style:style>
    <style:style style:name="P11" style:family="paragraph" style:parent-style-name="Standard">
      <style:text-properties fo:language="pt" fo:country="BR" officeooo:paragraph-rsid="0174ef1a"/>
    </style:style>
    <style:style style:name="P12" style:family="paragraph" style:parent-style-name="Standard">
      <style:text-properties fo:language="pt" fo:country="BR" officeooo:rsid="00bd7101" officeooo:paragraph-rsid="0174ef1a"/>
    </style:style>
    <style:style style:name="P13" style:family="paragraph" style:parent-style-name="Standard">
      <style:text-properties fo:language="pt" fo:country="BR" officeooo:paragraph-rsid="001b5886"/>
    </style:style>
    <style:style style:name="P14" style:family="paragraph" style:parent-style-name="Standard">
      <style:text-properties fo:language="pt" fo:country="BR" officeooo:paragraph-rsid="001c869c"/>
    </style:style>
    <style:style style:name="P15" style:family="paragraph" style:parent-style-name="Standard">
      <style:text-properties fo:language="pt" fo:country="BR" officeooo:paragraph-rsid="01e5f44d"/>
    </style:style>
    <style:style style:name="P16" style:family="paragraph" style:parent-style-name="Standard">
      <style:text-properties fo:language="pt" fo:country="BR" officeooo:paragraph-rsid="01f0ccbc"/>
    </style:style>
    <style:style style:name="P17" style:family="paragraph" style:parent-style-name="Standard">
      <style:text-properties fo:language="pt" fo:country="BR" officeooo:paragraph-rsid="01f26b28"/>
    </style:style>
    <style:style style:name="P18" style:family="paragraph" style:parent-style-name="Standard">
      <style:text-properties fo:language="pt" fo:country="BR" officeooo:paragraph-rsid="01f33d2a"/>
    </style:style>
    <style:style style:name="P19" style:family="paragraph" style:parent-style-name="Standard">
      <style:text-properties fo:language="pt" fo:country="BR" officeooo:paragraph-rsid="01f7fcb4"/>
    </style:style>
    <style:style style:name="P20" style:family="paragraph" style:parent-style-name="Standard">
      <style:text-properties fo:language="pt" fo:country="BR" officeooo:paragraph-rsid="01fc27bb"/>
    </style:style>
    <style:style style:name="P21" style:family="paragraph" style:parent-style-name="Standard">
      <style:text-properties fo:language="pt" fo:country="BR" officeooo:paragraph-rsid="01feb0cb"/>
    </style:style>
    <style:style style:name="P22" style:family="paragraph" style:parent-style-name="Standard">
      <style:text-properties fo:language="pt" fo:country="BR" officeooo:paragraph-rsid="0200e4d8"/>
    </style:style>
    <style:style style:name="P23" style:family="paragraph" style:parent-style-name="Standard">
      <style:paragraph-properties fo:text-align="center" style:justify-single-word="false"/>
      <style:text-properties fo:language="pt" fo:country="BR" officeooo:rsid="006cf78b" officeooo:paragraph-rsid="0204dfcb"/>
    </style:style>
    <style:style style:name="P24" style:family="paragraph" style:parent-style-name="Standard">
      <style:text-properties fo:language="pt" fo:country="BR" officeooo:paragraph-rsid="021ea671"/>
    </style:style>
    <style:style style:name="P25" style:family="paragraph" style:parent-style-name="Standard">
      <style:text-properties fo:language="pt" fo:country="BR" officeooo:paragraph-rsid="02222dc5"/>
    </style:style>
    <style:style style:name="P26" style:family="paragraph" style:parent-style-name="Standard">
      <style:text-properties fo:language="pt" fo:country="BR" officeooo:paragraph-rsid="024d36cb"/>
    </style:style>
    <style:style style:name="P27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29" style:family="paragraph" style:parent-style-name="Standard">
      <style:paragraph-properties fo:text-align="center" style:justify-single-word="false"/>
      <style:text-properties officeooo:rsid="02120819" officeooo:paragraph-rsid="02120819"/>
    </style:style>
    <style:style style:name="P30" style:family="paragraph" style:parent-style-name="Standard">
      <style:paragraph-properties fo:text-align="center" style:justify-single-word="false"/>
      <style:text-properties officeooo:rsid="02125e81" officeooo:paragraph-rsid="02125e81"/>
    </style:style>
    <style:style style:name="P31" style:family="paragraph" style:parent-style-name="Standard">
      <style:text-properties fo:color="#cc9900" fo:language="pt" fo:country="BR" officeooo:rsid="00f23989" officeooo:paragraph-rsid="0062e1cc" fo:background-color="transparent" style:font-size-asian="10.5pt" style:text-rotation-angle="0" style:text-rotation-scale="line-heigh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2ea0a6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1c1f01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b4e56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5f44d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67fb1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0ccbc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26b28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33d2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7fcb4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c27bb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1ea671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4d36cb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de16fd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2b4c26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5e81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2bddc3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93e4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e4d8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fac72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11c1f01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1f6ece6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1fc27bb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0819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5e8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1ea671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20ed24c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2488f66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4d36cb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174ef1a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4ef1a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8ee936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1ecfd32" officeooo:paragraph-rsid="01ecfd32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c528ca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5a74b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6aaa2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753e3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c528ca" fo:background-color="transparent" style:font-weight-asian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transparent" style:font-weight-asian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931dc8" fo:background-color="transparent" style:font-weight-asian="normal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2ea0a6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302c7e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0302c7e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33d2a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7fcb4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c27bb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1ea671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4d36cb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062e1cc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de16fd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de16fd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18541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18541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488f66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5cbfb0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e07bc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11fadfc" officeooo:paragraph-rsid="011fadfc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133013c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4ef1a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5e7fa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 fo:background-color="#ffff00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#ffff00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8ee936" fo:background-color="#ffff00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 fo:background-color="#ffff00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 fo:background-color="#ffff00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 fo:background-color="#ffff00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 fo:background-color="#ffff00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 fo:background-color="#ffff00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 fo:background-color="#ffff00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#ffff00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8ee936" fo:background-color="#ffff00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#ffff00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#ffff00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#ffff00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#ffff00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f5661c" fo:background-color="#ffff00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 fo:background-color="#ffff00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6ece6" fo:background-color="#ffff00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8ee936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8ee936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98a51b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8ee936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8ee936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210a474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8ee936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8ee936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8ee936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d2ae2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f5b51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a1508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c27bb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088ba3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120819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22dc5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43263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8ee936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#ffff00" style:font-size-asian="10.5pt" style:text-rotation-angle="0" style:text-rotation-scale="line-height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#ffff00" style:font-size-asian="10.5pt" style:text-rotation-angle="0" style:text-rotation-scale="line-height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#ffff00" style:font-size-asian="10.5pt" style:text-rotation-angle="0" style:text-rotation-scale="line-height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209216a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800f4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ef93f4" officeooo:paragraph-rsid="0174ef1a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18541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24d36cb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535bb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174ef1a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74ef1a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174ef1a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174ef1a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#729fcf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1eba4a8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1f26b28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7fcb4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c27bb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1f0ccbc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4904f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77696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3d37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cc48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a3ce9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2823cf5" officeooo:paragraph-rsid="02823cf5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28272ec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174ef1a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71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0141053"/>
    </style:style>
    <style:style style:name="P372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1d4acd3"/>
    </style:style>
    <style:style style:name="P373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374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f6fb5" fo:background-color="transparent"/>
    </style:style>
    <style:style style:name="P375" style:family="paragraph" style:parent-style-name="Table_20_Contents">
      <style:paragraph-properties fo:text-align="center" style:justify-single-word="false"/>
      <style:text-properties fo:color="#ff3333" fo:language="pt" fo:country="BR" officeooo:rsid="015ea3ee" officeooo:paragraph-rsid="015ea3ee" fo:background-color="transparent"/>
    </style:style>
    <style:style style:name="P376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42b" fo:background-color="#ffff00"/>
    </style:style>
    <style:style style:name="P377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ec1" fo:background-color="#ffff00"/>
    </style:style>
    <style:style style:name="P378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6edeb6" officeooo:paragraph-rsid="00a56c46" fo:background-color="transparent"/>
    </style:style>
    <style:style style:name="P379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a26b01" officeooo:paragraph-rsid="01487a0b" fo:background-color="transparent"/>
    </style:style>
    <style:style style:name="P380" style:family="paragraph" style:parent-style-name="Table_20_Contents">
      <style:paragraph-properties fo:text-align="center" style:justify-single-word="false"/>
      <style:text-properties style:use-window-font-color="true" fo:language="pt" fo:country="BR" officeooo:rsid="0195623c" officeooo:paragraph-rsid="01bb8be7" fo:background-color="#ffff00"/>
    </style:style>
    <style:style style:name="P381" style:family="paragraph" style:parent-style-name="Table_20_Contents">
      <style:paragraph-properties fo:text-align="center" style:justify-single-word="false"/>
      <style:text-properties fo:color="#66ccff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382" style:family="paragraph" style:parent-style-name="Table_20_Contents">
      <style:paragraph-properties fo:text-align="center" style:justify-single-word="false"/>
      <style:text-properties officeooo:paragraph-rsid="0200e4d8"/>
    </style:style>
    <style:style style:name="P383" style:family="paragraph" style:parent-style-name="Table_20_Contents">
      <style:paragraph-properties fo:text-align="center" style:justify-single-word="false"/>
      <style:text-properties officeooo:paragraph-rsid="02b3961d"/>
    </style:style>
    <style:style style:name="P384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385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386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387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388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389" style:family="paragraph" style:parent-style-name="Table_20_Contents">
      <style:paragraph-properties fo:text-align="center" style:justify-single-word="false"/>
      <style:text-properties fo:color="#000000" fo:language="pt" fo:country="BR" officeooo:rsid="020dad0f" officeooo:paragraph-rsid="020ed24c" fo:background-color="#ffff00"/>
    </style:style>
    <style:style style:name="P39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02c7e"/>
    </style:style>
    <style:style style:name="P39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39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39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39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39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33d2a"/>
    </style:style>
    <style:style style:name="P39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7fcb4"/>
    </style:style>
    <style:style style:name="P39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c27bb"/>
    </style:style>
    <style:style style:name="P39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39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40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1ea671"/>
    </style:style>
    <style:style style:name="P40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40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4d36cb"/>
    </style:style>
    <style:style style:name="P40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404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language="pt" fo:country="BR" officeooo:rsid="00f23989" officeooo:paragraph-rsid="0111a959"/>
    </style:style>
    <style:style style:name="P40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18541"/>
    </style:style>
    <style:style style:name="P40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174ef1a"/>
    </style:style>
    <style:style style:name="P40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/>
    </style:style>
    <style:style style:name="P40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174ef1a" fo:background-color="transparent"/>
    </style:style>
    <style:style style:name="P40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20ed24c" fo:background-color="transparent"/>
    </style:style>
    <style:style style:name="P41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 fo:background-color="transparent"/>
    </style:style>
    <style:style style:name="P41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2120819" fo:background-color="transparent"/>
    </style:style>
    <style:style style:name="P412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1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1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/>
    </style:style>
    <style:style style:name="P41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41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617e" fo:background-color="transparent"/>
    </style:style>
    <style:style style:name="P41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8afdc0" fo:background-color="transparent"/>
    </style:style>
    <style:style style:name="P41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74ef1a" fo:background-color="transparent"/>
    </style:style>
    <style:style style:name="P41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2858398" fo:background-color="transparent"/>
    </style:style>
    <style:style style:name="P4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pt" fo:country="BR" officeooo:rsid="00385da4" officeooo:paragraph-rsid="0174ef1a" fo:background-color="transparent"/>
    </style:style>
    <style:style style:name="P421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422" style:family="paragraph" style:parent-style-name="Text_20_body">
      <style:paragraph-properties fo:text-align="center" style:justify-single-word="false"/>
      <style:text-properties officeooo:paragraph-rsid="016b789a"/>
    </style:style>
    <style:style style:name="P423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424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174ef1a"/>
    </style:style>
    <style:style style:name="P425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2c3cef2" fo:background-color="transparent"/>
    </style:style>
    <style:style style:name="P426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beec8c" officeooo:paragraph-rsid="0174ef1a"/>
    </style:style>
    <style:style style:name="P427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428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429" style:family="paragraph" style:parent-style-name="Table_20_Contents">
      <style:paragraph-properties fo:margin-top="0cm" fo:margin-bottom="0cm" loext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/>
    </style:style>
    <style:style style:name="P430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d864d" officeooo:paragraph-rsid="0174ef1a"/>
    </style:style>
    <style:style style:name="P431" style:family="paragraph" style:parent-style-name="Table_20_Contents">
      <loext:graphic-properties draw:fill="none" draw:fill-image-width="0cm" draw:fill-image-height="0cm"/>
      <style:paragraph-properties fo:margin-left="30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1f26b28"/>
    </style:style>
    <style:style style:name="P432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2488f66"/>
    </style:style>
    <style:style style:name="P433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1f33d2a"/>
    </style:style>
    <style:style style:name="P434" style:family="paragraph" style:parent-style-name="Table_20_Contents">
      <loext:graphic-properties draw:fill="none" draw:fill-image-width="0cm" draw:fill-image-height="0cm"/>
      <style:paragraph-properties fo:margin-left="31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1f0ccbc"/>
    </style:style>
    <style:style style:name="P435" style:family="paragraph" style:parent-style-name="Table_20_Contents">
      <loext:graphic-properties draw:fill="none" draw:fill-image-width="0cm" draw:fill-image-height="0cm"/>
      <style:paragraph-properties fo:margin-left="3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174ef1a" fo:background-color="transparent"/>
    </style:style>
    <style:style style:name="P436" style:family="paragraph" style:parent-style-name="Standard">
      <style:paragraph-properties fo:text-align="center" style:justify-single-word="false"/>
      <style:text-properties officeooo:rsid="02cea268" officeooo:paragraph-rsid="02cea268"/>
    </style:style>
    <style:style style:name="P437" style:family="paragraph" style:parent-style-name="Standard">
      <style:paragraph-properties fo:text-align="center" style:justify-single-word="false"/>
      <style:text-properties officeooo:paragraph-rsid="02cea268"/>
    </style:style>
    <style:style style:name="P43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5e81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5e81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transparent"/>
    </style:style>
    <style:style style:name="P44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2120819" fo:background-color="transparen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d227a"/>
    </style:style>
    <style:style style:name="T15" style:family="text">
      <style:text-properties officeooo:rsid="003fb17a"/>
    </style:style>
    <style:style style:name="T16" style:family="text">
      <style:text-properties officeooo:rsid="00444dbe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3" style:family="text">
      <style:text-properties officeooo:rsid="0048be11"/>
    </style:style>
    <style:style style:name="T24" style:family="text">
      <style:text-properties officeooo:rsid="004a7e62"/>
    </style:style>
    <style:style style:name="T25" style:family="text">
      <style:text-properties officeooo:rsid="0062e1cc"/>
    </style:style>
    <style:style style:name="T26" style:family="text">
      <style:text-properties officeooo:rsid="0067deca"/>
    </style:style>
    <style:style style:name="T27" style:family="text">
      <style:text-properties officeooo:rsid="0069ddce"/>
    </style:style>
    <style:style style:name="T28" style:family="text">
      <style:text-properties officeooo:rsid="006b43e6"/>
    </style:style>
    <style:style style:name="T29" style:family="text">
      <style:text-properties officeooo:rsid="006cf78b"/>
    </style:style>
    <style:style style:name="T30" style:family="text">
      <style:text-properties officeooo:rsid="00868b38"/>
    </style:style>
    <style:style style:name="T31" style:family="text">
      <style:text-properties officeooo:rsid="008a5326"/>
    </style:style>
    <style:style style:name="T32" style:family="text">
      <style:text-properties officeooo:rsid="00905972"/>
    </style:style>
    <style:style style:name="T33" style:family="text">
      <style:text-properties officeooo:rsid="00a3787a"/>
    </style:style>
    <style:style style:name="T34" style:family="text">
      <style:text-properties officeooo:rsid="00b37a98"/>
    </style:style>
    <style:style style:name="T35" style:family="text">
      <style:text-properties officeooo:rsid="00b45e57"/>
    </style:style>
    <style:style style:name="T36" style:family="text">
      <style:text-properties officeooo:rsid="00b5babe"/>
    </style:style>
    <style:style style:name="T37" style:family="text">
      <style:text-properties officeooo:rsid="00b6e5a3"/>
    </style:style>
    <style:style style:name="T38" style:family="text">
      <style:text-properties officeooo:rsid="00b9a303"/>
    </style:style>
    <style:style style:name="T39" style:family="text">
      <style:text-properties officeooo:rsid="00bb926f"/>
    </style:style>
    <style:style style:name="T40" style:family="text">
      <style:text-properties officeooo:rsid="00bd029f"/>
    </style:style>
    <style:style style:name="T41" style:family="text">
      <style:text-properties officeooo:rsid="00bd7101"/>
    </style:style>
    <style:style style:name="T42" style:family="text">
      <style:text-properties officeooo:rsid="00c44bf4"/>
    </style:style>
    <style:style style:name="T43" style:family="text">
      <style:text-properties officeooo:rsid="00c60cb8"/>
    </style:style>
    <style:style style:name="T44" style:family="text">
      <style:text-properties officeooo:rsid="00c96081"/>
    </style:style>
    <style:style style:name="T45" style:family="text">
      <style:text-properties officeooo:rsid="00cb199c"/>
    </style:style>
    <style:style style:name="T46" style:family="text">
      <style:text-properties officeooo:rsid="00cc0350"/>
    </style:style>
    <style:style style:name="T47" style:family="text">
      <style:text-properties officeooo:rsid="00ccc81f"/>
    </style:style>
    <style:style style:name="T48" style:family="text">
      <style:text-properties officeooo:rsid="00ce841e"/>
    </style:style>
    <style:style style:name="T49" style:family="text">
      <style:text-properties officeooo:rsid="00d00b70"/>
    </style:style>
    <style:style style:name="T50" style:family="text">
      <style:text-properties officeooo:rsid="00d03efe"/>
    </style:style>
    <style:style style:name="T51" style:family="text">
      <style:text-properties officeooo:rsid="00d6f128"/>
    </style:style>
    <style:style style:name="T52" style:family="text">
      <style:text-properties officeooo:rsid="00d96961"/>
    </style:style>
    <style:style style:name="T53" style:family="text">
      <style:text-properties officeooo:rsid="00dfb394"/>
    </style:style>
    <style:style style:name="T54" style:family="text">
      <style:text-properties officeooo:rsid="00f20f62"/>
    </style:style>
    <style:style style:name="T55" style:family="text">
      <style:text-properties officeooo:rsid="00f23989"/>
    </style:style>
    <style:style style:name="T56" style:family="text">
      <style:text-properties officeooo:rsid="00fa560c"/>
    </style:style>
    <style:style style:name="T57" style:family="text">
      <style:text-properties officeooo:rsid="00fad60a"/>
    </style:style>
    <style:style style:name="T58" style:family="text">
      <style:text-properties fo:color="#ff3333" fo:background-color="transparent" loext:char-shading-value="0"/>
    </style:style>
    <style:style style:name="T59" style:family="text">
      <style:text-properties fo:color="#ff3333" officeooo:rsid="010b0526" fo:background-color="transparent" loext:char-shading-value="0"/>
    </style:style>
    <style:style style:name="T60" style:family="text">
      <style:text-properties fo:color="#ff3333" officeooo:rsid="00ff1367" fo:background-color="transparent" loext:char-shading-value="0"/>
    </style:style>
    <style:style style:name="T61" style:family="text">
      <style:text-properties fo:color="#ff3333" fo:background-color="transparent" loext:char-shading-value="0" style:font-size-asian="10.5pt" style:text-rotation-angle="0" style:text-rotation-scale="line-height"/>
    </style:style>
    <style:style style:name="T62" style:family="text">
      <style:text-properties fo:color="#ff3333" officeooo:rsid="00ff1367" fo:background-color="transparent" loext:char-shading-value="0" style:font-size-asian="10.5pt" style:text-rotation-angle="0" style:text-rotation-scale="line-height"/>
    </style:style>
    <style:style style:name="T63" style:family="text">
      <style:text-properties fo:color="#ff3333" officeooo:rsid="0110a60a" fo:background-color="transparent" loext:char-shading-value="0" style:font-size-asian="10.5pt" style:text-rotation-angle="0" style:text-rotation-scale="line-height"/>
    </style:style>
    <style:style style:name="T64" style:family="text">
      <style:text-properties fo:color="#ff3333" officeooo:rsid="0104fcc1" fo:background-color="transparent" loext:char-shading-value="0" style:font-size-asian="10.5pt" style:text-rotation-angle="0" style:text-rotation-scale="line-height"/>
    </style:style>
    <style:style style:name="T65" style:family="text">
      <style:text-properties fo:color="#ff3333" officeooo:rsid="010c0eff" fo:background-color="transparent" loext:char-shading-value="0" style:font-size-asian="10.5pt" style:text-rotation-angle="0" style:text-rotation-scale="line-height"/>
    </style:style>
    <style:style style:name="T66" style:family="text">
      <style:text-properties fo:color="#ff3333" officeooo:rsid="0111a959" fo:background-color="transparent" loext:char-shading-value="0" style:font-size-asian="10.5pt" style:text-rotation-angle="0" style:text-rotation-scale="line-height"/>
    </style:style>
    <style:style style:name="T67" style:family="text">
      <style:text-properties fo:color="#ff3333" officeooo:rsid="0110a60a" fo:background-color="transparent" loext:char-shading-value="0"/>
    </style:style>
    <style:style style:name="T68" style:family="text">
      <style:text-properties fo:color="#ff3333" officeooo:rsid="0104fcc1" fo:background-color="transparent" loext:char-shading-value="0"/>
    </style:style>
    <style:style style:name="T69" style:family="text">
      <style:text-properties fo:color="#ff3333" officeooo:rsid="010c0eff" fo:background-color="transparent" loext:char-shading-value="0"/>
    </style:style>
    <style:style style:name="T70" style:family="text">
      <style:text-properties fo:color="#ff3333" officeooo:rsid="017d59a6" fo:background-color="transparent" loext:char-shading-value="0"/>
    </style:style>
    <style:style style:name="T71" style:family="text">
      <style:text-properties fo:color="#ff3333" officeooo:rsid="02cd4839" fo:background-color="transparent" loext:char-shading-value="0"/>
    </style:style>
    <style:style style:name="T72" style:family="text">
      <style:text-properties fo:color="#ff3333" style:text-line-through-style="none" style:text-line-through-type="none" officeooo:rsid="00f23989" fo:background-color="transparent" loext:char-shading-value="0"/>
    </style:style>
    <style:style style:name="T73" style:family="text">
      <style:text-properties fo:color="#ff3333" style:text-line-through-style="none" style:text-line-through-type="none" officeooo:rsid="01448c40" fo:background-color="transparent" loext:char-shading-value="0"/>
    </style:style>
    <style:style style:name="T74" style:family="text">
      <style:text-properties fo:color="#ff3333" style:text-line-through-style="none" style:text-line-through-type="none" officeooo:rsid="010c0eff" fo:background-color="transparent" loext:char-shading-value="0"/>
    </style:style>
    <style:style style:name="T75" style:family="text">
      <style:text-properties fo:color="#ff3333" style:text-line-through-style="none" style:text-line-through-type="none" officeooo:rsid="00ff1367" fo:background-color="transparent" loext:char-shading-value="0"/>
    </style:style>
    <style:style style:name="T76" style:family="text">
      <style:text-properties fo:color="#ff3333" style:text-line-through-style="none" style:text-line-through-type="none" officeooo:rsid="0140b250" fo:background-color="transparent" loext:char-shading-value="0"/>
    </style:style>
    <style:style style:name="T77" style:family="text">
      <style:text-properties fo:color="#ff3333" style:text-line-through-style="none" style:text-line-through-type="none" officeooo:rsid="013da56a" fo:background-color="transparent" loext:char-shading-value="0"/>
    </style:style>
    <style:style style:name="T78" style:family="text">
      <style:text-properties fo:color="#ff3333" style:text-line-through-style="none" style:text-line-through-type="none" officeooo:rsid="01053225" fo:background-color="transparent" loext:char-shading-value="0"/>
    </style:style>
    <style:style style:name="T79" style:family="text">
      <style:text-properties fo:color="#ff3333" style:text-line-through-style="none" style:text-line-through-type="none" officeooo:rsid="0145e7fa" fo:background-color="transparent" loext:char-shading-value="0"/>
    </style:style>
    <style:style style:name="T80" style:family="text">
      <style:text-properties fo:color="#ff3333" style:text-line-through-style="none" style:text-line-through-type="none" officeooo:rsid="01487a0b" fo:background-color="transparent" loext:char-shading-value="0"/>
    </style:style>
    <style:style style:name="T81" style:family="text">
      <style:text-properties fo:color="#ff3333" style:text-line-through-style="none" style:text-line-through-type="none" officeooo:rsid="00645ee1" fo:background-color="transparent" loext:char-shading-value="0"/>
    </style:style>
    <style:style style:name="T82" style:family="text">
      <style:text-properties fo:color="#ff3333" style:text-line-through-style="none" style:text-line-through-type="none" officeooo:rsid="00f23989"/>
    </style:style>
    <style:style style:name="T83" style:family="text">
      <style:text-properties fo:color="#ff3333" style:text-line-through-style="none" style:text-line-through-type="none" officeooo:rsid="0145e7fa"/>
    </style:style>
    <style:style style:name="T84" style:family="text">
      <style:text-properties fo:color="#ff3333" style:text-line-through-style="none" style:text-line-through-type="none" officeooo:rsid="010c0eff"/>
    </style:style>
    <style:style style:name="T85" style:family="text">
      <style:text-properties fo:color="#ff3333" style:text-line-through-style="none" style:text-line-through-type="none" officeooo:rsid="00ff1367"/>
    </style:style>
    <style:style style:name="T86" style:family="text">
      <style:text-properties fo:color="#ff3333" style:text-line-through-style="none" style:text-line-through-type="none" officeooo:rsid="0140b250"/>
    </style:style>
    <style:style style:name="T87" style:family="text">
      <style:text-properties fo:color="#ff3333" style:text-line-through-style="none" style:text-line-through-type="none" officeooo:rsid="013da56a"/>
    </style:style>
    <style:style style:name="T88" style:family="text">
      <style:text-properties fo:color="#ff3333" style:text-line-through-style="none" style:text-line-through-type="none" officeooo:rsid="01053225"/>
    </style:style>
    <style:style style:name="T89" style:family="text">
      <style:text-properties fo:color="#ff3333" style:text-line-through-style="none" style:text-line-through-type="none" officeooo:rsid="01448c40"/>
    </style:style>
    <style:style style:name="T90" style:family="text">
      <style:text-properties fo:color="#ff3333" style:text-line-through-style="none" style:text-line-through-type="none" officeooo:rsid="01487a0b"/>
    </style:style>
    <style:style style:name="T91" style:family="text">
      <style:text-properties fo:color="#ff3333" style:text-line-through-style="none" style:text-line-through-type="none" officeooo:rsid="00645ee1"/>
    </style:style>
    <style:style style:name="T92" style:family="text">
      <style:text-properties fo:background-color="transparent" loext:char-shading-value="0" style:font-size-asian="10.5pt" style:text-rotation-angle="0" style:text-rotation-scale="line-height"/>
    </style:style>
    <style:style style:name="T93" style:family="text">
      <style:text-properties officeooo:rsid="01053225" fo:background-color="transparent" loext:char-shading-value="0"/>
    </style:style>
    <style:style style:name="T94" style:family="text">
      <style:text-properties officeooo:rsid="00ff1367"/>
    </style:style>
    <style:style style:name="T95" style:family="text">
      <style:text-properties fo:color="#cc9900" officeooo:rsid="010255cc" fo:background-color="transparent" loext:char-shading-value="0" style:font-size-asian="10.5pt" style:text-rotation-angle="0" style:text-rotation-scale="line-height"/>
    </style:style>
    <style:style style:name="T96" style:family="text">
      <style:text-properties fo:font-weight="normal" officeooo:rsid="015638d5" style:font-weight-asian="normal" style:font-weight-complex="normal"/>
    </style:style>
    <style:style style:name="T97" style:family="text">
      <style:text-properties fo:font-weight="normal" officeooo:rsid="0156470e" style:font-weight-asian="normal" style:font-weight-complex="normal"/>
    </style:style>
    <style:style style:name="T98" style:family="text">
      <style:text-properties fo:font-weight="normal" officeooo:rsid="01d7fa34" style:font-weight-asian="normal" style:font-weight-complex="normal"/>
    </style:style>
    <style:style style:name="T99" style:family="text">
      <style:text-properties officeooo:rsid="01010a09"/>
    </style:style>
    <style:style style:name="T100" style:family="text">
      <style:text-properties officeooo:rsid="010134e8"/>
    </style:style>
    <style:style style:name="T101" style:family="text">
      <style:text-properties officeooo:rsid="01022e9c"/>
    </style:style>
    <style:style style:name="T102" style:family="text">
      <style:text-properties officeooo:rsid="0102841c"/>
    </style:style>
    <style:style style:name="T103" style:family="text">
      <style:text-properties officeooo:rsid="0102e26a"/>
    </style:style>
    <style:style style:name="T104" style:family="text">
      <style:text-properties officeooo:rsid="0104fcc1"/>
    </style:style>
    <style:style style:name="T105" style:family="text">
      <style:text-properties officeooo:rsid="01053225"/>
    </style:style>
    <style:style style:name="T106" style:family="text">
      <style:text-properties officeooo:rsid="0107edfa"/>
    </style:style>
    <style:style style:name="T107" style:family="text">
      <style:text-properties officeooo:rsid="010c0eff"/>
    </style:style>
    <style:style style:name="T108" style:family="text">
      <style:text-properties officeooo:rsid="010d94f1"/>
    </style:style>
    <style:style style:name="T109" style:family="text">
      <style:text-properties officeooo:rsid="004ecc5f"/>
    </style:style>
    <style:style style:name="T110" style:family="text">
      <style:text-properties officeooo:rsid="0112a97f"/>
    </style:style>
    <style:style style:name="T111" style:family="text">
      <style:text-properties officeooo:rsid="0114ff74"/>
    </style:style>
    <style:style style:name="T112" style:family="text">
      <style:text-properties officeooo:rsid="0116e131"/>
    </style:style>
    <style:style style:name="T113" style:family="text">
      <style:text-properties officeooo:rsid="0118a485"/>
    </style:style>
    <style:style style:name="T114" style:family="text">
      <style:text-properties officeooo:rsid="0119cb5e"/>
    </style:style>
    <style:style style:name="T115" style:family="text">
      <style:text-properties officeooo:rsid="00f5a976"/>
    </style:style>
    <style:style style:name="T116" style:family="text">
      <style:text-properties officeooo:rsid="011d999b"/>
    </style:style>
    <style:style style:name="T117" style:family="text">
      <style:text-properties officeooo:rsid="011e07bc"/>
    </style:style>
    <style:style style:name="T118" style:family="text">
      <style:text-properties officeooo:rsid="011fadfc"/>
    </style:style>
    <style:style style:name="T119" style:family="text">
      <style:text-properties officeooo:rsid="012087cc"/>
    </style:style>
    <style:style style:name="T120" style:family="text">
      <style:text-properties officeooo:rsid="01237987"/>
    </style:style>
    <style:style style:name="T121" style:family="text">
      <style:text-properties officeooo:rsid="0124671f"/>
    </style:style>
    <style:style style:name="T122" style:family="text">
      <style:text-properties officeooo:rsid="0125d95e"/>
    </style:style>
    <style:style style:name="T123" style:family="text">
      <style:text-properties officeooo:rsid="012c5455"/>
    </style:style>
    <style:style style:name="T124" style:family="text">
      <style:text-properties officeooo:rsid="00f6bf3a"/>
    </style:style>
    <style:style style:name="T125" style:family="text">
      <style:text-properties officeooo:rsid="006edeb6"/>
    </style:style>
    <style:style style:name="T126" style:family="text">
      <style:text-properties officeooo:rsid="01320d79"/>
    </style:style>
    <style:style style:name="T127" style:family="text">
      <style:text-properties fo:background-color="#ffff00" loext:char-shading-value="0"/>
    </style:style>
    <style:style style:name="T128" style:family="text">
      <style:text-properties officeooo:rsid="0014b1ef" fo:background-color="#ffff00" loext:char-shading-value="0"/>
    </style:style>
    <style:style style:name="T129" style:family="text">
      <style:text-properties officeooo:rsid="00b37a98" fo:background-color="#ffff00" loext:char-shading-value="0"/>
    </style:style>
    <style:style style:name="T130" style:family="text">
      <style:text-properties officeooo:rsid="01e19d87" fo:background-color="#ffff00" loext:char-shading-value="0"/>
    </style:style>
    <style:style style:name="T131" style:family="text">
      <style:text-properties officeooo:rsid="013da56a"/>
    </style:style>
    <style:style style:name="T132" style:family="text">
      <style:text-properties officeooo:rsid="013fd4d8"/>
    </style:style>
    <style:style style:name="T133" style:family="text">
      <style:text-properties officeooo:rsid="0142b198"/>
    </style:style>
    <style:style style:name="T134" style:family="text">
      <style:text-properties officeooo:rsid="0145e7fa"/>
    </style:style>
    <style:style style:name="T135" style:family="text">
      <style:text-properties officeooo:rsid="01487a0b"/>
    </style:style>
    <style:style style:name="T136" style:family="text">
      <style:text-properties officeooo:rsid="014e0cb5"/>
    </style:style>
    <style:style style:name="T137" style:family="text">
      <style:text-properties officeooo:rsid="0152917a"/>
    </style:style>
    <style:style style:name="T138" style:family="text">
      <style:text-properties officeooo:rsid="02914288" style:font-size-asian="10.5pt" style:text-rotation-angle="0" style:text-rotation-scale="line-height"/>
    </style:style>
    <style:style style:name="T139" style:family="text">
      <style:text-properties officeooo:rsid="02ba8142" style:font-size-asian="10.5pt" style:text-rotation-angle="0" style:text-rotation-scale="line-height"/>
    </style:style>
    <style:style style:name="T140" style:family="text">
      <style:text-properties officeooo:rsid="01673585"/>
    </style:style>
    <style:style style:name="T141" style:family="text">
      <style:text-properties officeooo:rsid="01718541"/>
    </style:style>
    <style:style style:name="T142" style:family="text">
      <style:text-properties officeooo:rsid="017c99de"/>
    </style:style>
    <style:style style:name="T143" style:family="text">
      <style:text-properties officeooo:rsid="018afdc0"/>
    </style:style>
    <style:style style:name="T144" style:family="text">
      <style:text-properties style:use-window-font-color="true"/>
    </style:style>
    <style:style style:name="T145" style:family="text">
      <style:text-properties style:use-window-font-color="true" officeooo:rsid="01de9e84"/>
    </style:style>
    <style:style style:name="T146" style:family="text">
      <style:text-properties style:use-window-font-color="true" officeooo:rsid="0041ac97"/>
    </style:style>
    <style:style style:name="T147" style:family="text">
      <style:text-properties style:use-window-font-color="true" fo:language="pt" fo:country="BR" officeooo:rsid="0195623c" fo:background-color="#ffff00" loext:char-shading-value="0"/>
    </style:style>
    <style:style style:name="T148" style:family="text">
      <style:text-properties style:use-window-font-color="true" fo:language="pt" fo:country="BR" officeooo:rsid="02b3961d" fo:background-color="#ffff00" loext:char-shading-value="0"/>
    </style:style>
    <style:style style:name="T149" style:family="text">
      <style:text-properties style:use-window-font-color="true" fo:language="pt" fo:country="BR" officeooo:rsid="019994f3" fo:background-color="#ffff00" loext:char-shading-value="0" style:font-size-asian="10.5pt" style:text-rotation-angle="0" style:text-rotation-scale="line-height"/>
    </style:style>
    <style:style style:name="T150" style:family="text">
      <style:text-properties style:use-window-font-color="true" fo:language="pt" fo:country="BR" officeooo:rsid="02b3961d" fo:background-color="#ffff00" loext:char-shading-value="0" style:font-size-asian="10.5pt" style:text-rotation-angle="0" style:text-rotation-scale="line-height"/>
    </style:style>
    <style:style style:name="T151" style:family="text">
      <style:text-properties officeooo:rsid="019f6fb5"/>
    </style:style>
    <style:style style:name="T152" style:family="text">
      <style:text-properties fo:background-color="#ffffff" loext:char-shading-value="0"/>
    </style:style>
    <style:style style:name="T153" style:family="text">
      <style:text-properties officeooo:rsid="01e85549" fo:background-color="#ffffff" loext:char-shading-value="0"/>
    </style:style>
    <style:style style:name="T154" style:family="text">
      <style:text-properties officeooo:rsid="020dad0f" fo:background-color="#ffffff" loext:char-shading-value="0"/>
    </style:style>
    <style:style style:name="T155" style:family="text">
      <style:text-properties officeooo:rsid="01bc64ae"/>
    </style:style>
    <style:style style:name="T156" style:family="text">
      <style:text-properties officeooo:rsid="01d4acd3"/>
    </style:style>
    <style:style style:name="T157" style:family="text">
      <style:text-properties officeooo:rsid="01db4e56"/>
    </style:style>
    <style:style style:name="T158" style:family="text">
      <style:text-properties officeooo:rsid="01dcd5c1"/>
    </style:style>
    <style:style style:name="T159" style:family="text">
      <style:text-properties officeooo:rsid="01e31d18"/>
    </style:style>
    <style:style style:name="T160" style:family="text">
      <style:text-properties officeooo:rsid="01e85549"/>
    </style:style>
    <style:style style:name="T161" style:family="text">
      <style:text-properties officeooo:rsid="01fc27bb"/>
    </style:style>
    <style:style style:name="T162" style:family="text">
      <style:text-properties fo:language="pt" fo:country="BR" officeooo:rsid="00645ee1" fo:background-color="transparent" loext:char-shading-value="0"/>
    </style:style>
    <style:style style:name="T163" style:family="text">
      <style:text-properties fo:language="pt" fo:country="BR" officeooo:rsid="006cf78b" fo:background-color="transparent" loext:char-shading-value="0"/>
    </style:style>
    <style:style style:name="T164" style:family="text">
      <style:text-properties fo:language="pt" fo:country="BR" officeooo:rsid="02cea268" fo:background-color="transparent" loext:char-shading-value="0"/>
    </style:style>
    <style:style style:name="T165" style:family="text">
      <style:text-properties fo:language="pt" fo:country="BR" officeooo:rsid="004ecc5f"/>
    </style:style>
    <style:style style:name="T166" style:family="text">
      <style:text-properties fo:language="pt" fo:country="BR" officeooo:rsid="02699531"/>
    </style:style>
    <style:style style:name="T167" style:family="text">
      <style:text-properties fo:language="pt" fo:country="BR" officeooo:rsid="02699531" style:font-size-asian="10.5pt" style:text-rotation-angle="0" style:text-rotation-scale="line-height"/>
    </style:style>
    <style:style style:name="T168" style:family="text">
      <style:text-properties fo:language="pt" fo:country="BR" officeooo:rsid="026d073a" style:font-size-asian="10.5pt" style:text-rotation-angle="0" style:text-rotation-scale="line-height"/>
    </style:style>
    <style:style style:name="T169" style:family="text">
      <style:text-properties fo:language="pt" fo:country="BR" officeooo:rsid="02b44896" style:font-size-asian="10.5pt" style:text-rotation-angle="0" style:text-rotation-scale="line-height"/>
    </style:style>
    <style:style style:name="T170" style:family="text">
      <style:text-properties fo:language="pt" fo:country="BR" officeooo:rsid="0286a75b" style:font-size-asian="10.5pt" style:text-rotation-angle="0" style:text-rotation-scale="line-height"/>
    </style:style>
    <style:style style:name="T171" style:family="text">
      <style:text-properties fo:language="pt" fo:country="BR" officeooo:rsid="02b8fb1c" style:font-size-asian="10.5pt" style:text-rotation-angle="0" style:text-rotation-scale="line-height"/>
    </style:style>
    <style:style style:name="T172" style:family="text">
      <style:text-properties fo:language="pt" fo:country="BR" officeooo:rsid="004ecc5f" style:font-size-asian="10.5pt" style:text-rotation-angle="0" style:text-rotation-scale="line-height"/>
    </style:style>
    <style:style style:name="T173" style:family="text">
      <style:text-properties fo:language="pt" fo:country="BR" officeooo:rsid="02914288" style:font-size-asian="10.5pt" style:text-rotation-angle="0" style:text-rotation-scale="line-height"/>
    </style:style>
    <style:style style:name="T174" style:family="text">
      <style:text-properties fo:language="pt" fo:country="BR" officeooo:rsid="02ba8142" style:font-size-asian="10.5pt" style:text-rotation-angle="0" style:text-rotation-scale="line-height"/>
    </style:style>
    <style:style style:name="T175" style:family="text">
      <style:text-properties fo:language="pt" fo:country="BR" officeooo:rsid="026b5dfd"/>
    </style:style>
    <style:style style:name="T176" style:family="text">
      <style:text-properties fo:language="pt" fo:country="BR" officeooo:rsid="026d073a"/>
    </style:style>
    <style:style style:name="T177" style:family="text">
      <style:text-properties fo:language="pt" fo:country="BR" officeooo:rsid="02664e96"/>
    </style:style>
    <style:style style:name="T178" style:family="text">
      <style:text-properties fo:language="pt" fo:country="BR" officeooo:rsid="0286a75b"/>
    </style:style>
    <style:style style:name="T179" style:family="text">
      <style:text-properties fo:language="pt" fo:country="BR" officeooo:rsid="02914288"/>
    </style:style>
    <style:style style:name="T180" style:family="text">
      <style:text-properties officeooo:rsid="020093e4"/>
    </style:style>
    <style:style style:name="T181" style:family="text">
      <style:text-properties officeooo:rsid="0210a474"/>
    </style:style>
    <style:style style:name="T182" style:family="text">
      <style:text-properties officeooo:rsid="0217dc03"/>
    </style:style>
    <style:style style:name="T183" style:family="text">
      <style:text-properties officeooo:rsid="0218e494"/>
    </style:style>
    <style:style style:name="T184" style:family="text">
      <style:text-properties officeooo:rsid="021abc4c"/>
    </style:style>
    <style:style style:name="T185" style:family="text">
      <style:text-properties officeooo:rsid="02254681"/>
    </style:style>
    <style:style style:name="T186" style:family="text">
      <style:text-properties officeooo:rsid="0226b79b"/>
    </style:style>
    <style:style style:name="T187" style:family="text">
      <style:text-properties officeooo:rsid="02312402"/>
    </style:style>
    <style:style style:name="T188" style:family="text">
      <style:text-properties officeooo:rsid="0238c358"/>
    </style:style>
    <style:style style:name="T189" style:family="text">
      <style:text-properties officeooo:rsid="0243b0c7"/>
    </style:style>
    <style:style style:name="T190" style:family="text">
      <style:text-properties officeooo:rsid="024655ad"/>
    </style:style>
    <style:style style:name="T191" style:family="text">
      <style:text-properties officeooo:rsid="024d36cb"/>
    </style:style>
    <style:style style:name="T192" style:family="text">
      <style:text-properties officeooo:rsid="02535bb0"/>
    </style:style>
    <style:style style:name="T193" style:family="text">
      <style:text-properties officeooo:rsid="025800ae"/>
    </style:style>
    <style:style style:name="T194" style:family="text">
      <style:text-properties officeooo:rsid="0259f64c"/>
    </style:style>
    <style:style style:name="T195" style:family="text">
      <style:text-properties officeooo:rsid="025b2f97"/>
    </style:style>
    <style:style style:name="T196" style:family="text">
      <style:text-properties officeooo:rsid="025b30d7"/>
    </style:style>
    <style:style style:name="T197" style:family="text">
      <style:text-properties officeooo:rsid="025c7b8e"/>
    </style:style>
    <style:style style:name="T198" style:family="text">
      <style:text-properties officeooo:rsid="025cbfb0"/>
    </style:style>
    <style:style style:name="T199" style:family="text">
      <style:text-properties officeooo:rsid="025e78b5"/>
    </style:style>
    <style:style style:name="T200" style:family="text">
      <style:text-properties officeooo:rsid="025ff4db"/>
    </style:style>
    <style:style style:name="T201" style:family="text">
      <style:text-properties officeooo:rsid="02664e96"/>
    </style:style>
    <style:style style:name="T202" style:family="text">
      <style:text-properties officeooo:rsid="026edbd9"/>
    </style:style>
    <style:style style:name="T203" style:family="text">
      <style:text-properties officeooo:rsid="027131bc"/>
    </style:style>
    <style:style style:name="T204" style:family="text">
      <style:text-properties officeooo:rsid="019994f3"/>
    </style:style>
    <style:style style:name="T205" style:family="text">
      <style:text-properties officeooo:rsid="02777696"/>
    </style:style>
    <style:style style:name="T206" style:family="text">
      <style:text-properties officeooo:rsid="02793d37"/>
    </style:style>
    <style:style style:name="T207" style:family="text">
      <style:text-properties officeooo:rsid="0279cc48"/>
    </style:style>
    <style:style style:name="T208" style:family="text">
      <style:text-properties officeooo:rsid="027a3ce9"/>
    </style:style>
    <style:style style:name="T209" style:family="text">
      <style:text-properties officeooo:rsid="027dd930"/>
    </style:style>
    <style:style style:name="T210" style:family="text">
      <style:text-properties officeooo:rsid="02823cf5"/>
    </style:style>
    <style:style style:name="T211" style:family="text">
      <style:text-properties officeooo:rsid="028272ec"/>
    </style:style>
    <style:style style:name="T212" style:family="text">
      <style:text-properties officeooo:rsid="0283e4a9"/>
    </style:style>
    <style:style style:name="T213" style:family="text">
      <style:text-properties officeooo:rsid="02840829"/>
    </style:style>
    <style:style style:name="T214" style:family="text">
      <style:text-properties officeooo:rsid="02859a90"/>
    </style:style>
    <style:style style:name="T215" style:family="text">
      <style:text-properties officeooo:rsid="028737e7"/>
    </style:style>
    <style:style style:name="T216" style:family="text">
      <style:text-properties officeooo:rsid="02874339"/>
    </style:style>
    <style:style style:name="T217" style:family="text">
      <style:text-properties officeooo:rsid="028800f4"/>
    </style:style>
    <style:style style:name="T218" style:family="text">
      <style:text-properties officeooo:rsid="02899a4d"/>
    </style:style>
    <style:style style:name="T219" style:family="text">
      <style:text-properties officeooo:rsid="028dfbe9"/>
    </style:style>
    <style:style style:name="T220" style:family="text">
      <style:text-properties officeooo:rsid="02914288"/>
    </style:style>
    <style:style style:name="T221" style:family="text">
      <style:text-properties officeooo:rsid="029a23b5"/>
    </style:style>
    <style:style style:name="T222" style:family="text">
      <style:text-properties officeooo:rsid="029e7db5"/>
    </style:style>
    <style:style style:name="T223" style:family="text">
      <style:text-properties officeooo:rsid="02b44896"/>
    </style:style>
    <style:style style:name="T224" style:family="text">
      <style:text-properties officeooo:rsid="02b4bca4"/>
    </style:style>
    <style:style style:name="T225" style:family="text">
      <style:text-properties officeooo:rsid="02b72786"/>
    </style:style>
    <style:style style:name="T226" style:family="text">
      <style:text-properties officeooo:rsid="00331e07"/>
    </style:style>
    <style:style style:name="T227" style:family="text">
      <style:text-properties officeooo:rsid="02cea2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3">EDGV <text:span text:style-name="T157">3.0 </text:span>PRO – V<text:span text:style-name="T157">0.1</text:span></text:p>
      <text:p text:style-name="P421">Relação de restrição de atributo</text:p>
      <text:p text:style-name="P422"/>
      <text:p text:style-name="P5"/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office:value-type="string">
            <text:p text:style-name="P38">Classe</text:p>
          </table:table-cell>
          <table:table-cell table:style-name="Tabela4.B1" table:number-columns-spanned="2" office:value-type="string">
            <text:p text:style-name="P141">area_<text:span text:style-name="T157">construida</text:span> <text:span text:style-name="T7">(</text:span>cobter_area_<text:span text:style-name="T157">construida) [A]</text:span></text:p>
          </table:table-cell>
          <table:covered-table-cell/>
        </table:table-row>
        <table:table-row>
          <table:table-cell table:style-name="Tabela4.A2" office:value-type="string">
            <text:p text:style-name="P38">Atributo</text:p>
          </table:table-cell>
          <table:table-cell table:style-name="Tabela4.A2" office:value-type="string">
            <text:p text:style-name="P141">nome<text:span text:style-name="T6"> (0..1)</text:span></text:p>
          </table:table-cell>
          <table:table-cell table:style-name="Tabela4.C2" office:value-type="string">
            <text:p text:style-name="P339">densamente_edificada (1)</text:p>
          </table:table-cell>
        </table:table-row>
        <table:table-row>
          <table:table-cell table:style-name="Tabela4.A3" office:value-type="string">
            <text:p text:style-name="P38">Domínio</text:p>
          </table:table-cell>
          <table:table-cell table:style-name="Tabela4.B3" office:value-type="string">
            <text:p text:style-name="P38">A ser preenchido</text:p>
            <text:p text:style-name="P372"><text:span text:style-name="T55">V - </text:span>"<text:span text:style-name="T156">nome" not null</text:span></text:p>
          </table:table-cell>
          <table:table-cell table:style-name="Tabela4.C3" office:value-type="string">
            <text:p text:style-name="P339">Não - 0</text:p>
            <text:p text:style-name="P339">Sim – 1</text:p>
          </table:table-cell>
        </table:table-row>
      </table:table>
      <text:p text:style-name="P5"/>
      <text:p text:style-name="P5"/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32">Classe</text:p>
          </table:table-cell>
          <table:table-cell table:style-name="Tabela1.B1" table:number-columns-spanned="3" office:value-type="string">
            <text:p text:style-name="P37"><text:span text:style-name="T157">massa</text:span>_dagua <text:span text:style-name="T7">(</text:span>cobter_<text:span text:style-name="T157">massa</text:span>_dagua<text:span text:style-name="T7">) [A]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2">Atributo</text:p>
          </table:table-cell>
          <table:table-cell table:style-name="Tabela1.A2" office:value-type="string">
            <text:p text:style-name="P32"><text:span text:style-name="T5">n</text:span>ome <text:span text:style-name="T5">(0..1)</text:span></text:p>
          </table:table-cell>
          <table:table-cell table:style-name="Tabela1.A2" office:value-type="string">
            <text:p text:style-name="P55">tipo (1)</text:p>
          </table:table-cell>
          <table:table-cell table:style-name="Tabela1.D2" office:value-type="string">
            <text:p text:style-name="P32">regime <text:span text:style-name="T5">(1)</text:span></text:p>
          </table:table-cell>
        </table:table-row>
        <table:table-row>
          <table:table-cell table:style-name="Tabela1.A4" table:number-rows-spanned="2" office:value-type="string">
            <text:p text:style-name="P32">Domínio</text:p>
          </table:table-cell>
          <table:table-cell table:style-name="Tabela1.B4" table:number-rows-spanned="2" office:value-type="string">
            <text:p text:style-name="P32">A ser preenchido</text:p>
          </table:table-cell>
          <table:table-cell table:style-name="Tabela1.C3" office:value-type="string">
            <text:p text:style-name="P238">Baia <text:span text:style-name="T158">(sem fluxo) </text:span>–<text:span text:style-name="T1"> 4 !</text:span></text:p>
            <text:p text:style-name="P238">Enseada <text:span text:style-name="T158">(sem fluxo) </text:span>–<text:span text:style-name="T1"> 5 !</text:span></text:p>
            <text:p text:style-name="P238">Laguna <text:span text:style-name="T158">(com fluxo) </text:span>–<text:span text:style-name="T1"> 9 !</text:span></text:p>
            <text:p text:style-name="P238">Oceano <text:span text:style-name="T158">(sem fluxo) </text:span>–<text:span text:style-name="T1"> 3 !</text:span></text:p>
          </table:table-cell>
          <table:table-cell table:style-name="Tabela1.D3" office:value-type="string">
            <text:p text:style-name="P32">Permanente –<text:span text:style-name="T2"> 1 </text:span></text:p>
            <text:p text:style-name="P32"/>
            <text:p text:style-name="P371"><text:span text:style-name="T55">V - </text:span>"<text:span text:style-name="T54">tipo" in (3,4,5,9) and not ("regime" in (1))</text:span></text:p>
          </table:table-cell>
        </table:table-row>
        <table:table-row>
          <table:covered-table-cell/>
          <table:covered-table-cell/>
          <table:table-cell table:style-name="Tabela1.C4" office:value-type="string">
            <text:p text:style-name="P42">Represa/<text:span text:style-name="T157">Açude sem fluxo</text:span> –<text:span text:style-name="T1"> 11 </text:span></text:p>
            <text:p text:style-name="P238">Canal <text:span text:style-name="T158">(com fluxo) </text:span>–<text:span text:style-name="T1"> 2 !</text:span></text:p>
            <text:p text:style-name="P33">Lago ou Lagoa <text:span text:style-name="T158">(sem fluxo) </text:span>–<text:span text:style-name="T1"> 7 </text:span></text:p>
            <text:p text:style-name="P238">Meando Abandonado <text:span text:style-name="T158">(sem fluxo) </text:span>–<text:span text:style-name="T1"> 6 !</text:span></text:p>
            <text:p text:style-name="P33">Represa/<text:span text:style-name="T157">Açude com fluxo</text:span> –<text:span text:style-name="T1"> 10 </text:span></text:p>
            <text:p text:style-name="P33">Rio <text:span text:style-name="T158">(com fluxo) </text:span>–<text:span text:style-name="T1"> 1 </text:span></text:p>
          </table:table-cell>
          <table:table-cell table:style-name="Tabela1.D4" office:value-type="string">
            <text:p text:style-name="P32">Permanente –<text:span text:style-name="T2"> 1 </text:span></text:p>
            <text:p text:style-name="P237">Seco –<text:span text:style-name="T2"> 5 !</text:span></text:p>
            <text:p text:style-name="P237">Temporário –<text:span text:style-name="T2"> 3 !</text:span></text:p>
          </table:table-cell>
        </table:table-row>
      </table:table>
      <text:p text:style-name="P6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4">Classe</text:p>
          </table:table-cell>
          <table:table-cell table:style-name="Tabela2.B1" table:number-columns-spanned="2" office:value-type="string">
            <text:p text:style-name="P63"><text:span text:style-name="T37">v</text:span>egetacao <text:span text:style-name="T7">(</text:span>cobter_vegetacao<text:span text:style-name="T7">) [A]</text:span></text:p>
          </table:table-cell>
          <table:covered-table-cell/>
        </table:table-row>
        <table:table-row>
          <table:table-cell table:style-name="Tabela2.A2" office:value-type="string">
            <text:p text:style-name="P34">Atributo</text:p>
          </table:table-cell>
          <table:table-cell table:style-name="Tabela2.A2" office:value-type="string">
            <text:p text:style-name="P230">filtro (1)</text:p>
          </table:table-cell>
          <table:table-cell table:style-name="Tabela2.C2" office:value-type="string">
            <text:p text:style-name="P223">tipo (1)</text:p>
          </table:table-cell>
        </table:table-row>
        <table:table-row>
          <table:table-cell table:style-name="Tabela2.A14" table:number-rows-spanned="12" office:value-type="string">
            <text:p text:style-name="P34"><text:span text:style-name="T94"><text:s/>D</text:span>omínio</text:p>
          </table:table-cell>
          <table:table-cell table:style-name="Tabela2.B3" office:value-type="string">
            <text:p text:style-name="P62">Brejo ou pântano <text:span text:style-name="T3">-3XX</text:span></text:p>
          </table:table-cell>
          <table:table-cell table:style-name="Tabela2.C3" office:value-type="string">
            <text:p text:style-name="P226">Brejo/<text:span text:style-name="T117">pântano</text:span> <text:span text:style-name="T117">arbóreo</text:span> – 30<text:span text:style-name="T117">1</text:span></text:p>
            <text:p text:style-name="P227">Brejo/<text:span text:style-name="T117">pântano</text:span> <text:span text:style-name="T118">arbustivo</text:span> – 30<text:span text:style-name="T117">2</text:span></text:p>
          </table:table-cell>
        </table:table-row>
        <table:table-row>
          <table:covered-table-cell/>
          <table:table-cell table:style-name="Tabela2.B4" office:value-type="string">
            <text:p text:style-name="P131">Mangue <text:span text:style-name="T3">-2XX !</text:span></text:p>
          </table:table-cell>
          <table:table-cell table:style-name="Tabela2.C4" office:value-type="string">
            <text:p text:style-name="P226">Mangue <text:span text:style-name="T118">arbóreo</text:span> – 201 !</text:p>
            <text:p text:style-name="P228">Mangue arbustivo – 202 !</text:p>
          </table:table-cell>
        </table:table-row>
        <table:table-row>
          <table:covered-table-cell/>
          <table:table-cell table:style-name="Tabela2.B5" office:value-type="string">
            <text:p text:style-name="P131"><text:span text:style-name="T39">C</text:span>aatinga <text:span text:style-name="T3">-8XX !</text:span></text:p>
          </table:table-cell>
          <table:table-cell table:style-name="Tabela2.C5" office:value-type="string">
            <text:p text:style-name="P65">Ca<text:span text:style-name="T120">atinga – 801 !</text:span></text:p>
          </table:table-cell>
        </table:table-row>
        <table:table-row>
          <table:covered-table-cell/>
          <table:table-cell table:style-name="Tabela2.B6" office:value-type="string">
            <text:p text:style-name="P131">Campinarana <text:span text:style-name="T3">-5XX !</text:span></text:p>
          </table:table-cell>
          <table:table-cell table:style-name="Tabela2.C6" office:value-type="string">
            <text:p text:style-name="P66">Campi<text:span text:style-name="T122">na</text:span>rana – 501 !</text:p>
          </table:table-cell>
        </table:table-row>
        <table:table-row>
          <table:covered-table-cell/>
          <table:table-cell table:style-name="Tabela2.B7" office:value-type="string">
            <text:p text:style-name="P131">Cerrado ou Cerradão <text:span text:style-name="T3">-7XX !</text:span></text:p>
          </table:table-cell>
          <table:table-cell table:style-name="Tabela2.C7" office:value-type="string">
            <text:p text:style-name="P67">Cerrado/Cerradão Arbóreo – 701 !</text:p>
            <text:p text:style-name="P67">Cerrado/Cerradão Arbustivo– 702 !</text:p>
          </table:table-cell>
        </table:table-row>
        <table:table-row>
          <table:covered-table-cell/>
          <table:table-cell table:style-name="Tabela2.B8" office:value-type="string">
            <text:p text:style-name="P131">Restinga <text:span text:style-name="T3">-4XX !</text:span></text:p>
          </table:table-cell>
          <table:table-cell table:style-name="Tabela2.C8" office:value-type="string">
            <text:p text:style-name="P66">Restinga – 401 !</text:p>
          </table:table-cell>
        </table:table-row>
        <table:table-row>
          <table:covered-table-cell/>
          <table:table-cell table:style-name="Tabela2.B9" office:value-type="string">
            <text:p text:style-name="P254">Vegetação de área de contato -11<text:span text:style-name="T121">XX !</text:span></text:p>
          </table:table-cell>
          <table:table-cell table:style-name="Tabela2.C9" office:value-type="string">
            <text:p text:style-name="P68">Vegetação de área de contato -11<text:span text:style-name="T120">01 !</text:span></text:p>
          </table:table-cell>
        </table:table-row>
        <table:table-row>
          <table:covered-table-cell/>
          <table:table-cell table:style-name="Tabela2.B10" office:value-type="string">
            <text:p text:style-name="P61">Campo <text:span text:style-name="T3">-9XX</text:span></text:p>
          </table:table-cell>
          <table:table-cell table:style-name="Tabela2.C10" office:value-type="string">
            <text:p text:style-name="P226">Campo – 901</text:p>
          </table:table-cell>
        </table:table-row>
        <table:table-row>
          <table:covered-table-cell/>
          <table:table-cell table:style-name="Tabela2.B11" office:value-type="string">
            <text:p text:style-name="P61">Floresta <text:span text:style-name="T3">-6XX</text:span></text:p>
          </table:table-cell>
          <table:table-cell table:style-name="Tabela2.C11" office:value-type="string">
            <text:p text:style-name="P64">Floresta – 601</text:p>
          </table:table-cell>
        </table:table-row>
        <table:table-row>
          <table:covered-table-cell/>
          <table:table-cell table:style-name="Tabela2.B12" office:value-type="string">
            <text:p text:style-name="P60">Vegetação Cultivada <text:span text:style-name="T3">-1XX</text:span></text:p>
          </table:table-cell>
          <table:table-cell table:style-name="Tabela2.C12" office:value-type="string">
            <text:p text:style-name="P102"><text:span text:style-name="T119">Cult – Anual n</text:span>ão identificad<text:span text:style-name="T116">o</text:span> -196</text:p>
            <text:p text:style-name="P103"><text:span text:style-name="T119">Cult – Perene n</text:span>ão identificad<text:span text:style-name="T116">o</text:span> <text:span text:style-name="T152">-</text:span><text:span text:style-name="T153">194</text:span></text:p>
            <text:p text:style-name="P102"><text:span text:style-name="T119">Cult – </text:span>Arroz de inundação -150</text:p>
          </table:table-cell>
        </table:table-row>
        <table:table-row>
          <table:covered-table-cell/>
          <table:table-cell table:style-name="Tabela2.B13" office:value-type="string">
            <text:p text:style-name="P140">Reflorestamento <text:span text:style-name="T36">-12XX</text:span></text:p>
          </table:table-cell>
          <table:table-cell table:style-name="Tabela2.C13" office:value-type="string">
            <text:p text:style-name="P101"><text:span text:style-name="T145">Reflorestamento</text:span><text:span text:style-name="T144"> -129</text:span><text:span text:style-name="T145">6</text:span></text:p>
          </table:table-cell>
        </table:table-row>
        <table:table-row>
          <table:covered-table-cell/>
          <table:table-cell table:style-name="Tabela2.B14" office:value-type="string">
            <text:p text:style-name="P60">Terreno Exposto <text:span text:style-name="T3">-10XX</text:span></text:p>
          </table:table-cell>
          <table:table-cell table:style-name="Tabela2.C14" office:value-type="string">
            <text:p text:style-name="P340">Terreno <text:span text:style-name="T2">Exposto</text:span> -1000</text:p>
          </table:table-cell>
        </table:table-row>
      </table:table>
      <text:p text:style-name="P13"/>
      <text:p text:style-name="P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column table:style-name="Tabela15.H"/>
        <table:table-row>
          <table:table-cell table:style-name="Tabela15.A1" office:value-type="string">
            <text:p text:style-name="P38">Classe</text:p>
          </table:table-cell>
          <table:table-cell table:style-name="Tabela15.B1" table:number-columns-spanned="7" office:value-type="string">
            <text:p text:style-name="P69"><text:span text:style-name="T51">d</text:span>eposito (<text:span text:style-name="T26">constr_deposito</text:span>) <text:span text:style-name="T123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38">Atributo</text:p>
          </table:table-cell>
          <table:table-cell table:style-name="Tabela15.A2" office:value-type="string">
            <text:p text:style-name="P164">nome<text:span text:style-name="T6"> (0..1)</text:span></text:p>
          </table:table-cell>
          <table:table-cell table:style-name="Tabela15.A2" office:value-type="string">
            <text:p text:style-name="P301">filtro (1)</text:p>
          </table:table-cell>
          <table:table-cell table:style-name="Tabela15.A2" office:value-type="string">
            <text:p text:style-name="P185">tipo<text:span text:style-name="T5"> (1)</text:span></text:p>
          </table:table-cell>
          <table:table-cell table:style-name="Tabela15.A2" office:value-type="string">
            <text:p text:style-name="P185">tipo_exposicao<text:span text:style-name="T5"> (1)</text:span></text:p>
          </table:table-cell>
          <table:table-cell table:style-name="Tabela15.A2" office:value-type="string">
            <text:p text:style-name="P185">situacao_fisica<text:span text:style-name="T5"> (1)</text:span></text:p>
          </table:table-cell>
          <table:table-cell table:style-name="Tabela15.A2" office:value-type="string">
            <text:p text:style-name="P185">material_construcao<text:span text:style-name="T5"> (1)</text:span></text:p>
          </table:table-cell>
          <table:table-cell table:style-name="Tabela15.H2" office:value-type="string">
            <text:p text:style-name="P185">finalidade<text:span text:style-name="T5"> (1)</text:span></text:p>
          </table:table-cell>
        </table:table-row>
        <table:table-row>
          <table:table-cell table:style-name="Tabela15.A12" table:number-rows-spanned="10" office:value-type="string">
            <text:p text:style-name="P38">Domínio</text:p>
          </table:table-cell>
          <table:table-cell table:style-name="Tabela15.B12" table:number-rows-spanned="10" office:value-type="string">
            <text:p text:style-name="P393">A ser preenchido</text:p>
          </table:table-cell>
          <table:table-cell table:style-name="Tabela15.C3" office:value-type="string">
            <text:p text:style-name="P302">Depósito de abastecimento de água -2XX</text:p>
          </table:table-cell>
          <table:table-cell table:style-name="Tabela15.D3" office:value-type="string">
            <text:p text:style-name="P255">Abast Água - Caixa de água -202<text:span text:style-name="T1"> !</text:span></text:p>
            <text:p text:style-name="P302">Abast Água - Cisterna -203</text:p>
            <text:p text:style-name="P302">Abast Água - Tanque de água -201</text:p>
            <text:p text:style-name="P303">Abast Água - <text:span text:style-name="T188">Reservatório</text:span> -20<text:span text:style-name="T188">4</text:span></text:p>
            <text:p text:style-name="P302">Abast Água – Outros -2<text:span text:style-name="T52">98</text:span></text:p>
          </table:table-cell>
          <table:table-cell table:style-name="Tabela15.E3" office:value-type="string">
            <text:p text:style-name="P80">Céu aberto -5</text:p>
            <text:p text:style-name="P80">Fechado -3</text:p>
            <text:p text:style-name="P69"/>
            <text:p text:style-name="P414">V - <text:span text:style-name="T104">((</text:span>"tipo" <text:span text:style-name="T104">-"tipo" %100)/100) </text:span>in (<text:span text:style-name="T131">2)</text:span> and <text:span text:style-name="T94">not (</text:span>"<text:span text:style-name="T131">tipo_exposicao</text:span>" <text:span text:style-name="T105">in (3,5))</text:span></text:p>
          </table:table-cell>
          <table:table-cell table:style-name="Tabela15.F3" office:value-type="string">
            <text:p text:style-name="P243">Abandonada -1<text:span text:style-name="T1"> !</text:span></text:p>
            <text:p text:style-name="P185">Construída -3</text:p>
            <text:p text:style-name="P243">Destruída -2<text:span text:style-name="T1"> !</text:span></text:p>
            <text:p text:style-name="P243">Em construção -4<text:span text:style-name="T1"> !</text:span></text:p>
          </table:table-cell>
          <table:table-cell table:style-name="Tabela15.G3" office:value-type="string">
            <text:p text:style-name="P176">Alvenaria -1</text:p>
            <text:p text:style-name="P176">Concreto -2</text:p>
            <text:p text:style-name="P257">Madeira -5<text:span text:style-name="T1"> !</text:span></text:p>
            <text:p text:style-name="P176">Metal -3</text:p>
            <text:p text:style-name="P71">Outros -98</text:p>
            <text:p text:style-name="P71"/>
            <text:p text:style-name="P414">V - <text:span text:style-name="T104">((</text:span>"tipo" <text:span text:style-name="T104">-"tipo" %100)/100) </text:span>in (<text:span text:style-name="T131">2)</text:span> and <text:span text:style-name="T94">not (</text:span>"<text:span text:style-name="T131">material_construcao</text:span>" <text:span text:style-name="T105">in (1,2,3,5,98))</text:span></text:p>
          </table:table-cell>
          <table:table-cell table:style-name="Tabela15.H3" office:value-type="string">
            <text:p text:style-name="P304">Distribuição -4</text:p>
            <text:p text:style-name="P304">Recalque -3</text:p>
            <text:p text:style-name="P304">Tratamento -2</text:p>
            <text:p text:style-name="P304"/>
            <text:p text:style-name="P414">V - <text:span text:style-name="T104">((</text:span>"tipo" <text:span text:style-name="T104">-"tipo" %100)/100) </text:span>in (<text:span text:style-name="T131">2)</text:span> and <text:span text:style-name="T94">not (</text:span>"<text:span text:style-name="T131">finalidade</text:span>" <text:span text:style-name="T105">in (2,3,4))</text:span></text:p>
          </table:table-cell>
        </table:table-row>
        <table:table-row>
          <table:covered-table-cell/>
          <table:covered-table-cell/>
          <table:table-cell table:style-name="Tabela15.C4" office:value-type="string">
            <text:p text:style-name="P302">Depósito de saneamento -3XX</text:p>
          </table:table-cell>
          <table:table-cell table:style-name="Tabela15.D4" office:value-type="string">
            <text:p text:style-name="P255">San - Aterro controlado -306<text:span text:style-name="T1"> !</text:span></text:p>
            <text:p text:style-name="P302">San - Aterro sanitário -305</text:p>
            <text:p text:style-name="P302">San - Depósito de lixo -304</text:p>
            <text:p text:style-name="P302">San - Tanque de saneamento -301</text:p>
            <text:p text:style-name="P302">San - <text:span text:style-name="T52">Outros</text:span> -3<text:span text:style-name="T52">98</text:span></text:p>
          </table:table-cell>
          <table:table-cell table:style-name="Tabela15.E4" office:value-type="string">
            <text:p text:style-name="P79">Céu aberto -5</text:p>
            <text:p text:style-name="P79">Fechado -3</text:p>
            <text:p text:style-name="P69">Não aplicável -97</text:p>
            <text:p text:style-name="P69"/>
            <text:p text:style-name="P414">V - <text:span text:style-name="T104">((</text:span>"tipo" <text:span text:style-name="T104">-"tipo" %100)/100) </text:span>in (<text:span text:style-name="T132">3)</text:span> and <text:span text:style-name="T94">not (</text:span>"<text:span text:style-name="T131">tipo_exposicao</text:span>" <text:span text:style-name="T105">in (3,5,97))</text:span></text:p>
          </table:table-cell>
          <table:table-cell table:style-name="Tabela15.F4" office:value-type="string">
            <text:p text:style-name="P244">Abandonada -1<text:span text:style-name="T1"> !</text:span></text:p>
            <text:p text:style-name="P187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  <table:table-cell table:style-name="Tabela15.G4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414">V - <text:span text:style-name="T104">((</text:span>"tipo" <text:span text:style-name="T104">-"tipo" %100)/100) </text:span>in (<text:span text:style-name="T132">3)</text:span> and <text:span text:style-name="T94">not (</text:span>"<text:span text:style-name="T131">material_construcao</text:span>" <text:span text:style-name="T105">in (1,2,3,5,98))</text:span></text:p>
          </table:table-cell>
          <table:table-cell table:style-name="Tabela15.H4" office:value-type="string">
            <text:p text:style-name="P304">Armazenamento -8</text:p>
            <text:p text:style-name="P304">Tratamento -2</text:p>
            <text:p text:style-name="P304"/>
            <text:p text:style-name="P414">V - <text:span text:style-name="T104">((</text:span>"tipo" <text:span text:style-name="T104">-"tipo" %100)/100) </text:span>in (<text:span text:style-name="T132">3)</text:span> and <text:span text:style-name="T94">not (</text:span>"<text:span text:style-name="T131">finalidade</text:span>" <text:span text:style-name="T105">in (2,8))</text:span></text:p>
          </table:table-cell>
        </table:table-row>
        <table:table-row table:style-name="Tabela15.5">
          <table:covered-table-cell/>
          <table:covered-table-cell/>
          <table:table-cell table:style-name="Tabela15.C12" table:number-rows-spanned="8" office:value-type="string">
            <text:p text:style-name="P302">Depósito geral -1XX</text:p>
          </table:table-cell>
          <table:table-cell table:style-name="Tabela15.D5" office:value-type="string">
            <text:p text:style-name="P302">Geral - Armazém -132</text:p>
          </table:table-cell>
          <table:table-cell table:style-name="Tabela15.E5" office:value-type="string">
            <text:p text:style-name="P304">Fechado -3</text:p>
            <text:p text:style-name="P304"/>
            <text:p text:style-name="P414">V - "tipo" in (<text:span text:style-name="T132">132)</text:span> and <text:span text:style-name="T94">not (</text:span>"<text:span text:style-name="T131">tipo_exposicao</text:span>" <text:span text:style-name="T105">in (3))</text:span></text:p>
          </table:table-cell>
          <table:table-cell table:style-name="Tabela15.F5" office:value-type="string">
            <text:p text:style-name="P244">Abandonada -1<text:span text:style-name="T1"> !</text:span></text:p>
            <text:p text:style-name="P187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  <table:table-cell table:style-name="Tabela15.G5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"tipo" in (<text:span text:style-name="T132">132)</text:span> and <text:span text:style-name="T94">not (</text:span>"<text:span text:style-name="T131">material_construcao</text:span>" <text:span text:style-name="T105">in (1,2,3,5,98))</text:span></text:p>
          </table:table-cell>
          <table:table-cell table:style-name="Tabela15.H12" table:number-rows-spanned="8" office:value-type="string">
            <text:p text:style-name="P78">Armazenamento -8</text:p>
            <text:p text:style-name="P78"/>
            <text:p text:style-name="P414">V - <text:span text:style-name="T104">((</text:span>"tipo" <text:span text:style-name="T104">-"tipo" %100)/100) in </text:span>(<text:span text:style-name="T132">1)</text:span> and <text:span text:style-name="T94">not (</text:span>"<text:span text:style-name="T131">finalidade</text:span>" <text:span text:style-name="T105">in (8))</text:span></text:p>
          </table:table-cell>
        </table:table-row>
        <table:table-row>
          <table:covered-table-cell/>
          <table:covered-table-cell/>
          <table:covered-table-cell/>
          <table:table-cell table:style-name="Tabela15.D6" office:value-type="string">
            <text:p text:style-name="P302">Geral - Galpão -108</text:p>
          </table:table-cell>
          <table:table-cell table:style-name="Tabela15.E6" office:value-type="string">
            <text:p text:style-name="P304">Coberto -4</text:p>
            <text:p text:style-name="P304">Fechado -3</text:p>
            <text:p text:style-name="P304"/>
            <text:p text:style-name="P414">V - "tipo" in (<text:span text:style-name="T132">138)</text:span> and <text:span text:style-name="T94">not (</text:span>"<text:span text:style-name="T131">tipo_exposicao</text:span>" <text:span text:style-name="T105">in (3,4))</text:span></text:p>
          </table:table-cell>
          <table:table-cell table:style-name="Tabela15.F6" office:value-type="string">
            <text:p text:style-name="P244">Abandonada -1<text:span text:style-name="T1"> !</text:span></text:p>
            <text:p text:style-name="P187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  <table:table-cell table:style-name="Tabela15.G6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"tipo" in (<text:span text:style-name="T132">138)</text:span> and <text:span text:style-name="T94">not (</text:span>"<text:span text:style-name="T131">material_construcao</text:span>" <text:span text:style-name="T105">in (1,2,3,5,98))</text:span></text:p>
          </table:table-cell>
          <table:covered-table-cell/>
        </table:table-row>
        <table:table-row table:style-name="Tabela15.7">
          <table:covered-table-cell/>
          <table:covered-table-cell/>
          <table:covered-table-cell/>
          <table:table-cell table:style-name="Tabela15.D8" table:number-rows-spanned="2" office:value-type="string">
            <text:p text:style-name="P256">Geral – <text:span text:style-name="T188">Barracão industrial – 112</text:span></text:p>
            <text:p text:style-name="P353">Geral – Reservatório - 113</text:p>
            <text:p text:style-name="P302">Geral - Outros -198</text:p>
          </table:table-cell>
          <table:table-cell table:style-name="Tabela15.E7" office:value-type="string">
            <text:p text:style-name="P304">Coberto -4</text:p>
            <text:p text:style-name="P304">Fechado -3</text:p>
          </table:table-cell>
          <table:table-cell table:style-name="Tabela15.F7" office:value-type="string">
            <text:p text:style-name="P244">Abandonada -1<text:span text:style-name="T1"> !</text:span></text:p>
            <text:p text:style-name="P187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  <table:table-cell table:style-name="Tabela15.G7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"tipo" in (<text:span text:style-name="T132">198)</text:span> and "<text:span text:style-name="T132">tipo_exposicao</text:span>" <text:span text:style-name="T132">in (3,4)</text:span> <text:span text:style-name="T142">and not (</text:span>"<text:span text:style-name="T131">material_construcao</text:span>" <text:span text:style-name="T105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8" office:value-type="string">
            <text:p text:style-name="P304">Céu aberto -5</text:p>
            <text:p text:style-name="P304"/>
            <text:p text:style-name="P304"/>
            <text:p text:style-name="P414">V - "tipo" in (<text:span text:style-name="T132">198)</text:span> and <text:span text:style-name="T94">not (</text:span>"<text:span text:style-name="T131">tipo_exposicao</text:span>" <text:span text:style-name="T105">in (3,4,5))</text:span></text:p>
            <text:p text:style-name="P414"/>
          </table:table-cell>
          <table:table-cell table:style-name="Tabela15.F8" office:value-type="string">
            <text:p text:style-name="P242">Abandonada -1 !</text:p>
            <text:p text:style-name="P158">Construída -3</text:p>
          </table:table-cell>
          <table:table-cell table:style-name="Tabela15.G8" office:value-type="string">
            <text:p text:style-name="P257">Alvenaria -1<text:span text:style-name="T1"> !</text:span></text:p>
            <text:p text:style-name="P257">Concreto -2<text:span text:style-name="T1"> !</text:span></text:p>
            <text:p text:style-name="P257">Madeira -5<text:span text:style-name="T1"> !</text:span></text:p>
            <text:p text:style-name="P257">Metal -3<text:span text:style-name="T1"> !</text:span></text:p>
            <text:p text:style-name="P70">Não aplicável -97</text:p>
            <text:p text:style-name="P257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0" table:number-rows-spanned="2" office:value-type="string">
            <text:p text:style-name="P302">Geral - Composteira -110</text:p>
          </table:table-cell>
          <table:table-cell table:style-name="Tabela15.E9" office:value-type="string">
            <text:p text:style-name="P304">Coberto -4</text:p>
            <text:p text:style-name="P304">Fechado -3</text:p>
          </table:table-cell>
          <table:table-cell table:style-name="Tabela15.F9" office:value-type="string">
            <text:p text:style-name="P244">Abandonada -1<text:span text:style-name="T1"> !</text:span></text:p>
            <text:p text:style-name="P187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  <table:table-cell table:style-name="Tabela15.G9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"tipo" in (<text:span text:style-name="T132">110)</text:span> and "<text:span text:style-name="T132">tipo_exposicao</text:span>" <text:span text:style-name="T132">in (3,4)</text:span> <text:span text:style-name="T142">and not (</text:span>"<text:span text:style-name="T131">material_construcao</text:span>" <text:span text:style-name="T105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10" office:value-type="string">
            <text:p text:style-name="P304">Céu aberto -5</text:p>
            <text:p text:style-name="P304"/>
            <text:p text:style-name="P414">V - "tipo" in (<text:span text:style-name="T132">110)</text:span> and <text:span text:style-name="T94">not (</text:span>"<text:span text:style-name="T131">tipo_exposicao</text:span>" <text:span text:style-name="T105">in (3,4,5))</text:span></text:p>
          </table:table-cell>
          <table:table-cell table:style-name="Tabela15.F10" office:value-type="string">
            <text:p text:style-name="P242">Abandonada -1 !</text:p>
            <text:p text:style-name="P158">Construída -3</text:p>
          </table:table-cell>
          <table:table-cell table:style-name="Tabela15.G10" office:value-type="string">
            <text:p text:style-name="P257">Alvenaria -1<text:span text:style-name="T1"> !</text:span></text:p>
            <text:p text:style-name="P257">Concreto -2<text:span text:style-name="T1"> !</text:span></text:p>
            <text:p text:style-name="P257">Madeira -5<text:span text:style-name="T1"> !</text:span></text:p>
            <text:p text:style-name="P257">Metal -3<text:span text:style-name="T1"> !</text:span></text:p>
            <text:p text:style-name="P70">Não aplicável -97</text:p>
            <text:p text:style-name="P257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1" office:value-type="string">
            <text:p text:style-name="P255">Geral - Depósito frigorífico -111<text:span text:style-name="T1"> !</text:span></text:p>
          </table:table-cell>
          <table:table-cell table:style-name="Tabela15.E11" office:value-type="string">
            <text:p text:style-name="P304">Fechado -3 !</text:p>
            <text:p text:style-name="P304"/>
            <text:p text:style-name="P304"/>
            <text:p text:style-name="P414">V - "tipo" in (<text:span text:style-name="T132">111)</text:span> and <text:span text:style-name="T94">not (</text:span>"<text:span text:style-name="T131">tipo_exposicao</text:span>" <text:span text:style-name="T105">in (3))</text:span></text:p>
          </table:table-cell>
          <table:table-cell table:style-name="Tabela15.F11" office:value-type="string">
            <text:p text:style-name="P244">Abandonada -1<text:span text:style-name="T1"> !</text:span></text:p>
            <text:p text:style-name="P187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  <table:table-cell table:style-name="Tabela15.G11" office:value-type="string">
            <text:p text:style-name="P176">Alvenaria -1</text:p>
            <text:p text:style-name="P176">Concreto -2</text:p>
            <text:p text:style-name="P176">Metal -3</text:p>
            <text:p text:style-name="P71">Outros -98</text:p>
            <text:p text:style-name="P71"/>
            <text:p text:style-name="P414">V - "tipo" in (<text:span text:style-name="T132">111)</text:span> and <text:span text:style-name="T94">not (</text:span>"<text:span text:style-name="T131">material_construcao</text:span>" <text:span text:style-name="T105">in (1,2,3,98))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2" office:value-type="string">
            <text:p text:style-name="P302">Geral - Silo -109</text:p>
          </table:table-cell>
          <table:table-cell table:style-name="Tabela15.E12" office:value-type="string">
            <text:p text:style-name="P304">Fechado -3</text:p>
            <text:p text:style-name="P304"/>
            <text:p text:style-name="P304"/>
            <text:p text:style-name="P414">V - "tipo" in (<text:span text:style-name="T132">109)</text:span> and <text:span text:style-name="T94">not (</text:span>"<text:span text:style-name="T131">tipo_exposicao</text:span>" <text:span text:style-name="T105">in (3))</text:span></text:p>
          </table:table-cell>
          <table:table-cell table:style-name="Tabela15.F12" office:value-type="string">
            <text:p text:style-name="P244">Abandonada -1<text:span text:style-name="T1"> !</text:span></text:p>
            <text:p text:style-name="P187">Construída -3</text:p>
            <text:p text:style-name="P244">Destruída -2<text:span text:style-name="T1"> !</text:span></text:p>
            <text:p text:style-name="P244">Em construção -4<text:span text:style-name="T1"> !</text:span></text:p>
          </table:table-cell>
          <table:table-cell table:style-name="Tabela15.G12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"tipo" in (<text:span text:style-name="T132">109)</text:span> and <text:span text:style-name="T94">not (</text:span>"<text:span text:style-name="T131">material_construcao</text:span>" <text:span text:style-name="T105">in (1,2,3,5,98))</text:span></text:p>
          </table:table-cell>
          <table:covered-table-cell/>
        </table:table-row>
      </table:table>
      <text:p text:style-name="P5"/>
      <text:p text:style-name="P5"/>
      <table:table table:name="Tabela14" table:style-name="Tabela14">
        <table:table-column table:style-name="Tabela14.A"/>
        <table:table-column table:style-name="Tabela14.B" table:number-columns-repeated="4"/>
        <table:table-row>
          <table:table-cell table:style-name="Tabela14.A1" office:value-type="string">
            <text:p text:style-name="P38">Classe</text:p>
          </table:table-cell>
          <table:table-cell table:style-name="Tabela14.B1" table:number-columns-spanned="4" office:value-type="string">
            <text:p text:style-name="P341"><text:span text:style-name="T42">e</text:span>dificacao (constr_edificacao) <text:span text:style-name="T13">[P A]</text:span></text:p>
          </table:table-cell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38">Atributo</text:p>
          </table:table-cell>
          <table:table-cell table:style-name="Tabela14.A2" office:value-type="string">
            <text:p text:style-name="P164">nome<text:span text:style-name="T6"> (0..1)</text:span></text:p>
          </table:table-cell>
          <table:table-cell table:style-name="Tabela14.A2" office:value-type="string">
            <text:p text:style-name="P305">filtro (1)</text:p>
          </table:table-cell>
          <table:table-cell table:style-name="Tabela14.A2" office:value-type="string">
            <text:p text:style-name="P164">tipo<text:span text:style-name="T5"> (1)</text:span></text:p>
          </table:table-cell>
          <table:table-cell table:style-name="Tabela14.E2" office:value-type="string">
            <text:p text:style-name="P164">material_construcao<text:span text:style-name="T5"> (1)</text:span></text:p>
          </table:table-cell>
        </table:table-row>
        <table:table-row>
          <table:table-cell table:style-name="Tabela14.A31" table:number-rows-spanned="29" office:value-type="string">
            <text:p text:style-name="P38">Domínio</text:p>
          </table:table-cell>
          <table:table-cell table:style-name="Tabela14.B31" table:number-rows-spanned="29" office:value-type="string">
            <text:p text:style-name="P393">A ser preenchido</text:p>
            <text:p text:style-name="P393"/>
            <text:p text:style-name="P405"><text:span text:style-name="T58">V - </text:span><text:span text:style-name="T67">(</text:span><text:span text:style-name="T58">"tipo" in (</text:span><text:span text:style-name="T67">801,803,804,805,807,</text:span><text:span text:style-name="T59">1212,</text:span><text:span text:style-name="T67">2208,2209</text:span><text:span text:style-name="T59">) </text:span><text:span text:style-name="T67">or </text:span><text:span text:style-name="T68">((</text:span><text:span text:style-name="T58">"tipo" </text:span><text:span text:style-name="T68">-"tipo" %100)/100) in </text:span><text:span text:style-name="T58">(</text:span><text:span text:style-name="T67">5,6,7,9,10,13,17,20,21,25</text:span><text:span text:style-name="T69">) </text:span><text:span text:style-name="T70">and tipo not in (999</text:span><text:span text:style-name="T71">9</text:span><text:span text:style-name="T70">)</text:span><text:span text:style-name="T67">)</text:span><text:span text:style-name="T58"> and </text:span><text:span text:style-name="T60">("nome" </text:span><text:span text:style-name="T62">is NULL or</text:span><text:span text:style-name="T95"> </text:span><text:span text:style-name="T61">"</text:span><text:span text:style-name="T62">nome</text:span><text:span text:style-name="T61">" = '')</text:span></text:p>
            <text:p text:style-name="P413"/>
            <text:p text:style-name="P405"><text:span text:style-name="T61">V -</text:span><text:span text:style-name="T63"> </text:span><text:span text:style-name="T64">((</text:span><text:span text:style-name="T61">"</text:span><text:span text:style-name="T64">tipo" %100) </text:span><text:span text:style-name="T61">in (</text:span><text:span text:style-name="T66">98</text:span><text:span text:style-name="T65">)</text:span><text:span text:style-name="T63">)</text:span><text:span text:style-name="T61"> and</text:span><text:span text:style-name="T62"> ("nome" is NULL or</text:span><text:span text:style-name="T95"> </text:span><text:span text:style-name="T61">"</text:span><text:span text:style-name="T62">nome</text:span><text:span text:style-name="T61">" = '')</text:span></text:p>
            <text:p text:style-name="P413"/>
            <text:p text:style-name="P405"><text:span text:style-name="T61">V -</text:span><text:span text:style-name="T63"> </text:span><text:span text:style-name="T61">"</text:span><text:span text:style-name="T66">material_construcao</text:span><text:span text:style-name="T64">" </text:span><text:span text:style-name="T61">in (</text:span><text:span text:style-name="T66">95,98</text:span><text:span text:style-name="T63">)</text:span><text:span text:style-name="T61"> and</text:span><text:span text:style-name="T62"> ("nome" is NULL or</text:span><text:span text:style-name="T95"> </text:span><text:span text:style-name="T61">"</text:span><text:span text:style-name="T62">nome</text:span><text:span text:style-name="T61">" = '')</text:span></text:p>
          </table:table-cell>
          <table:table-cell table:style-name="Tabela14.C3" office:value-type="string">
            <text:p text:style-name="P306">Edificação de abastecimento de água -3XX</text:p>
          </table:table-cell>
          <table:table-cell table:style-name="Tabela14.D3" office:value-type="string">
            <text:p text:style-name="P307">Abast - Edificação de captação de água -301</text:p>
            <text:p text:style-name="P307">Abast - Edificação de recalque de água -303</text:p>
            <text:p text:style-name="P307">Abast - Edificação de tratamento de água -302</text:p>
            <text:p text:style-name="P384"><text:span text:style-name="T165">Abast - </text:span><text:span text:style-name="T166">Administrativa</text:span><text:span text:style-name="T165"> -30</text:span><text:span text:style-name="T167">4</text:span></text:p>
            <text:p text:style-name="P307">Abast - Mista -395</text:p>
            <text:p text:style-name="P307">Abast - Outros -398</text:p>
          </table:table-cell>
          <table:table-cell table:style-name="Tabela14.E3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176">Rocha -4</text:p>
            <text:p text:style-name="P176"/>
            <text:p text:style-name="P414">V - <text:span text:style-name="T104">((</text:span>"tipo" <text:span text:style-name="T104">-"tipo" %100)/100) in </text:span>(<text:span text:style-name="T107">3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4" office:value-type="string">
            <text:p text:style-name="P306">Edificação <text:span text:style-name="T44">aeroportuária</text:span> -24XX</text:p>
          </table:table-cell>
          <table:table-cell table:style-name="Tabela14.D4" office:value-type="string">
            <text:p text:style-name="P307">Aero - Hangar -2429</text:p>
            <text:p text:style-name="P307">Aero - Terminal de cargas -2427</text:p>
            <text:p text:style-name="P307">Aero - Terminal de passageiros -2426</text:p>
            <text:p text:style-name="P307">Aero - Torre de controle -2428</text:p>
            <text:p text:style-name="P385"><text:span text:style-name="T175">Aero – Serviço de Combate à incendios (SCI) –</text:span><text:span text:style-name="T176"> </text:span><text:span text:style-name="T168">2</text:span><text:span text:style-name="T169">430</text:span></text:p>
            <text:p text:style-name="P358">Aero – Administração - 243<text:span text:style-name="T223">1</text:span></text:p>
            <text:p text:style-name="P307">Aero - <text:span text:style-name="T50">Outros</text:span> -24<text:span text:style-name="T50">98</text:span></text:p>
          </table:table-cell>
          <table:table-cell table:style-name="Tabela14.E4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<text:span text:style-name="T104">((</text:span>"tipo" <text:span text:style-name="T104">-"tipo" %100)/100) in </text:span>(<text:span text:style-name="T110">24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>
          <table:covered-table-cell/>
          <table:covered-table-cell/>
          <table:table-cell table:style-name="Tabela14.C5" office:value-type="string">
            <text:p text:style-name="P306">Edificação agropecuária -12XX</text:p>
          </table:table-cell>
          <table:table-cell table:style-name="Tabela14.D5" office:value-type="string">
            <text:p text:style-name="P7">Agro - Apiário -1214</text:p>
            <text:p text:style-name="P307">Agro - Aviário -1213</text:p>
            <text:p text:style-name="P307">Agro - Curral -1218</text:p>
            <text:p text:style-name="P307">Agro - Outros -1298</text:p>
            <text:p text:style-name="P307">Agro - Pocilga -1217</text:p>
            <text:p text:style-name="P307">Agro - Sede operacional de fazenda -1212 <text:span text:style-name="T46">(*)</text:span></text:p>
            <text:p text:style-name="P307">Agro - Viveiro de plantas -1215</text:p>
            <text:p text:style-name="P307">Agro - Viveiro para <text:span text:style-name="T46">aquicultura</text:span> -1216</text:p>
          </table:table-cell>
          <table:table-cell table:style-name="Tabela14.E5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>Rocha -4</text:p>
            <text:p text:style-name="P71"/>
            <text:p text:style-name="P414">V - <text:span text:style-name="T104">((</text:span>"tipo" <text:span text:style-name="T104">-"tipo" %100)/100) in </text:span>(<text:span text:style-name="T107">12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6" office:value-type="string">
            <text:p text:style-name="P263">Edificação de comunicação -1XX<text:span text:style-name="T1"> !</text:span></text:p>
          </table:table-cell>
          <table:table-cell table:style-name="Tabela14.D6" office:value-type="string">
            <text:p text:style-name="P307">Com - Central de comutação e transmissão -102</text:p>
            <text:p text:style-name="P307">Com - Centro de operações de comunicação -101</text:p>
            <text:p text:style-name="P307">Com - Estação rádio-base -103</text:p>
            <text:p text:style-name="P307">Com - Estação repetidora -104</text:p>
            <text:p text:style-name="P308">Com - <text:span text:style-name="T202">Administrativo</text:span> -10<text:span text:style-name="T202">5</text:span></text:p>
          </table:table-cell>
          <table:table-cell table:style-name="Tabela14.E6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/>
            <text:p text:style-name="P414">V - <text:span text:style-name="T104">((</text:span>"tipo" <text:span text:style-name="T104">-"tipo" %100)/100) in </text:span>(<text:span text:style-name="T108">1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7" office:value-type="string">
            <text:p text:style-name="P306">Edificação de comércio e serviço -9XX<text:span text:style-name="T109"> (*)</text:span></text:p>
          </table:table-cell>
          <table:table-cell table:style-name="Tabela14.D7" office:value-type="string">
            <text:p text:style-name="P307">Comerc - Centro comercial -903</text:p>
            <text:p text:style-name="P307">Comerc - Centro de convenções -905</text:p>
            <text:p text:style-name="P307">Comerc - Hotel -907</text:p>
            <text:p text:style-name="P307">Comerc – <text:span text:style-name="T203">Super</text:span>ercado / <text:span text:style-name="T203">mercado</text:span> -904</text:p>
            <text:p text:style-name="P359">Comerc – Banco – 908</text:p>
            <text:p text:style-name="P359">Comerc – Centro de exposições – 909</text:p>
            <text:p text:style-name="P359">Comerc – Mercado púb<text:span text:style-name="T224">l</text:span>ico - 910</text:p>
            <text:p text:style-name="P307">Comerc - Outros -998</text:p>
          </table:table-cell>
          <table:table-cell table:style-name="Tabela14.E7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176">Rocha -4</text:p>
            <text:p text:style-name="P71"/>
            <text:p text:style-name="P417">V - <text:span text:style-name="T104">((</text:span>"tipo" <text:span text:style-name="T104">-"tipo" %100)/100) in </text:span>(<text:span text:style-name="T110">9)</text:span> <text:span text:style-name="T143">and "tipo" not in (9999) </text:span>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8" office:value-type="string">
            <text:p text:style-name="P306">Edificação de energia -2XX</text:p>
          </table:table-cell>
          <table:table-cell table:style-name="Tabela14.D8" office:value-type="string">
            <text:p text:style-name="P307">Edificação de energia -201</text:p>
          </table:table-cell>
          <table:table-cell table:style-name="Tabela14.E8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/>
            <text:p text:style-name="P414">V - <text:span text:style-name="T104">((</text:span>"tipo" <text:span text:style-name="T104">-"tipo" %100)/100) in </text:span>(<text:span text:style-name="T110">2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9" office:value-type="string">
            <text:p text:style-name="P263">Edificação de medição de fenômenos -15XX<text:span text:style-name="T1"> !</text:span></text:p>
          </table:table-cell>
          <table:table-cell table:style-name="Tabela14.D9" office:value-type="string">
            <text:p text:style-name="P307">Edificação de medição de fenômenos -1501</text:p>
          </table:table-cell>
          <table:table-cell table:style-name="Tabela14.E9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/>
            <text:p text:style-name="P414">V - <text:span text:style-name="T104">((</text:span>"tipo" <text:span text:style-name="T104">-"tipo" %100)/100) in </text:span>(<text:span text:style-name="T137">15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0" office:value-type="string">
            <text:p text:style-name="P306">Edificação genérica -<text:span text:style-name="T45">0</text:span>XX</text:p>
          </table:table-cell>
          <table:table-cell table:style-name="Tabela14.D10" office:value-type="string">
            <text:p text:style-name="P307">Edificação genérica -0</text:p>
            <text:p text:style-name="P380">Edificação genérica <text:span text:style-name="T204">destruída</text:span> -1 !</text:p>
            <text:p text:style-name="P383"><text:span text:style-name="T147">Edificação genérica </text:span><text:span text:style-name="T149">a</text:span><text:span text:style-name="T150">bandonada</text:span><text:span text:style-name="T147"> -</text:span><text:span text:style-name="T148">2</text:span><text:span text:style-name="T147"> !</text:span></text:p>
          </table:table-cell>
          <table:table-cell table:style-name="Tabela14.E10" office:value-type="string">
            <text:p text:style-name="P176">Desconhecido -0</text:p>
            <text:p text:style-name="P71"/>
            <text:p text:style-name="P414">V - <text:span text:style-name="T104">("tipo" in </text:span>(<text:span text:style-name="T110">0,1)</text:span> and <text:span text:style-name="T94">not (</text:span>"<text:span text:style-name="T106">material_construcao</text:span>" <text:span text:style-name="T105">in (0))</text:span></text:p>
          </table:table-cell>
        </table:table-row>
        <table:table-row>
          <table:covered-table-cell/>
          <table:covered-table-cell/>
          <table:table-cell table:style-name="Tabela14.C11" office:value-type="string">
            <text:p text:style-name="P306">Edificação de ensino -5XX<text:span text:style-name="T109"> (*)</text:span></text:p>
          </table:table-cell>
          <table:table-cell table:style-name="Tabela14.D11" office:value-type="string">
            <text:p text:style-name="P307">Ens - Edificação de educação infantil - pré-escola -517</text:p>
            <text:p text:style-name="P307">Ens - Edificação de educação infantil – creche -516</text:p>
            <text:p text:style-name="P307">Ens - Edificação de educação <text:span text:style-name="T155">profissional</text:span> de nível técnico -523</text:p>
            <text:p text:style-name="P307">Ens - Edificação de educação profissional de nível tecnológico -524</text:p>
            <text:p text:style-name="P307">Ens - Edificação de educação superior – Graduação -520</text:p>
            <text:p text:style-name="P307">Ens - Edificação de educação superior – graduação e pós-graduação -521</text:p>
            <text:p text:style-name="P307">Ens - Edificação de educação superior – pós-graduação e extensão -522</text:p>
            <text:p text:style-name="P307">Ens - Edificação de ensino fundamental -518</text:p>
            <text:p text:style-name="P307">Ens - Edificação de ensino médio -519</text:p>
            <text:p text:style-name="P307">Ens - Outras atividades de ensino -525</text:p>
          </table:table-cell>
          <table:table-cell table:style-name="Tabela14.E11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/>
            <text:p text:style-name="P414">V - <text:span text:style-name="T104">((</text:span>"tipo" <text:span text:style-name="T104">-"tipo" %100)/100) in </text:span>(<text:span text:style-name="T111">5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2" office:value-type="string">
            <text:p text:style-name="P306">Edificação de extração mineral -11XX</text:p>
          </table:table-cell>
          <table:table-cell table:style-name="Tabela14.D12" office:value-type="string">
            <text:p text:style-name="P307">Ext Min - Extração de carvão mineral -1110</text:p>
            <text:p text:style-name="P307">Ext Min - Extração de minerais metálicos -1113</text:p>
            <text:p text:style-name="P307">Ext Min - Extração de minerais não-metálicos -1114</text:p>
            <text:p text:style-name="P307">Ext Min - Extração de petróleo e serviços relacionados -1111</text:p>
            <text:p text:style-name="P365">Ext Min - <text:span text:style-name="T46">Outros</text:span> -11<text:span text:style-name="T46">98</text:span></text:p>
          </table:table-cell>
          <table:table-cell table:style-name="Tabela14.E12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>Rocha -4</text:p>
            <text:p text:style-name="P71"/>
            <text:p text:style-name="P414">V - <text:span text:style-name="T104">((</text:span>"tipo" <text:span text:style-name="T104">-"tipo" %100)/100) in </text:span>(<text:span text:style-name="T112">11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13" office:value-type="string">
            <text:p text:style-name="P306">Edificação ferroviária ou metroviária -23XX</text:p>
          </table:table-cell>
          <table:table-cell table:style-name="Tabela14.D13" office:value-type="string">
            <text:p text:style-name="P307">Ferrov - Estação ferroviária de passageiros -2316</text:p>
            <text:p text:style-name="P307">Ferrov - Estação metroviária -2317</text:p>
            <text:p text:style-name="P251">Ferrov - Oficina de manutenção -2320 !</text:p>
            <text:p text:style-name="P307">Ferrov - Terminal ferroviário de cargas -2318</text:p>
            <text:p text:style-name="P307">Ferrov - Terminal ferroviário de passageiros e cargas -2319</text:p>
            <text:p text:style-name="P366">Ferrov – Administração 232<text:span text:style-name="T212">1</text:span></text:p>
            <text:p text:style-name="P307">Ferrov - <text:span text:style-name="T49">Outros</text:span> -23<text:span text:style-name="T49">98</text:span></text:p>
          </table:table-cell>
          <table:table-cell table:style-name="Tabela14.E13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176"/>
            <text:p text:style-name="P414">V - <text:span text:style-name="T104">((</text:span>"tipo" <text:span text:style-name="T104">-"tipo" %100)/100) in </text:span>(<text:span text:style-name="T113">23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4" office:value-type="string">
            <text:p text:style-name="P263"><text:span text:style-name="T155">Habitação</text:span> <text:span text:style-name="T155">indígena</text:span> -14XX<text:span text:style-name="T1"> !</text:span></text:p>
          </table:table-cell>
          <table:table-cell table:style-name="Tabela14.D14" office:value-type="string">
            <text:p text:style-name="P307"><text:span text:style-name="T155">Habitação</text:span> <text:span text:style-name="T155">indígena</text:span> -1401</text:p>
          </table:table-cell>
          <table:table-cell table:style-name="Tabela14.E14" office:value-type="string">
            <text:p text:style-name="P69">Não aplicável -97</text:p>
            <text:p text:style-name="P69"/>
            <text:p text:style-name="P414">V - <text:span text:style-name="T104">((</text:span>"tipo" <text:span text:style-name="T104">-"tipo" %100)/100) in </text:span>(<text:span text:style-name="T113">14)</text:span> and <text:span text:style-name="T94">not (</text:span>"<text:span text:style-name="T106">material_construcao</text:span>" <text:span text:style-name="T105">in (97))</text:span></text:p>
          </table:table-cell>
        </table:table-row>
        <table:table-row>
          <table:covered-table-cell/>
          <table:covered-table-cell/>
          <table:table-cell table:style-name="Tabela14.C15" office:value-type="string">
            <text:p text:style-name="P306">Edificação industrial -10XX<text:span text:style-name="T109"> (*)</text:span></text:p>
          </table:table-cell>
          <table:table-cell table:style-name="Tabela14.D15" office:value-type="string">
            <text:p text:style-name="P307">Ind - Confecção de artigos de vestuário e acessórios -1018</text:p>
            <text:p text:style-name="P307">Ind - Fabri<text:span text:style-name="T211">c</text:span>ação de máquinas de escritório e equipamentos de informática -1030</text:p>
            <text:p text:style-name="P307">Ind - Fabricação alimentícia e bebidas -1015</text:p>
            <text:p text:style-name="P307">Ind - Fabricação de artigos de borracha e material plástico -1025</text:p>
            <text:p text:style-name="P307">Ind - Fabricação de celulose, papel e produtos de papel -1021</text:p>
            <text:p text:style-name="P307">Ind - Fabricação de coque, refino de petróleo, elaboração de combustíveis nucleares e produção de álcool -1023</text:p>
            <text:p text:style-name="P307">Ind - Fabricação de equipamentos de instrumentação médico-hospitalares, instrumentos de precisão e ópticos, automação industrial, cronômetros e relógios -1033</text:p>
            <text:p text:style-name="P307">Ind - Fabricação de máquinas e equipamentos -1029</text:p>
            <text:p text:style-name="P307">Ind - Fabricação de máquinas, aparelhos e materiais elétricos -1031</text:p>
            <text:p text:style-name="P307">Ind - Fabricação de material eletrônico, e equipamentos de comunicações -1032</text:p>
            <text:p text:style-name="P307">Ind - Fabricação de móveis e indústrias diversas -1036</text:p>
            <text:p text:style-name="P307">Ind - Fabricação de outros equipamentos de transporte -1035</text:p>
            <text:p text:style-name="P307">Ind - Fabricação de produtos de madeira e celulose -1020</text:p>
            <text:p text:style-name="P307">Ind - Fabricação de produtos de meta, <text:span text:style-name="T210">exclusive máquinas e equipamentos</text:span>l -1028</text:p>
            <text:p text:style-name="P307">Ind - Fabricação de produtos de minerais não-metálicos -1026</text:p>
            <text:p text:style-name="P307">Ind - Fabricação de produtos do fumo -1016</text:p>
            <text:p text:style-name="P307">Ind - Fabricação de produtos químicos -1024</text:p>
            <text:p text:style-name="P307">Ind - Fabricação de produtos têxteis -1017</text:p>
            <text:p text:style-name="P307">Ind - Fabricação e montagem de veículos automotores, reboques e carrocerias -1034</text:p>
            <text:p text:style-name="P307">Ind - Indústria de construção -1045</text:p>
            <text:p text:style-name="P307">Ind - Industria de edição, impressão e reprodução de gravações -1022</text:p>
            <text:p text:style-name="P307">Ind - Indústria de metalurgia básica -1027</text:p>
            <text:p text:style-name="P307">Ind - Indústria reciclagem -1037</text:p>
            <text:p text:style-name="P307">Ind - Outros -1098</text:p>
            <text:p text:style-name="P307">Ind - Preparação de couros, artefatos de couro, artigos de viagem e calçados -1019</text:p>
          </table:table-cell>
          <table:table-cell table:style-name="Tabela14.E15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176">Rocha -4</text:p>
            <text:p text:style-name="P176"/>
            <text:p text:style-name="P414">V - <text:span text:style-name="T104">((</text:span>"tipo" <text:span text:style-name="T104">-"tipo" %100)/100) in </text:span>(<text:span text:style-name="T113">10)</text:span> and <text:span text:style-name="T94">not (</text:span>"<text:span text:style-name="T106">material_construcao</text:span>" <text:span text:style-name="T105">in (1,2,3,4,5))</text:span></text:p>
          </table:table-cell>
        </table:table-row>
        <table:table-row>
          <table:covered-table-cell/>
          <table:covered-table-cell/>
          <table:table-cell table:style-name="Tabela14.C16" office:value-type="string">
            <text:p text:style-name="P306">Edificação de lazer -8XX</text:p>
          </table:table-cell>
          <table:table-cell table:style-name="Tabela14.D16" office:value-type="string">
            <text:p text:style-name="P307">Laz - Anfiteatro -805 <text:span text:style-name="T108">(*)</text:span></text:p>
            <text:p text:style-name="P307">Laz - Centro cultural -807 <text:span text:style-name="T108">(*)</text:span></text:p>
            <text:p text:style-name="P307">Laz - Cinema -806</text:p>
            <text:p text:style-name="P307">Laz - Estádio -801 <text:span text:style-name="T108">(*)</text:span></text:p>
            <text:p text:style-name="P307">Laz - Ginásio -802</text:p>
            <text:p text:style-name="P307">Laz - Museu -803 <text:span text:style-name="T108">(*)</text:span></text:p>
            <text:p text:style-name="P307">Laz - Outros -898</text:p>
            <text:p text:style-name="P307">Laz - Plataforma de pesca -808</text:p>
            <text:p text:style-name="P360">Laz – Arquivo – 809</text:p>
            <text:p text:style-name="P360">Laz – Biblioteca – 810</text:p>
            <text:p text:style-name="P361">Laz - <text:span text:style-name="T205">Concha acústica – 811</text:span></text:p>
            <text:p text:style-name="P361">Laz - <text:span text:style-name="T205">Conservatório – 812</text:span></text:p>
            <text:p text:style-name="P362">Laz - <text:span text:style-name="T206">Coreto ou tribuna – 813</text:span></text:p>
            <text:p text:style-name="P364">Laz - <text:span text:style-name="T208">Equipamentos culturais diversos – 814</text:span></text:p>
            <text:p text:style-name="P363">Laz - <text:span text:style-name="T207">Espaço de eventos e ou cultural – 815</text:span></text:p>
            <text:p text:style-name="P307">Laz - Teatro -804 <text:span text:style-name="T108">(*)</text:span></text:p>
          </table:table-cell>
          <table:table-cell table:style-name="Tabela14.E16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>Rocha -4</text:p>
            <text:p text:style-name="P71"/>
            <text:p text:style-name="P414">V - <text:span text:style-name="T104">((</text:span>"tipo" <text:span text:style-name="T104">-"tipo" %100)/100) in </text:span>(<text:span text:style-name="T113">8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17" office:value-type="string">
            <text:p text:style-name="P306">Edificação portuária -25XX<text:span text:style-name="T109"> (*)</text:span></text:p>
          </table:table-cell>
          <table:table-cell table:style-name="Tabela14.D17" office:value-type="string">
            <text:p text:style-name="P82">Port – <text:span text:style-name="T187">Edificação portuária</text:span> -25<text:span text:style-name="T187">01</text:span></text:p>
          </table:table-cell>
          <table:table-cell table:style-name="Tabela14.E17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176"/>
            <text:p text:style-name="P414">V - <text:span text:style-name="T104">((</text:span>"tipo" <text:span text:style-name="T104">-"tipo" %100)/100) in </text:span>(<text:span text:style-name="T114">25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8" office:value-type="string">
            <text:p text:style-name="P306">Posto de <text:span text:style-name="T155">combustível</text:span> -26XX</text:p>
          </table:table-cell>
          <table:table-cell table:style-name="Tabela14.D18" office:value-type="string">
            <text:p text:style-name="P307">Posto de <text:span text:style-name="T155">combustível</text:span> -2601</text:p>
          </table:table-cell>
          <table:table-cell table:style-name="Tabela14.E18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176"/>
            <text:p text:style-name="P414">V - <text:span text:style-name="T104">((</text:span>"tipo" <text:span text:style-name="T104">-"tipo" %100)/100) in </text:span>(<text:span text:style-name="T114">26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19" office:value-type="string">
            <text:p text:style-name="P306">Posto fiscal -19XX</text:p>
          </table:table-cell>
          <table:table-cell table:style-name="Tabela14.D19" office:value-type="string">
            <text:p text:style-name="P307">Posto Fisc – Fiscalização -1911</text:p>
            <text:p text:style-name="P307">Posto Fisc - Tributação -1910</text:p>
            <text:p text:style-name="P309">Posto Fisc – <text:span text:style-name="T214">Posto de pesagem</text:span> -191<text:span text:style-name="T214">2</text:span></text:p>
            <text:p text:style-name="P307">Posto Fisc - <text:span text:style-name="T48">Misto</text:span> -19<text:span text:style-name="T48">95</text:span></text:p>
          </table:table-cell>
          <table:table-cell table:style-name="Tabela14.E19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<text:span text:style-name="T104">((</text:span>"tipo" <text:span text:style-name="T104">-"tipo" %100)/100) in </text:span>(<text:span text:style-name="T114">19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06">Edificação pública civil -13XX<text:span text:style-name="T109"> (*)</text:span></text:p>
          </table:table-cell>
          <table:table-cell table:style-name="Tabela14.D21" office:value-type="string">
            <text:p text:style-name="P307">Pub Civ - <text:span text:style-name="T155">Assembleia</text:span> legislativa -1309</text:p>
            <text:p text:style-name="P307">Pub Civ - Câmara municipal -1308</text:p>
            <text:p text:style-name="P307">Pub Civ - Cartorial -1303</text:p>
            <text:p text:style-name="P307">Pub Civ - Eleitoral -1305</text:p>
            <text:p text:style-name="P307">Pub Civ - Gestão pública -1304</text:p>
            <text:p text:style-name="P307">Pub Civ - Outros -1398</text:p>
            <text:p text:style-name="P307">Pub Civ - Prefeitura -1322</text:p>
            <text:p text:style-name="P252">Pub Civ - Produção ou pequisa pública -1306<text:span text:style-name="T1"> !</text:span></text:p>
            <text:p text:style-name="P307">Pub Civ - Seguridade social -1307</text:p>
            <text:p text:style-name="P312">Pub Civ - <text:span text:style-name="T219">Fórum</text:span> -13<text:span text:style-name="T219">10</text:span></text:p>
            <text:p text:style-name="P312">Pub Civ - <text:span text:style-name="T219">Secretaria</text:span> -13<text:span text:style-name="T219">11</text:span></text:p>
            <text:p text:style-name="P312">Pub Civ - <text:span text:style-name="T219">Fundação</text:span> -13<text:span text:style-name="T219">12</text:span></text:p>
            <text:p text:style-name="P312">Pub Civ - <text:span text:style-name="T219">Procuradoria</text:span> -13<text:span text:style-name="T219">13</text:span></text:p>
            <text:p text:style-name="P312">Pub Civ - <text:span text:style-name="T219">Autarquia</text:span> -13<text:span text:style-name="T219">14</text:span></text:p>
          </table:table-cell>
          <table:table-cell table:style-name="Tabela14.E21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>Rocha -4</text:p>
            <text:p text:style-name="P71"/>
            <text:p text:style-name="P414">V - <text:span text:style-name="T104">((</text:span>"tipo" <text:span text:style-name="T104">-"tipo" %100)/100) in </text:span>(<text:span text:style-name="T114">13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86"><text:span text:style-name="T177">Edificação de </text:span><text:span text:style-name="T170">s</text:span><text:span text:style-name="T171">egurança pública</text:span><text:span text:style-name="T177"> </text:span><text:span text:style-name="T178">- 30XX</text:span></text:p>
          </table:table-cell>
          <table:table-cell table:style-name="Tabela14.D21" office:value-type="string">
            <text:p text:style-name="P387"><text:span text:style-name="T173">S</text:span><text:span text:style-name="T174">eg</text:span><text:span text:style-name="T179"> – Delegacia de polícia civil - 3001</text:span></text:p>
            <text:p text:style-name="P313"><text:span text:style-name="T138">S</text:span><text:span text:style-name="T139">eg</text:span> - Posto policia militar – <text:span text:style-name="T220">3002</text:span></text:p>
            <text:p text:style-name="P313"><text:span text:style-name="T138">S</text:span><text:span text:style-name="T139">eg</text:span> - Posto <text:span text:style-name="T220">guarda municipal</text:span> – <text:span text:style-name="T220">3003</text:span></text:p>
            <text:p text:style-name="P28"><text:span text:style-name="T138">S</text:span><text:span text:style-name="T139">eg</text:span><text:span text:style-name="T220"> - </text:span>Posto de polícia rodoviári<text:span text:style-name="T47">a federal</text:span> -<text:span text:style-name="T220">3004</text:span></text:p>
            <text:p text:style-name="P27"><text:span text:style-name="T138">S</text:span><text:span text:style-name="T139">eg</text:span> – Polícia militar – 3005</text:p>
            <text:p text:style-name="P388"><text:span text:style-name="T173">S</text:span><text:span text:style-name="T174">eg</text:span><text:span text:style-name="T165"> - Prisional -</text:span><text:span text:style-name="T172">3</text:span><text:span text:style-name="T171">006</text:span></text:p>
            <text:p text:style-name="P370"><text:span text:style-name="T138">S</text:span><text:span text:style-name="T139">eg</text:span> – Outras polícias civis - 3098</text:p>
          </table:table-cell>
          <table:table-cell table:style-name="Tabela14.E21" office:value-type="string">
            <text:p text:style-name="P176"/>
          </table:table-cell>
        </table:table-row>
        <table:table-row>
          <table:covered-table-cell/>
          <table:covered-table-cell/>
          <table:table-cell table:style-name="Tabela14.C22" office:value-type="string">
            <text:p text:style-name="P306">Edificação militar -17XX<text:span text:style-name="T109"> (*)</text:span></text:p>
          </table:table-cell>
          <table:table-cell table:style-name="Tabela14.D22" office:value-type="string">
            <text:p text:style-name="P307">Pub Mil - Aquartelamento -1712</text:p>
            <text:p text:style-name="P307">Pub Mil - Delegacia de serviço militar -1718</text:p>
            <text:p text:style-name="P307">Pub Mil - Hotel de trânsito -1717</text:p>
            <text:p text:style-name="P307">Pub Mil - Outros -1798</text:p>
          </table:table-cell>
          <table:table-cell table:style-name="Tabela14.E22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>Rocha -4</text:p>
            <text:p text:style-name="P71"/>
            <text:p text:style-name="P414">V - <text:span text:style-name="T104">((</text:span>"tipo" <text:span text:style-name="T104">-"tipo" %100)/100) in </text:span>(<text:span text:style-name="T114">17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23" office:value-type="string">
            <text:p text:style-name="P306">Edificação religiosa -6XX<text:span text:style-name="T109"> (*)</text:span></text:p>
          </table:table-cell>
          <table:table-cell table:style-name="Tabela14.D23" office:value-type="string">
            <text:p text:style-name="P252">Rel - Centro religioso -603<text:span text:style-name="T1"> !</text:span></text:p>
            <text:p text:style-name="P252">Rel - Convento -605<text:span text:style-name="T1"> !</text:span></text:p>
            <text:p text:style-name="P307">Rel - Igreja -601</text:p>
            <text:p text:style-name="P252">Rel - Mesquita -606<text:span text:style-name="T1"> !</text:span></text:p>
            <text:p text:style-name="P252">Rel - Mosteiro -604<text:span text:style-name="T1"> !</text:span></text:p>
            <text:p text:style-name="P307">Rel - Outros -698</text:p>
            <text:p text:style-name="P252">Rel - Sinagoga -607<text:span text:style-name="T1"> !</text:span></text:p>
            <text:p text:style-name="P252">Rel - Templo -602<text:span text:style-name="T1"> !</text:span></text:p>
            <text:p text:style-name="P83">Rel –<text:span text:style-name="T218"> Capela Mortuária</text:span> – 6<text:span text:style-name="T218">08</text:span></text:p>
            <text:p text:style-name="P84">Rel –<text:span text:style-name="T218"> Terreiro</text:span> – 6<text:span text:style-name="T223">09</text:span></text:p>
            <text:p text:style-name="P83">Rel –<text:span text:style-name="T218"> Administração</text:span> – 6<text:span text:style-name="T218">10</text:span></text:p>
          </table:table-cell>
          <table:table-cell table:style-name="Tabela14.E23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>Rocha -4</text:p>
            <text:p text:style-name="P71"/>
            <text:p text:style-name="P414">V - <text:span text:style-name="T104">((</text:span>"tipo" <text:span text:style-name="T104">-"tipo" %100)/100) in </text:span>(<text:span text:style-name="T114">6)</text:span> and <text:span text:style-name="T94">not (</text:span>"<text:span text:style-name="T106">material_construcao</text:span>" <text:span text:style-name="T105">in (1,2,3,4,5,98))</text:span></text:p>
          </table:table-cell>
        </table:table-row>
        <table:table-row>
          <table:covered-table-cell/>
          <table:covered-table-cell/>
          <table:table-cell table:style-name="Tabela14.C24" office:value-type="string">
            <text:p text:style-name="P306">Edificação rodoviária -22XX</text:p>
          </table:table-cell>
          <table:table-cell table:style-name="Tabela14.D24" office:value-type="string">
            <text:p text:style-name="P307">Rod - <text:span text:style-name="T49">Outros</text:span> -22<text:span text:style-name="T49">98</text:span></text:p>
            <text:p text:style-name="P307">Rod - Parada interestadual -2210</text:p>
            <text:p text:style-name="P307">Rod - Posto de pedágio -2213</text:p>
            <text:p text:style-name="P307">Rod - Terminal interestadual -2208 <text:span text:style-name="T108">(*)</text:span></text:p>
            <text:p text:style-name="P307">Rod - Terminal urbano -2209 <text:span text:style-name="T108">(*)</text:span></text:p>
            <text:p text:style-name="P311">Rod - <text:span text:style-name="T217">Administração</text:span> -22<text:span text:style-name="T217">14</text:span></text:p>
          </table:table-cell>
          <table:table-cell table:style-name="Tabela14.E24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/>
            <text:p text:style-name="P414">V - <text:span text:style-name="T104">((</text:span>"tipo" <text:span text:style-name="T104">-"tipo" %100)/100) in </text:span>(<text:span text:style-name="T114">22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25" office:value-type="string">
            <text:p text:style-name="P306">Edificação de saneamento -4XX</text:p>
          </table:table-cell>
          <table:table-cell table:style-name="Tabela14.D25" office:value-type="string">
            <text:p text:style-name="P307">Saneam - Edificação de recalque de resíduos -403</text:p>
            <text:p text:style-name="P307">Saneam - Edificação de tratamento de esgoto -405</text:p>
            <text:p text:style-name="P307">Saneam - Incinerador de resíduos -407</text:p>
            <text:p text:style-name="P307">Saneam - Outros -498</text:p>
            <text:p text:style-name="P307">Saneam - Usina de reciclagem -406</text:p>
            <text:p text:style-name="P310">Saneam – <text:span text:style-name="T216">Administração</text:span> -40<text:span text:style-name="T216">8</text:span></text:p>
          </table:table-cell>
          <table:table-cell table:style-name="Tabela14.E25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/>
            <text:p text:style-name="P414">V - <text:span text:style-name="T104">((</text:span>"tipo" <text:span text:style-name="T104">-"tipo" %100)/100) in </text:span>(<text:span text:style-name="T114">4)</text:span> and <text:span text:style-name="T94">not (</text:span>"<text:span text:style-name="T106">material_construcao</text:span>" <text:span text:style-name="T105">in (1,2,3,5))</text:span></text:p>
          </table:table-cell>
        </table:table-row>
        <table:table-row>
          <table:covered-table-cell/>
          <table:covered-table-cell/>
          <table:table-cell table:style-name="Tabela14.C26" office:value-type="string">
            <text:p text:style-name="P306">Edificação de saúde -20XX<text:span text:style-name="T109"> (*)</text:span></text:p>
          </table:table-cell>
          <table:table-cell table:style-name="Tabela14.D26" office:value-type="string">
            <text:p text:style-name="P307">Sau - Atenção ambulatorial (posto e centro de saúde) -2028</text:p>
            <text:p text:style-name="P307">Sau - Atendimento a urgência e emergências (pronto socorro) -2027</text:p>
            <text:p text:style-name="P307">Sau - Atendimento hospitalar -2025</text:p>
            <text:p text:style-name="P307">Sau - Atendimento hospitalar especializado -2026</text:p>
            <text:p text:style-name="P252">Sau - Outras atividades relacionadas com a atenção à saúde (instituto de pesquisa) -2030<text:span text:style-name="T1"> !</text:span></text:p>
            <text:p text:style-name="P307">Sau - Serviços de complementação diagnóstica ou terapêutica -2029</text:p>
            <text:p text:style-name="P252">Sau - Serviços veterinários -2031<text:span text:style-name="T1"> !</text:span></text:p>
          </table:table-cell>
          <table:table-cell table:style-name="Tabela14.E26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<text:span text:style-name="T104">((</text:span>"tipo" <text:span text:style-name="T104">-"tipo" %100)/100) in </text:span>(<text:span text:style-name="T114">20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>
          <table:covered-table-cell/>
          <table:covered-table-cell/>
          <table:table-cell table:style-name="Tabela14.C27" office:value-type="string">
            <text:p text:style-name="P306">Edificação de <text:span text:style-name="T201">desenvolvimento</text:span> social -21XX<text:span text:style-name="T109"> (*)</text:span></text:p>
          </table:table-cell>
          <table:table-cell table:style-name="Tabela14.D27" office:value-type="string">
            <text:p text:style-name="P81">Ssoc –<text:span text:style-name="T215"> Serviço Social</text:span> -21<text:span text:style-name="T209">01</text:span></text:p>
          </table:table-cell>
          <table:table-cell table:style-name="Tabela14.E27" office:value-type="string">
            <text:p text:style-name="P176">Alvenaria -1</text:p>
            <text:p text:style-name="P176">Concreto -2</text:p>
            <text:p text:style-name="P176">Madeira -5</text:p>
            <text:p text:style-name="P176">Metal -3</text:p>
            <text:p text:style-name="P71">Outros -98</text:p>
            <text:p text:style-name="P71"/>
            <text:p text:style-name="P414">V - <text:span text:style-name="T104">((</text:span>"tipo" <text:span text:style-name="T104">-"tipo" %100)/100) in </text:span>(<text:span text:style-name="T140">21)</text:span> and <text:span text:style-name="T94">not (</text:span>"<text:span text:style-name="T106">material_construcao</text:span>" <text:span text:style-name="T105">in (1,2,3,5,98))</text:span></text:p>
          </table:table-cell>
        </table:table-row>
        <table:table-row table:style-name="Tabela14.28">
          <table:covered-table-cell/>
          <table:covered-table-cell/>
          <table:table-cell table:style-name="Tabela14.C29" table:number-rows-spanned="2" office:value-type="string">
            <text:p text:style-name="P263">Edificação ou construção turística -7XX<text:span text:style-name="T1"> ! (*)</text:span></text:p>
          </table:table-cell>
          <table:table-cell table:style-name="Tabela14.D28" office:value-type="string">
            <text:p text:style-name="P307">Tur - Cruzeiro -709</text:p>
            <text:p text:style-name="P307">Tur - Estátua -710</text:p>
            <text:p text:style-name="P307">Tur - Mirante -711</text:p>
            <text:p text:style-name="P307">Tur - Monumento -712</text:p>
          </table:table-cell>
          <table:table-cell table:style-name="Tabela14.E28" office:value-type="string">
            <text:p text:style-name="P176">Desconhecido -0</text:p>
            <text:p text:style-name="P71"/>
            <text:p text:style-name="P414">V - "tipo" in (<text:span text:style-name="T114">709,710,711,712)</text:span> and <text:span text:style-name="T94">not (</text:span>"<text:span text:style-name="T106">material_construcao</text:span>" <text:span text:style-name="T105">in 0))</text:span></text:p>
          </table:table-cell>
        </table:table-row>
        <table:table-row>
          <table:covered-table-cell/>
          <table:covered-table-cell/>
          <table:covered-table-cell/>
          <table:table-cell table:style-name="Tabela14.D29" office:value-type="string">
            <text:p text:style-name="P307">Tur - Outros -798</text:p>
            <text:p text:style-name="P307">Tur - Panteão -713</text:p>
          </table:table-cell>
          <table:table-cell table:style-name="Tabela14.E29" office:value-type="string">
            <text:p text:style-name="P176">Alvenaria -1</text:p>
            <text:p text:style-name="P176">Concreto -2</text:p>
            <text:p text:style-name="P176">Desconhecido -0</text:p>
            <text:p text:style-name="P176">Madeira -5</text:p>
            <text:p text:style-name="P176">Metal -3</text:p>
            <text:p text:style-name="P176">Rocha -4</text:p>
            <text:p text:style-name="P71">Outros -98</text:p>
            <text:p text:style-name="P71"/>
            <text:p text:style-name="P414">V - "tipo" in (<text:span text:style-name="T114">713,798)</text:span> and <text:span text:style-name="T94">not (</text:span>"<text:span text:style-name="T106">material_construcao</text:span>" <text:span text:style-name="T105">in (0,1,2,3,4,5,98))</text:span></text:p>
          </table:table-cell>
        </table:table-row>
        <table:table-row>
          <table:covered-table-cell/>
          <table:covered-table-cell/>
          <table:table-cell table:style-name="Tabela14.C30" office:value-type="string">
            <text:p text:style-name="P87"><text:span text:style-name="T197">Farol</text:span> -<text:span text:style-name="T197">28XX</text:span></text:p>
            <text:p text:style-name="P203">[P]</text:p>
          </table:table-cell>
          <table:table-cell table:style-name="Tabela14.D30" office:value-type="string">
            <text:p text:style-name="P215"><text:span text:style-name="T197">Farol - Farol</text:span> -<text:span text:style-name="T197">28</text:span>04</text:p>
          </table:table-cell>
          <table:table-cell table:style-name="Tabela14.E30" office:value-type="string">
            <text:p text:style-name="P245">Abandonada -1<text:span text:style-name="T1"> !</text:span></text:p>
            <text:p text:style-name="P188">Construída -3</text:p>
            <text:p text:style-name="P245">Destruída -2<text:span text:style-name="T1"> !</text:span></text:p>
            <text:p text:style-name="P245">Em construção -4<text:span text:style-name="T1"> !</text:span></text:p>
            <text:p text:style-name="P186"/>
            <text:p text:style-name="P418">V - <text:span text:style-name="T104">((</text:span>"tipo" <text:span text:style-name="T104">-"tipo" %100)/100) </text:span>in (<text:span text:style-name="T134">4)</text:span> and <text:span text:style-name="T94">not (</text:span>"<text:span text:style-name="T133">situacao_fisica</text:span>" <text:span text:style-name="T105">in (1,2,3,4))</text:span></text:p>
          </table:table-cell>
        </table:table-row>
        <table:table-row>
          <table:covered-table-cell/>
          <table:covered-table-cell/>
          <table:table-cell table:style-name="Tabela14.C31" office:value-type="string">
            <text:p text:style-name="P130">Representação diplomática <text:span text:style-name="T213">- 29XX</text:span></text:p>
          </table:table-cell>
          <table:table-cell table:style-name="Tabela14.D31" office:value-type="string">
            <text:p text:style-name="P367">Dip – Consulado - 2901</text:p>
            <text:p text:style-name="P367">Dip – Embaixada - 2902</text:p>
          </table:table-cell>
          <table:table-cell table:style-name="Tabela14.E31" office:value-type="string">
            <text:p text:style-name="P246">Abandonada -1<text:span text:style-name="T1"> !</text:span></text:p>
            <text:p text:style-name="P189">Construída -3</text:p>
            <text:p text:style-name="P246">Destruída -2<text:span text:style-name="T1"> !</text:span></text:p>
            <text:p text:style-name="P246">Em construção -4<text:span text:style-name="T1"> !</text:span></text:p>
            <text:p text:style-name="P189"/>
            <text:p text:style-name="P419">V - <text:span text:style-name="T104">((</text:span>"tipo" <text:span text:style-name="T104">-"tipo" %100)/100) </text:span>in (<text:span text:style-name="T134">4)</text:span> and <text:span text:style-name="T94">not (</text:span>"<text:span text:style-name="T133">situacao_fisica</text:span>" <text:span text:style-name="T105">in (1,2,3,4))</text:span></text:p>
          </table:table-cell>
        </table:table-row>
      </table:table>
      <text:p text:style-name="P8"/>
      <text:p text:style-name="P5"/>
      <text:p text:style-name="P5"/>
      <table:table table:name="Tabela17" table:style-name="Tabela17">
        <table:table-column table:style-name="Tabela17.A"/>
        <table:table-column table:style-name="Tabela17.B" table:number-columns-repeated="2"/>
        <table:table-column table:style-name="Tabela17.D"/>
        <table:table-column table:style-name="Tabela17.E"/>
        <table:table-row>
          <table:table-cell table:style-name="Tabela17.A1" office:value-type="string">
            <text:p text:style-name="P38">Classe</text:p>
          </table:table-cell>
          <table:table-cell table:style-name="Tabela17.B1" table:number-columns-spanned="4" office:value-type="string">
            <text:p text:style-name="P185">extracao_mineral (<text:span text:style-name="T28">constr_extracao_mineral</text:span>) <text:span text:style-name="T123">[PA]</text:span></text:p>
          </table:table-cell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38">Atributo</text:p>
          </table:table-cell>
          <table:table-cell table:style-name="Tabela17.A2" office:value-type="string">
            <text:p text:style-name="P164">nome<text:span text:style-name="T6"> (0..1)</text:span></text:p>
          </table:table-cell>
          <table:table-cell table:style-name="Tabela17.A2" office:value-type="string">
            <text:p text:style-name="P164">tipo<text:span text:style-name="T5"> (1)</text:span></text:p>
          </table:table-cell>
          <table:table-cell table:style-name="Tabela17.A2" office:value-type="string">
            <text:p text:style-name="P196">forma_extracao<text:span text:style-name="T5"> (1)</text:span></text:p>
          </table:table-cell>
          <table:table-cell table:style-name="Tabela17.E2" office:value-type="string">
            <text:p text:style-name="P185">situacao_fisica<text:span text:style-name="T5"> (1)</text:span></text:p>
          </table:table-cell>
        </table:table-row>
        <table:table-row>
          <table:table-cell table:style-name="Tabela17.A10" table:number-rows-spanned="8" office:value-type="string">
            <text:p text:style-name="P38">Domínio</text:p>
          </table:table-cell>
          <table:table-cell table:style-name="Tabela17.B10" table:number-rows-spanned="8" office:value-type="string">
            <text:p text:style-name="P393">A ser preenchido</text:p>
          </table:table-cell>
          <table:table-cell table:style-name="Tabela17.C4" table:number-rows-spanned="2" office:value-type="string">
            <text:p text:style-name="P315"><text:span text:style-name="T127">Garimpo -5</text:span><text:span text:style-name="T128"> !</text:span></text:p>
          </table:table-cell>
          <table:table-cell table:style-name="Tabela17.D3" office:value-type="string">
            <text:p text:style-name="P314">A céu aberto -5</text:p>
          </table:table-cell>
          <table:table-cell table:style-name="Tabela17.E10" table:number-rows-spanned="8" office:value-type="string">
            <text:p text:style-name="P247">Abandonada -1<text:span text:style-name="T1"> !</text:span></text:p>
            <text:p text:style-name="P190">Construída -3</text:p>
            <text:p text:style-name="P247">Destruída -2<text:span text:style-name="T1"> !</text:span></text:p>
            <text:p text:style-name="P247">Em construção -4<text:span text:style-name="T1"> !</text:span></text:p>
          </table:table-cell>
        </table:table-row>
        <table:table-row>
          <table:covered-table-cell/>
          <table:covered-table-cell/>
          <table:covered-table-cell/>
          <table:table-cell table:style-name="Tabela17.D4" office:value-type="string">
            <text:p text:style-name="P264">Subterrânea -6<text:span text:style-name="T1"> !</text:span></text:p>
          </table:table-cell>
          <table:covered-table-cell/>
        </table:table-row>
        <table:table-row table:style-name="Tabela17.5">
          <table:covered-table-cell/>
          <table:covered-table-cell/>
          <table:table-cell table:style-name="Tabela17.C6" table:number-rows-spanned="2" office:value-type="string">
            <text:p text:style-name="P314">Mina / <text:span text:style-name="T160">Pedreira</text:span> -4</text:p>
          </table:table-cell>
          <table:table-cell table:style-name="Tabela17.D5" office:value-type="string">
            <text:p text:style-name="P100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6" office:value-type="string">
            <text:p text:style-name="P99">Subterrânea -6<text:span text:style-name="T1"> </text:span></text:p>
          </table:table-cell>
          <table:covered-table-cell/>
        </table:table-row>
        <table:table-row>
          <table:covered-table-cell/>
          <table:covered-table-cell/>
          <table:table-cell table:style-name="Tabela17.C8" table:number-rows-spanned="2" office:value-type="string">
            <text:p text:style-name="P315"><text:span text:style-name="T127">Poço </text:span><text:span text:style-name="T130">de petróleo</text:span><text:span text:style-name="T127"> -1</text:span><text:span text:style-name="T128"> !</text:span></text:p>
          </table:table-cell>
          <table:table-cell table:style-name="Tabela17.D7" office:value-type="string">
            <text:p text:style-name="P314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8" office:value-type="string">
            <text:p text:style-name="P264">Subterrânea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0" table:number-rows-spanned="2" office:value-type="string">
            <text:p text:style-name="P315"><text:span text:style-name="T127">Salina -6</text:span><text:span text:style-name="T128"> !</text:span></text:p>
          </table:table-cell>
          <table:table-cell table:style-name="Tabela17.D9" office:value-type="string">
            <text:p text:style-name="P314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10" office:value-type="string">
            <text:p text:style-name="P264">Subterrânea -6<text:span text:style-name="T1"> !</text:span></text:p>
          </table:table-cell>
          <table:covered-table-cell/>
        </table:table-row>
      </table:table>
      <text:p text:style-name="P5"/>
      <text:p text:style-name="P5"/>
      <table:table table:name="Tabela16" table:style-name="Tabela16">
        <table:table-column table:style-name="Tabela16.A"/>
        <table:table-column table:style-name="Tabela16.B" table:number-columns-repeated="4"/>
        <table:table-row>
          <table:table-cell table:style-name="Tabela16.A1" office:value-type="string">
            <text:p text:style-name="P38">Classe</text:p>
          </table:table-cell>
          <table:table-cell table:style-name="Tabela16.B1" table:number-columns-spanned="4" office:value-type="string">
            <text:p text:style-name="P69">ocupacao_solo <text:span text:style-name="T27">(constr_ocupacao_solo) [PLA]</text:span>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38">Atributo</text:p>
          </table:table-cell>
          <table:table-cell table:style-name="Tabela16.A2" office:value-type="string">
            <text:p text:style-name="P164">nome<text:span text:style-name="T6"> (0..1)</text:span></text:p>
          </table:table-cell>
          <table:table-cell table:style-name="Tabela16.A2" office:value-type="string">
            <text:p text:style-name="P317">filtro (1)</text:p>
          </table:table-cell>
          <table:table-cell table:style-name="Tabela16.A2" office:value-type="string">
            <text:p text:style-name="P185">tipo<text:span text:style-name="T5"> (1)</text:span></text:p>
          </table:table-cell>
          <table:table-cell table:style-name="Tabela16.E2" office:value-type="string">
            <text:p text:style-name="P185">situacao_fisica<text:span text:style-name="T5"> (1)</text:span></text:p>
          </table:table-cell>
        </table:table-row>
        <table:table-row>
          <table:table-cell table:style-name="Tabela16.A13" table:number-rows-spanned="11" office:value-type="string">
            <text:p text:style-name="P38">Domínio</text:p>
          </table:table-cell>
          <table:table-cell table:style-name="Tabela16.B13" table:number-rows-spanned="11" office:value-type="string">
            <text:p text:style-name="P393">A ser preenchido</text:p>
          </table:table-cell>
          <table:table-cell table:style-name="Tabela16.C4" office:value-type="string">
            <text:p text:style-name="P314">Campo ou quadra -<text:span text:style-name="T30">2XX</text:span></text:p>
            <text:p text:style-name="P232">[P A]</text:p>
          </table:table-cell>
          <table:table-cell table:style-name="Tabela16.D3" office:value-type="string">
            <text:p text:style-name="P304">Campo/Quadra - Outras quadras esportivas -298</text:p>
            <text:p text:style-name="P304">Campo/Quadra de basquete -202</text:p>
            <text:p text:style-name="P304">Campo/Quadra de futebol -201</text:p>
            <text:p text:style-name="P262">Campo/Quadra de hipismo -205<text:span text:style-name="T1"> !</text:span></text:p>
            <text:p text:style-name="P262">Campo/Quadra de pólo -204<text:span text:style-name="T1"> !</text:span></text:p>
            <text:p text:style-name="P304">Campo/Quadra de tênis -207</text:p>
            <text:p text:style-name="P304">Campo/Quadra de vôlei -203</text:p>
            <text:p text:style-name="P304">Campo/Quadra poliesportiva -206</text:p>
          </table:table-cell>
          <table:table-cell table:style-name="Tabela16.E13" table:number-rows-spanned="11" office:value-type="string">
            <text:p text:style-name="P248">Abandonada -1<text:span text:style-name="T1"> !</text:span></text:p>
            <text:p text:style-name="P191">Construída -3</text:p>
            <text:p text:style-name="P248">Destruída -2<text:span text:style-name="T1"> !</text:span></text:p>
            <text:p text:style-name="P248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4" office:value-type="string">
            <text:p text:style-name="P356">Arquibancada – 10XX</text:p>
            <text:p text:style-name="P357">[LA]</text:p>
          </table:table-cell>
          <table:table-cell table:style-name="Tabela16.D4" office:value-type="string">
            <text:p text:style-name="P297">Arquibancada – 1001 !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14">Cemitério -<text:span text:style-name="T30">1XX</text:span></text:p>
            <text:p text:style-name="P232">[P A]</text:p>
          </table:table-cell>
          <table:table-cell table:style-name="Tabela16.D5" office:value-type="string">
            <text:p text:style-name="P296">Cemitério - Crematório -101 !</text:p>
            <text:p text:style-name="P294">Cemitério - Túmulo isolado -105 !</text:p>
            <text:p text:style-name="P304">Cemitério Comum -104</text:p>
            <text:p text:style-name="P262">Cemitério Parque -102<text:span text:style-name="T1"> !</text:span></text:p>
            <text:p text:style-name="P262">Cemitério Vertical -103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55">Estacionamento – 9XX</text:p>
            <text:p text:style-name="P234">[A]</text:p>
          </table:table-cell>
          <table:table-cell table:style-name="Tabela16.D6" office:value-type="string">
            <text:p text:style-name="P125">Estacionamento - 901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54">Equipamento agropecuário - 8XX</text:p>
            <text:p text:style-name="P354">[PLA]</text:p>
          </table:table-cell>
          <table:table-cell table:style-name="Tabela16.D7" office:value-type="string">
            <text:p text:style-name="P124">Moega – 801</text:p>
            <text:p text:style-name="P124">Moinho – 802</text:p>
            <text:p text:style-name="P124">Secador – 80<text:span text:style-name="T221">3</text:span></text:p>
            <text:p text:style-name="P124">Tombador - 80<text:span text:style-name="T221">4</text:span></text:p>
          </table:table-cell>
          <table:covered-table-cell/>
        </table:table-row>
        <table:table-row>
          <table:covered-table-cell/>
          <table:covered-table-cell/>
          <table:table-cell table:style-name="Tabela16.C8" office:value-type="string">
            <text:p text:style-name="P99">Pátio -<text:span text:style-name="T30">4XX</text:span></text:p>
            <text:p text:style-name="P119">[A]</text:p>
          </table:table-cell>
          <table:table-cell table:style-name="Tabela16.D8" office:value-type="string">
            <text:p text:style-name="P304">Pátio aeroportuário -409</text:p>
            <text:p text:style-name="P304">Pátio ferroviário -405</text:p>
            <text:p text:style-name="P304">Pátio metroviário -406</text:p>
            <text:p text:style-name="P304">Pátio portuário -414</text:p>
            <text:p text:style-name="P304">Pátio rodoviário -404</text:p>
            <text:p text:style-name="P318">Pátio Misto -495</text:p>
          </table:table-cell>
          <table:covered-table-cell/>
        </table:table-row>
        <table:table-row>
          <table:covered-table-cell/>
          <table:covered-table-cell/>
          <table:table-cell table:style-name="Tabela16.C9" office:value-type="string">
            <text:p text:style-name="P99">Piscina -<text:span text:style-name="T30">5XX</text:span></text:p>
            <text:p text:style-name="P119">[A]</text:p>
          </table:table-cell>
          <table:table-cell table:style-name="Tabela16.D9" office:value-type="string">
            <text:p text:style-name="P304">Piscina -501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32">Pista competição <text:span text:style-name="T31">-3XX !</text:span></text:p>
            <text:p text:style-name="P119">[<text:span text:style-name="T189">P</text:span>L<text:span text:style-name="T189">A</text:span>]</text:p>
          </table:table-cell>
          <table:table-cell table:style-name="Tabela16.D10" office:value-type="string">
            <text:p text:style-name="P304">Pista - Outras pistas de competição -398</text:p>
            <text:p text:style-name="P304">Pista de atletismo -301</text:p>
            <text:p text:style-name="P304">Pista de automobilismo -304</text:p>
            <text:p text:style-name="P304">Pista de ciclismo -302</text:p>
            <text:p text:style-name="P78">Pista de corrida de cavalos -305</text:p>
            <text:p text:style-name="P304">Pista de motociclismo -303</text:p>
            <text:p text:style-name="P357">Pista de bicicross – 306</text:p>
            <text:p text:style-name="P357">Pista de motocross - 307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133">Ponto de estacão de medição de fenômenos – 16XX</text:p>
            <text:p text:style-name="P133">[P]</text:p>
          </table:table-cell>
          <table:table-cell table:style-name="Tabela16.D11" office:value-type="string">
            <text:p text:style-name="P295">Estação climatológica principal -1601 !</text:p>
            <text:p text:style-name="P295">Estação climatológica auxiliar -1602 !</text:p>
            <text:p text:style-name="P295">Estação agroclimatológica -1603 !</text:p>
            <text:p text:style-name="P295">Estação pluviométrica -1604 !</text:p>
            <text:p text:style-name="P295">Estação eólica -1605 !</text:p>
            <text:p text:style-name="P295">Estação evaporimétrica -1606 !</text:p>
            <text:p text:style-name="P295">Estação solarimétrica -1607 !</text:p>
            <text:p text:style-name="P295">Estação de radar meteorológico -1608 !</text:p>
            <text:p text:style-name="P295">Estação de rádiosonda -1609 !</text:p>
            <text:p text:style-name="P295">Estação fluviométrica -1610 !</text:p>
            <text:p text:style-name="P295">Estação maregráfica -1611 !</text:p>
            <text:p text:style-name="P295">Estação mares terrestres - crosta -1612 !</text:p>
            <text:p text:style-name="P295">Estação Hidrológica – 1613 !</text:p>
            <text:p text:style-name="P295">Estação Metero-maregráfica - 1614 !</text:p>
          </table:table-cell>
          <table:covered-table-cell/>
        </table:table-row>
        <table:table-row>
          <table:covered-table-cell/>
          <table:covered-table-cell/>
          <table:table-cell table:style-name="Tabela16.C12" office:value-type="string">
            <text:p text:style-name="P134"><text:span text:style-name="T190">Sítio Arquiológico</text:span> -6XX</text:p>
            <text:p text:style-name="P119">[A]</text:p>
          </table:table-cell>
          <table:table-cell table:style-name="Tabela16.D12" office:value-type="string">
            <text:p text:style-name="P295">Sítio Arquiológico <text:s/>-601 !</text:p>
          </table:table-cell>
          <table:covered-table-cell/>
        </table:table-row>
        <table:table-row>
          <table:covered-table-cell/>
          <table:covered-table-cell/>
          <table:table-cell table:style-name="Tabela16.C13" office:value-type="string">
            <text:p text:style-name="P134">Ruina -7XX</text:p>
            <text:p text:style-name="P119">[P A]</text:p>
          </table:table-cell>
          <table:table-cell table:style-name="Tabela16.D13" office:value-type="string">
            <text:p text:style-name="P294">Ruina -701 !</text:p>
          </table:table-cell>
          <table:covered-table-cell/>
        </table:table-row>
      </table:table>
      <text:p text:style-name="P10"/>
      <text:p text:style-name="P1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39">Classe</text:p>
          </table:table-cell>
          <table:table-cell table:style-name="Tabela6.B1" table:number-columns-spanned="3" office:value-type="string">
            <text:p text:style-name="P58">curva_nivel <text:span text:style-name="T7">(</text:span>elemnat_curva_nivel<text:span text:style-name="T7">) [L]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39">Atributo</text:p>
          </table:table-cell>
          <table:table-cell table:style-name="Tabela6.A2" office:value-type="string">
            <text:p text:style-name="P58">cota (1)</text:p>
          </table:table-cell>
          <table:table-cell table:style-name="Tabela6.A2" office:value-type="string">
            <text:p text:style-name="P58">indice (1)</text:p>
          </table:table-cell>
          <table:table-cell table:style-name="Tabela6.D2" office:value-type="string">
            <text:p text:style-name="P58">depressao (1)</text:p>
          </table:table-cell>
        </table:table-row>
        <table:table-row>
          <table:table-cell table:style-name="Tabela6.A3" office:value-type="string">
            <text:p text:style-name="P39">Domínio</text:p>
          </table:table-cell>
          <table:table-cell table:style-name="Tabela6.B3" office:value-type="string">
            <text:p text:style-name="P58">A ser preenchido</text:p>
          </table:table-cell>
          <table:table-cell table:style-name="Tabela6.C3" office:value-type="string">
            <text:p text:style-name="P58">Auxiliar -3</text:p>
            <text:p text:style-name="P58">Mestra -1</text:p>
            <text:p text:style-name="P58">Normal -2</text:p>
          </table:table-cell>
          <table:table-cell table:style-name="Tabela6.D3" office:value-type="string">
            <text:p text:style-name="P58">Não -2</text:p>
            <text:p text:style-name="P58">Sim -1</text:p>
          </table:table-cell>
        </table:table-row>
      </table:table>
      <text:p text:style-name="P10"/>
      <text:p text:style-name="P5"/>
      <table:table table:name="Tabela20" table:style-name="Tabela20">
        <table:table-column table:style-name="Tabela20.A"/>
        <table:table-column table:style-name="Tabela20.B"/>
        <table:table-column table:style-name="Tabela20.C"/>
        <table:table-row>
          <table:table-cell table:style-name="Tabela20.A1" office:value-type="string">
            <text:p text:style-name="P38">Classe</text:p>
          </table:table-cell>
          <table:table-cell table:style-name="Tabela20.B1" table:number-columns-spanned="2" office:value-type="string">
            <text:p text:style-name="P109"><text:span text:style-name="T180">alteracao_fisiografica_antropica</text:span> <text:span text:style-name="T29">(infra_alteracao_fisiografica_antropica) [LA]</text:span></text:p>
          </table:table-cell>
          <table:covered-table-cell/>
        </table:table-row>
        <table:table-row>
          <table:table-cell table:style-name="Tabela20.A2" office:value-type="string">
            <text:p text:style-name="P38">Atributo</text:p>
          </table:table-cell>
          <table:table-cell table:style-name="Tabela20.A2" office:value-type="string">
            <text:p text:style-name="P164">nome<text:span text:style-name="T6"> (0..1)</text:span></text:p>
          </table:table-cell>
          <table:table-cell table:style-name="Tabela20.C2" office:value-type="string">
            <text:p text:style-name="P164">tipo<text:span text:style-name="T5"> (1)</text:span></text:p>
          </table:table-cell>
        </table:table-row>
        <table:table-row>
          <table:table-cell table:style-name="Tabela20.A4" table:number-rows-spanned="2" office:value-type="string">
            <text:p text:style-name="P38">Domínio</text:p>
          </table:table-cell>
          <table:table-cell table:style-name="Tabela20.B4" table:number-rows-spanned="2" office:value-type="string">
            <text:p text:style-name="P393">A ser preenchido</text:p>
          </table:table-cell>
          <table:table-cell table:style-name="Tabela20.C3" office:value-type="string">
            <text:p text:style-name="P210">Caixa de empréstimo -24</text:p>
            <text:p text:style-name="P210">Resíduo de bota-fora -28</text:p>
            <text:p text:style-name="P210">Resíduo sólido em geral -29</text:p>
            <text:p text:style-name="P202">[A]</text:p>
          </table:table-cell>
        </table:table-row>
        <table:table-row>
          <table:covered-table-cell/>
          <table:covered-table-cell/>
          <table:table-cell table:style-name="Tabela20.C4" office:value-type="string">
            <text:p text:style-name="P210">Aterro -27</text:p>
            <text:p text:style-name="P210">Corte -26</text:p>
            <text:p text:style-name="P202">[L]</text:p>
          </table:table-cell>
        </table:table-row>
      </table:table>
      <text:p text:style-name="P5"/>
      <text:p text:style-name="P2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1">Classe</text:p>
          </table:table-cell>
          <table:table-cell table:style-name="Table8.B1" table:number-columns-spanned="2" office:value-type="string">
            <text:p text:style-name="P110">elemento_fisiografico <text:span text:style-name="T29">(elemnat_elemento_fisiografico) [PLA]</text:span></text:p>
          </table:table-cell>
          <table:covered-table-cell/>
        </table:table-row>
        <table:table-row>
          <table:table-cell table:style-name="Table8.A2" office:value-type="string">
            <text:p text:style-name="P51">Atributo</text:p>
          </table:table-cell>
          <table:table-cell table:style-name="Table8.A2" office:value-type="string">
            <text:p text:style-name="P171">nome<text:span text:style-name="T6"> (0..1)</text:span></text:p>
          </table:table-cell>
          <table:table-cell table:style-name="Table8.C2" office:value-type="string">
            <text:p text:style-name="P171">tipo<text:span text:style-name="T5"> (1)</text:span></text:p>
          </table:table-cell>
        </table:table-row>
        <table:table-row>
          <table:table-cell table:style-name="Table8.A6" table:number-rows-spanned="4" office:value-type="string">
            <text:p text:style-name="P51">Domínio</text:p>
          </table:table-cell>
          <table:table-cell table:style-name="Table8.B6" table:number-rows-spanned="4" office:value-type="string">
            <text:p text:style-name="P399">A ser preenchido</text:p>
          </table:table-cell>
          <table:table-cell table:style-name="Table8.C3" office:value-type="string">
            <text:p text:style-name="P88">Área aterrada -25</text:p>
            <text:p text:style-name="P88">Area rochosa - lajedo -23</text:p>
            <text:p text:style-name="P88">Dolina -15</text:p>
            <text:p text:style-name="P88">Duna -16</text:p>
            <text:p text:style-name="P92">[A]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88">Escarpa -8</text:p>
            <text:p text:style-name="P88">Falésia -13</text:p>
            <text:p text:style-name="P88">Talude -14</text:p>
            <text:p text:style-name="P92">[L]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88">Caverna -20</text:p>
            <text:p text:style-name="P88">Gruta -19</text:p>
            <text:p text:style-name="P92">[P]</text:p>
          </table:table-cell>
        </table:table-row>
        <table:table-row>
          <table:covered-table-cell/>
          <table:covered-table-cell/>
          <table:table-cell table:style-name="Table8.C6" office:value-type="string">
            <text:p text:style-name="P88">Matacão – pedra -21</text:p>
            <text:p text:style-name="P88">Penedo – isolado -22</text:p>
            <text:p text:style-name="P92">[P A]</text:p>
          </table:table-cell>
        </table:table-row>
      </table:table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0">Classe</text:p>
          </table:table-cell>
          <table:table-cell table:style-name="Table7.B1" table:number-columns-spanned="2" office:value-type="string">
            <text:p text:style-name="P382"><text:span text:style-name="T162">toponimo_fisiografico_natural <text:s/></text:span><text:span text:style-name="T163">(elemnat_</text:span>toponimo_fisiografico_natural<text:span text:style-name="T163">) [PL]</text:span></text:p>
          </table:table-cell>
          <table:covered-table-cell/>
        </table:table-row>
        <table:table-row>
          <table:table-cell table:style-name="Table7.A2" office:value-type="string">
            <text:p text:style-name="P50">Atributo</text:p>
          </table:table-cell>
          <table:table-cell table:style-name="Table7.A2" office:value-type="string">
            <text:p text:style-name="P170">nome<text:span text:style-name="T6"> (0..1)</text:span></text:p>
          </table:table-cell>
          <table:table-cell table:style-name="Table7.C2" office:value-type="string">
            <text:p text:style-name="P170">tipo<text:span text:style-name="T5"> (1)</text:span></text:p>
          </table:table-cell>
        </table:table-row>
        <table:table-row>
          <table:table-cell table:style-name="Table7.A5" table:number-rows-spanned="3" office:value-type="string">
            <text:p text:style-name="P50">Domínio</text:p>
          </table:table-cell>
          <table:table-cell table:style-name="Table7.B5" table:number-rows-spanned="3" office:value-type="string">
            <text:p text:style-name="P398">A ser preenchido</text:p>
          </table:table-cell>
          <table:table-cell table:style-name="Table7.C3" office:value-type="string">
            <text:p text:style-name="P268"/>
            <text:p text:style-name="P213">Serra -1</text:p>
            <text:p text:style-name="P205">[L]</text:p>
            <text:p text:style-name="P23"/>
          </table:table-cell>
        </table:table-row>
        <table:table-row>
          <table:covered-table-cell/>
          <table:covered-table-cell/>
          <table:table-cell table:style-name="Table7.C4" office:value-type="string">
            <text:p text:style-name="P269">Cabo -11<text:span text:style-name="T1"> !</text:span></text:p>
            <text:p text:style-name="P269">Chapada -4<text:span text:style-name="T1"> !</text:span></text:p>
            <text:p text:style-name="P269">Maciço -5<text:span text:style-name="T1"> !</text:span></text:p>
            <text:p text:style-name="P213">Montanha -3</text:p>
            <text:p text:style-name="P213">Morro -2</text:p>
            <text:p text:style-name="P269">Península -9<text:span text:style-name="T1"> !</text:span></text:p>
            <text:p text:style-name="P213">Pico -17</text:p>
            <text:p text:style-name="P269">Planalto -6<text:span text:style-name="T1"> !</text:span></text:p>
            <text:p text:style-name="P269">Planície -7<text:span text:style-name="T1"> !</text:span></text:p>
            <text:p text:style-name="P269">Ponta -10<text:span text:style-name="T1"> !</text:span></text:p>
            <text:p text:style-name="P205">[P]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217">Praia -12</text:p>
            <text:p text:style-name="P93">[P L]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Classe </text:p>
          </table:table-cell>
          <table:table-cell table:style-name="Table3.B1" office:value-type="string">
            <text:p text:style-name="P344">sumidouro_vertedouro (elemnat_sumidouro_vertedouro) [P]</text:p>
          </table:table-cell>
        </table:table-row>
        <table:table-row>
          <table:table-cell table:style-name="Table3.A2" office:value-type="string">
            <text:p text:style-name="P46">Atributo</text:p>
          </table:table-cell>
          <table:table-cell table:style-name="Table3.B2" office:value-type="string">
            <text:p text:style-name="P431">tipo<text:span text:style-name="T5"> (1)</text:span></text:p>
          </table:table-cell>
        </table:table-row>
        <table:table-row>
          <table:table-cell table:style-name="Table3.A3" office:value-type="string">
            <text:p text:style-name="P46">Domínio</text:p>
          </table:table-cell>
          <table:table-cell table:style-name="Table3.B3" office:value-type="string">
            <text:p text:style-name="P432">Sumidouro – 4</text:p>
            <text:p text:style-name="P432">Verdedouro - 5</text:p>
          </table:table-cell>
        </table:table-row>
      </table:table>
      <text:p text:style-name="P17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8">Classe </text:p>
          </table:table-cell>
          <table:table-cell table:style-name="Table5.B1" table:number-columns-spanned="4" office:value-type="string">
            <text:p text:style-name="P345">barragem (elemnat_barragem) [<text:span text:style-name="T222">L</text:span>A]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8">Atributo</text:p>
          </table:table-cell>
          <table:table-cell table:style-name="Table5.A2" office:value-type="string">
            <text:p text:style-name="P168">nome<text:span text:style-name="T6"> (0..1)</text:span></text:p>
          </table:table-cell>
          <table:table-cell table:style-name="Table5.A2" office:value-type="string">
            <text:p text:style-name="P168">tipo<text:span text:style-name="T5"> (1)</text:span></text:p>
          </table:table-cell>
          <table:table-cell table:style-name="Table5.A2" office:value-type="string">
            <text:p text:style-name="P165">situacao_fisica<text:span text:style-name="T5"> (1)</text:span></text:p>
          </table:table-cell>
          <table:table-cell table:style-name="Table5.E2" office:value-type="string">
            <text:p text:style-name="P165">material_construcao<text:span text:style-name="T5"> (1)</text:span></text:p>
          </table:table-cell>
        </table:table-row>
        <table:table-row>
          <table:table-cell table:style-name="Table5.A3" office:value-type="string">
            <text:p text:style-name="P48">Domínio</text:p>
          </table:table-cell>
          <table:table-cell table:style-name="Table5.B3" office:value-type="string">
            <text:p text:style-name="P396">A ser preenchido</text:p>
          </table:table-cell>
          <table:table-cell table:style-name="Table5.C3" office:value-type="string">
            <text:p text:style-name="P114">1 – Barragem</text:p>
            <text:p text:style-name="P293">2- Dique</text:p>
          </table:table-cell>
          <table:table-cell table:style-name="Table5.D3" office:value-type="string">
            <text:p text:style-name="P257">Abandonada -1<text:span text:style-name="T1"> !</text:span></text:p>
            <text:p text:style-name="P72">Construída -3</text:p>
            <text:p text:style-name="P178"><text:span text:style-name="T127">Destruída -2</text:span><text:span text:style-name="T128"> !</text:span></text:p>
            <text:p text:style-name="P257">Em construção -4<text:span text:style-name="T1"> !</text:span></text:p>
            <text:p text:style-name="P286"/>
          </table:table-cell>
          <table:table-cell table:style-name="Table5.E3" office:value-type="string">
            <text:p text:style-name="P257">Alvenaria -1<text:span text:style-name="T1"> !</text:span></text:p>
            <text:p text:style-name="P72">Concreto -2</text:p>
            <text:p text:style-name="P177">Rocha -4</text:p>
            <text:p text:style-name="P177">Terra -23</text:p>
            <text:p text:style-name="P348">Desconhecido – 0</text:p>
            <text:p text:style-name="P348"/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Classe </text:p>
          </table:table-cell>
          <table:table-cell table:style-name="Table2.B1" office:value-type="string">
            <text:p text:style-name="P347">terreno_sujeito_inundacao (elemnat_terreno_sujeito_inundacao) [A]</text:p>
          </table:table-cell>
        </table:table-row>
        <table:table-row>
          <table:table-cell table:style-name="Table2.A2" office:value-type="string">
            <text:p text:style-name="P45">Atributo</text:p>
          </table:table-cell>
          <table:table-cell table:style-name="Table2.B2" office:value-type="string">
            <text:p text:style-name="P344"/>
          </table:table-cell>
        </table:table-row>
        <table:table-row>
          <table:table-cell table:style-name="Table2.A3" office:value-type="string">
            <text:p text:style-name="P45">Domínio</text:p>
          </table:table-cell>
          <table:table-cell table:style-name="Table2.B3" office:value-type="string">
            <text:p text:style-name="P45"/>
          </table:table-cell>
        </table:table-row>
      </table:table>
      <text:p text:style-name="P16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7">Classe </text:p>
          </table:table-cell>
          <table:table-cell table:style-name="Table4.B1" table:number-columns-spanned="2" office:value-type="string">
            <text:p text:style-name="P433">ilha (elemnat_ilha) [A]</text:p>
          </table:table-cell>
          <table:covered-table-cell/>
        </table:table-row>
        <table:table-row>
          <table:table-cell table:style-name="Table4.A2" office:value-type="string">
            <text:p text:style-name="P47">Atributo</text:p>
          </table:table-cell>
          <table:table-cell table:style-name="Table4.A2" office:value-type="string">
            <text:p text:style-name="P167">nome<text:span text:style-name="T6"> (0..1)</text:span></text:p>
          </table:table-cell>
          <table:table-cell table:style-name="Table4.C2" office:value-type="string">
            <text:p text:style-name="P167">tipo<text:span text:style-name="T5"> (1)</text:span></text:p>
          </table:table-cell>
        </table:table-row>
        <table:table-row>
          <table:table-cell table:style-name="Table4.A3" office:value-type="string">
            <text:p text:style-name="P47">Domínio</text:p>
          </table:table-cell>
          <table:table-cell table:style-name="Table4.B3" office:value-type="string">
            <text:p text:style-name="P395">A ser preenchido</text:p>
          </table:table-cell>
          <table:table-cell table:style-name="Table4.C3" office:value-type="string">
            <text:p text:style-name="P212">Ilha <text:span text:style-name="T35">Fluvial</text:span>-30</text:p>
            <text:p text:style-name="P212">Ilha <text:span text:style-name="T35">Lacustre</text:span>-3<text:span text:style-name="T35">2</text:span></text:p>
            <text:p text:style-name="P89">Ilha <text:span text:style-name="T35">Maritima</text:span>-3<text:span text:style-name="T35">1</text:span></text:p>
          </table:table-cell>
        </table:table-row>
      </table:table>
      <text:p text:style-name="P18"/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8">Classe</text:p>
          </table:table-cell>
          <table:table-cell table:style-name="Tabela3.B1" table:number-columns-spanned="2" office:value-type="string">
            <text:p text:style-name="P108">elemento_hidrografico <text:span text:style-name="T29">(elemnat_elemento_hidrografico) [PLA]</text:span></text:p>
          </table:table-cell>
          <table:covered-table-cell/>
        </table:table-row>
        <table:table-row>
          <table:table-cell table:style-name="Tabela3.A2" office:value-type="string">
            <text:p text:style-name="P38">Atributo</text:p>
          </table:table-cell>
          <table:table-cell table:style-name="Tabela3.A2" office:value-type="string">
            <text:p text:style-name="P164">nome<text:span text:style-name="T6"> (0..1)</text:span></text:p>
          </table:table-cell>
          <table:table-cell table:style-name="Tabela3.C2" office:value-type="string">
            <text:p text:style-name="P164">tipo<text:span text:style-name="T5"> (1)</text:span></text:p>
          </table:table-cell>
        </table:table-row>
        <table:table-row>
          <table:table-cell table:style-name="Tabela3.A7" table:number-rows-spanned="5" office:value-type="string">
            <text:p text:style-name="P38">Domínio</text:p>
          </table:table-cell>
          <table:table-cell table:style-name="Tabela3.B7" table:number-rows-spanned="5" office:value-type="string">
            <text:p text:style-name="P393">A ser preenchido</text:p>
          </table:table-cell>
          <table:table-cell table:style-name="Tabela3.C3" office:value-type="string">
            <text:p text:style-name="P266">Banco de areia <text:span text:style-name="T34">Cordão Arenoso</text:span> -<text:span text:style-name="T34">17 !</text:span></text:p>
            <text:p text:style-name="P266">Banco de areia <text:span text:style-name="T34">Fluvial</text:span> -<text:span text:style-name="T34">14 !</text:span></text:p>
            <text:p text:style-name="P214"><text:span text:style-name="T127">Banco de areia </text:span><text:span text:style-name="T129">Lacustre</text:span><text:span text:style-name="T127"> -</text:span><text:span text:style-name="T129">16 !</text:span></text:p>
            <text:p text:style-name="P214"><text:span text:style-name="T127">Banco de areia </text:span><text:span text:style-name="T129">Marítimo</text:span><text:span text:style-name="T127"> -</text:span><text:span text:style-name="T129">15 !</text:span></text:p>
            <text:p text:style-name="P126"><text:span text:style-name="T34">[</text:span>A]</text:p>
          </table:table-cell>
        </table:table-row>
        <table:table-row>
          <table:covered-table-cell/>
          <table:covered-table-cell/>
          <table:table-cell table:style-name="Tabela3.C4" office:value-type="string">
            <text:p text:style-name="P210">Cachoeira -9</text:p>
            <text:p text:style-name="P266">Catarata -11<text:span text:style-name="T1"> !</text:span></text:p>
            <text:p text:style-name="P210">Salto -10</text:p>
            <text:p text:style-name="P265">Foz <text:span text:style-name="T53">Marítima</text:span> -6<text:span text:style-name="T1"> !</text:span></text:p>
            <text:p text:style-name="P202">[P L]</text:p>
          </table:table-cell>
        </table:table-row>
        <table:table-row>
          <table:covered-table-cell/>
          <table:covered-table-cell/>
          <table:table-cell table:style-name="Tabela3.C5" office:value-type="string">
            <text:p text:style-name="P210">Corredeira -12</text:p>
            <text:p text:style-name="P266"/>
            <text:p text:style-name="P210"/>
            <text:p text:style-name="P202">[P L A]</text:p>
          </table:table-cell>
        </table:table-row>
        <table:table-row>
          <table:covered-table-cell/>
          <table:covered-table-cell/>
          <table:table-cell table:style-name="Tabela3.C6" office:value-type="string">
            <text:p text:style-name="P211"><text:span text:style-name="T127">Olho dágua -3</text:span><text:span text:style-name="T128"> !</text:span></text:p>
            <text:p text:style-name="P210">Poço artesiano -2</text:p>
            <text:p text:style-name="P210">Poço <text:span text:style-name="T124">dágua</text:span> -1</text:p>
            <text:p text:style-name="P210"/>
            <text:p text:style-name="P202">[P]</text:p>
          </table:table-cell>
        </table:table-row>
        <table:table-row>
          <table:covered-table-cell/>
          <table:covered-table-cell/>
          <table:table-cell table:style-name="Tabela3.C7" office:value-type="string">
            <text:p text:style-name="P267">Recife <text:span text:style-name="T53">Contíguo</text:span> -<text:span text:style-name="T35">18 !</text:span></text:p>
            <text:p text:style-name="P267">Recife <text:span text:style-name="T35">Afastado</text:span> -<text:span text:style-name="T35">19 !</text:span></text:p>
            <text:p text:style-name="P267">Rocha em água -8<text:span text:style-name="T1"> !</text:span></text:p>
            <text:p text:style-name="P267"/>
            <text:p text:style-name="P113">[PA]</text:p>
          </table:table-cell>
        </table:table-row>
      </table:table>
      <text:p text:style-name="P5"/>
      <text:p text:style-name="P10"/>
      <table:table table:name="Tabela7" table:style-name="Tabela7">
        <table:table-column table:style-name="Tabela7.A"/>
        <table:table-column table:style-name="Tabela7.B" table:number-columns-repeated="2"/>
        <table:table-row>
          <table:table-cell table:style-name="Tabela7.A1" office:value-type="string">
            <text:p text:style-name="P39">Classe</text:p>
          </table:table-cell>
          <table:table-cell table:style-name="Tabela7.B1" table:number-columns-spanned="2" office:value-type="string">
            <text:p text:style-name="P58">ponto_cotado <text:span text:style-name="T7">(</text:span>elemnat_ponto_cotado<text:span text:style-name="T7">) [P]</text:span></text:p>
          </table:table-cell>
          <table:covered-table-cell/>
        </table:table-row>
        <table:table-row>
          <table:table-cell table:style-name="Tabela7.A2" office:value-type="string">
            <text:p text:style-name="P39">Atributo</text:p>
          </table:table-cell>
          <table:table-cell table:style-name="Tabela7.A2" office:value-type="string">
            <text:p text:style-name="P58">cota (1)</text:p>
          </table:table-cell>
          <table:table-cell table:style-name="Tabela7.C2" office:value-type="string">
            <text:p text:style-name="P58">cota_comprovada (1)</text:p>
          </table:table-cell>
        </table:table-row>
        <table:table-row>
          <table:table-cell table:style-name="Tabela7.A3" office:value-type="string">
            <text:p text:style-name="P39">Domínio</text:p>
          </table:table-cell>
          <table:table-cell table:style-name="Tabela7.B3" office:value-type="string">
            <text:p text:style-name="P58">A ser preenchido</text:p>
          </table:table-cell>
          <table:table-cell table:style-name="Tabela7.C3" office:value-type="string">
            <text:p text:style-name="P58">Sim -1</text:p>
            <text:p text:style-name="P58">Não -2</text:p>
          </table:table-cell>
        </table:table-row>
      </table:table>
      <text:p text:style-name="P10"/>
      <text:p text:style-name="P13"/>
      <table:table table:name="Tabela5" table:style-name="Tabela5">
        <table:table-column table:style-name="Tabela5.A"/>
        <table:table-column table:style-name="Tabela5.B" table:number-columns-repeated="3"/>
        <table:table-row>
          <table:table-cell table:style-name="Tabela5.A1" office:value-type="string">
            <text:p text:style-name="P41">Classe</text:p>
          </table:table-cell>
          <table:table-cell table:style-name="Tabela5.B1" table:number-columns-spanned="3" office:value-type="string">
            <text:p text:style-name="P142">trecho_drenagem <text:span text:style-name="T7">(</text:span>elemnat_trecho_drenagem<text:span text:style-name="T7">) [L]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41">Atributo</text:p>
          </table:table-cell>
          <table:table-cell table:style-name="Tabela5.A2" office:value-type="string">
            <text:p text:style-name="P143">nome<text:span text:style-name="T6"> (0..1)</text:span></text:p>
          </table:table-cell>
          <table:table-cell table:style-name="Tabela5.A2" office:value-type="string">
            <text:p text:style-name="P143">tipo<text:span text:style-name="T5"> (1)</text:span></text:p>
          </table:table-cell>
          <table:table-cell table:style-name="Tabela5.D2" office:value-type="string">
            <text:p text:style-name="P143">regime<text:span text:style-name="T5"> (1)</text:span></text:p>
          </table:table-cell>
        </table:table-row>
        <table:table-row>
          <table:table-cell table:style-name="Tabela5.A4" table:number-rows-spanned="2" office:value-type="string">
            <text:p text:style-name="P41">Domínio</text:p>
          </table:table-cell>
          <table:table-cell table:style-name="Tabela5.B4" table:number-rows-spanned="2" office:value-type="string">
            <text:p text:style-name="P144">A ser preenchido</text:p>
          </table:table-cell>
          <table:table-cell table:style-name="Tabela5.C3" office:value-type="string">
            <text:p text:style-name="P144">Canal<text:span text:style-name="T4">-2</text:span></text:p>
            <text:p text:style-name="P298">Canal encoberto – 4 !</text:p>
            <text:p text:style-name="P145">Rio <text:span text:style-name="T4">-1</text:span></text:p>
          </table:table-cell>
          <table:table-cell table:style-name="Tabela5.D3" office:value-type="string">
            <text:p text:style-name="P144">Permanente <text:span text:style-name="T4">-1</text:span></text:p>
            <text:p text:style-name="P253">Seco <text:span text:style-name="T4">-5 !</text:span></text:p>
            <text:p text:style-name="P253">Temporário <text:span text:style-name="T4">-3 !</text:span></text:p>
            <text:p text:style-name="P381"><text:span text:style-name="T97">A</text:span><text:span text:style-name="T96"> – "</text:span><text:span text:style-name="T98">tipo</text:span><text:span text:style-name="T96">" </text:span><text:span text:style-name="T98">in (1,2) and </text:span><text:span text:style-name="T96">"regime" in (</text:span><text:span text:style-name="T97">3,</text:span><text:span text:style-name="T98">5</text:span><text:span text:style-name="T96">)</text:span>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146"><text:span text:style-name="T159">Pluvial</text:span> <text:span text:style-name="T4">-3</text:span></text:p>
          </table:table-cell>
          <table:table-cell table:style-name="Tabela5.D4" office:value-type="string">
            <text:p text:style-name="P146">Seco <text:span text:style-name="T4">-5</text:span></text:p>
            <text:p text:style-name="P146"/>
            <text:p text:style-name="P375">V - "tipo" in (<text:span text:style-name="T56">3)</text:span> and <text:span text:style-name="T94">not (</text:span>"<text:span text:style-name="T56">regime</text:span>" <text:span text:style-name="T56">in (5))</text:span></text:p>
          </table:table-cell>
        </table:table-row>
      </table:table>
      <text:p text:style-name="P14"/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Classe </text:p>
          </table:table-cell>
          <table:table-cell table:style-name="Table1.B1" office:value-type="string">
            <text:p text:style-name="P434">vala (infra_vala) [L]</text:p>
          </table:table-cell>
        </table:table-row>
        <table:table-row>
          <table:table-cell table:style-name="Table1.A2" office:value-type="string">
            <text:p text:style-name="P43">Atributo</text:p>
          </table:table-cell>
          <table:table-cell table:style-name="Table1.B2" office:value-type="string">
            <text:p text:style-name="P43"/>
          </table:table-cell>
        </table:table-row>
        <table:table-row>
          <table:table-cell table:style-name="Table1.A3" office:value-type="string">
            <text:p text:style-name="P43">Domínio</text:p>
          </table:table-cell>
          <table:table-cell table:style-name="Table1.B3" office:value-type="string">
            <text:p text:style-name="P43"/>
          </table:table-cell>
        </table:table-row>
      </table:table>
      <text:p text:style-name="P15"/>
      <text:p text:style-name="P24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2">Classe</text:p>
          </table:table-cell>
          <table:table-cell table:style-name="Tabela26.B1" office:value-type="string">
            <text:p text:style-name="P121">trecho_hidrovario (infra_trecho_hidrovario) [L]</text:p>
          </table:table-cell>
        </table:table-row>
        <table:table-row>
          <table:table-cell table:style-name="Tabela26.A2" office:value-type="string">
            <text:p text:style-name="P52">Atributo</text:p>
          </table:table-cell>
          <table:table-cell table:style-name="Tabela26.B2" office:value-type="string">
            <text:p text:style-name="P172">nome<text:span text:style-name="T6"> (0..1)</text:span></text:p>
          </table:table-cell>
        </table:table-row>
        <table:table-row>
          <table:table-cell table:style-name="Tabela26.A3" office:value-type="string">
            <text:p text:style-name="P52">Domínio</text:p>
          </table:table-cell>
          <table:table-cell table:style-name="Tabela26.B3" office:value-type="string">
            <text:p text:style-name="P400">A ser preenchido</text:p>
          </table:table-cell>
        </table:table-row>
      </table:table>
      <text:p text:style-name="P24"/>
      <text:p text:style-name="P25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row>
          <table:table-cell table:style-name="Tabela27.A1" office:value-type="string">
            <text:p text:style-name="P53">Classe</text:p>
          </table:table-cell>
          <table:table-cell table:style-name="Tabela27.B1" table:number-columns-spanned="5" office:value-type="string">
            <text:p text:style-name="P122">trecho_duto (infra_trecho_duto) [L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office:value-type="string">
            <text:p text:style-name="P53">Atributo</text:p>
          </table:table-cell>
          <table:table-cell table:style-name="Tabela27.A2" office:value-type="string">
            <text:p text:style-name="P173">nome<text:span text:style-name="T6"> (0..1)</text:span></text:p>
          </table:table-cell>
          <table:table-cell table:style-name="Tabela27.A2" office:value-type="string">
            <text:p text:style-name="P351">tipo</text:p>
          </table:table-cell>
          <table:table-cell table:style-name="Tabela27.A2" office:value-type="string">
            <text:p text:style-name="P174">tipo<text:span text:style-name="T5"> (1)</text:span></text:p>
          </table:table-cell>
          <table:table-cell table:style-name="Tabela27.A2" office:value-type="string">
            <text:p text:style-name="P352">situacao_fisica (1)</text:p>
          </table:table-cell>
          <table:table-cell table:style-name="Tabela27.F2" office:value-type="string">
            <text:p text:style-name="P319">posicao_relativa<text:span text:style-name="T5"> (1)</text:span></text:p>
          </table:table-cell>
        </table:table-row>
        <table:table-row>
          <table:table-cell table:style-name="Tabela27.A5" table:number-rows-spanned="3" office:value-type="string">
            <text:p text:style-name="P53">Domínio</text:p>
          </table:table-cell>
          <table:table-cell table:style-name="Tabela27.B5" table:number-rows-spanned="3" office:value-type="string">
            <text:p text:style-name="P401">A ser preenchido</text:p>
          </table:table-cell>
          <table:table-cell table:style-name="Tabela27.C3" office:value-type="string">
            <text:p text:style-name="P86">Calha –<text:span text:style-name="T185">1XX !</text:span></text:p>
            <text:p text:style-name="P118">[L]</text:p>
          </table:table-cell>
          <table:table-cell table:style-name="Tabela27.D3" office:value-type="string">
            <text:p text:style-name="P86">Calha – <text:span text:style-name="T43">á</text:span>gua <text:span text:style-name="T43">pluvial</text:span>-<text:span text:style-name="T185">1</text:span>01</text:p>
          </table:table-cell>
          <table:table-cell table:style-name="Tabela27.E3" office:value-type="string">
            <text:p text:style-name="P260">Abandonada -1<text:span text:style-name="T1"> !</text:span></text:p>
            <text:p text:style-name="P76">Construída -3</text:p>
            <text:p text:style-name="P76">Desconhecida -0</text:p>
            <text:p text:style-name="P182"><text:span text:style-name="T127">Destruída -2</text:span><text:span text:style-name="T128"> !</text:span></text:p>
            <text:p text:style-name="P260">Em construção -4<text:span text:style-name="T1"> !</text:span></text:p>
            <text:p text:style-name="P290"/>
          </table:table-cell>
          <table:table-cell table:style-name="Tabela27.F5" table:number-rows-spanned="3" office:value-type="string">
            <text:p text:style-name="P135">Elevado -3</text:p>
            <text:p text:style-name="P135">Emerso -4</text:p>
            <text:p text:style-name="P135">Submerso -5</text:p>
            <text:p text:style-name="P135">Subterrâneo -6</text:p>
            <text:p text:style-name="P135">Superfície -2</text:p>
          </table:table-cell>
        </table:table-row>
        <table:table-row>
          <table:covered-table-cell/>
          <table:covered-table-cell/>
          <table:table-cell table:style-name="Tabela27.C4" office:value-type="string">
            <text:p text:style-name="P86">Correia Transportadora <text:span text:style-name="T23">- 2XX !</text:span></text:p>
            <text:p text:style-name="P118">[L]</text:p>
          </table:table-cell>
          <table:table-cell table:style-name="Tabela27.D4" office:value-type="string">
            <text:p text:style-name="P120">Correia transp – Grãos -<text:span text:style-name="T185">2</text:span>02</text:p>
            <text:p text:style-name="P120">Correia transp – Minério -<text:span text:style-name="T185">20</text:span>1</text:p>
            <text:p text:style-name="P120">Correia transp – Outros -<text:span text:style-name="T185">2</text:span>98</text:p>
          </table:table-cell>
          <table:table-cell table:style-name="Tabela27.E4" office:value-type="string">
            <text:p text:style-name="P261">Abandonada -1<text:span text:style-name="T1"> !</text:span></text:p>
            <text:p text:style-name="P77">Construída -3</text:p>
            <text:p text:style-name="P77">Desconhecida -0</text:p>
            <text:p text:style-name="P183"><text:span text:style-name="T127">Destruída -2</text:span><text:span text:style-name="T128"> !</text:span></text:p>
            <text:p text:style-name="P261">Em construção -4<text:span text:style-name="T1"> !</text:span></text:p>
            <text:p text:style-name="P291"/>
          </table:table-cell>
          <table:covered-table-cell/>
        </table:table-row>
        <table:table-row>
          <table:covered-table-cell/>
          <table:covered-table-cell/>
          <table:table-cell table:style-name="Tabela27.C5" office:value-type="string">
            <text:p text:style-name="P323">Duto <text:span text:style-name="T23">-3XX</text:span></text:p>
            <text:p text:style-name="P118">[L]</text:p>
          </table:table-cell>
          <table:table-cell table:style-name="Tabela27.D5" office:value-type="string">
            <text:p text:style-name="P325">Duto – Efluentes -<text:span text:style-name="T186">309</text:span></text:p>
            <text:p text:style-name="P325">Duto – Gás -<text:span text:style-name="T186">308</text:span></text:p>
            <text:p text:style-name="P326">Duto – Nafta -<text:span text:style-name="T186">3</text:span>07</text:p>
            <text:p text:style-name="P326">Duto – Petróleo -<text:span text:style-name="T186">3</text:span>06</text:p>
            <text:p text:style-name="P326">Duto – Querosene -<text:span text:style-name="T186">3</text:span>05</text:p>
            <text:p text:style-name="P326">Duto – Óleo -<text:span text:style-name="T186">3</text:span>02</text:p>
            <text:p text:style-name="P326">Duto – Outros -<text:span text:style-name="T186">3</text:span>98</text:p>
            <text:p text:style-name="P326">Duto – Esgoto -<text:span text:style-name="T186">3</text:span>10</text:p>
            <text:p text:style-name="P326">Duto – Água -<text:span text:style-name="T186">3</text:span>01</text:p>
            <text:p text:style-name="P326">Duto – Álcool -<text:span text:style-name="T186">3</text:span>04</text:p>
            <text:p text:style-name="P326">Duto – Gasolina -<text:span text:style-name="T186">3</text:span>03</text:p>
            <text:p text:style-name="P320">Duto – Desconhecido -<text:span text:style-name="T186">3</text:span>00</text:p>
          </table:table-cell>
          <table:table-cell table:style-name="Tabela27.E5" office:value-type="string">
            <text:p text:style-name="P261">Abandonada -1<text:span text:style-name="T1"> !</text:span></text:p>
            <text:p text:style-name="P77">Construída -3</text:p>
            <text:p text:style-name="P77">Desconhecida -0</text:p>
            <text:p text:style-name="P183"><text:span text:style-name="T127">Destruída -2</text:span><text:span text:style-name="T128"> !</text:span></text:p>
            <text:p text:style-name="P261">Em construção -4<text:span text:style-name="T1"> !</text:span></text:p>
            <text:p text:style-name="P291"/>
          </table:table-cell>
          <table:covered-table-cell/>
        </table:table-row>
      </table:table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9">Classe </text:p>
          </table:table-cell>
          <table:table-cell table:style-name="Table6.B1" table:number-columns-spanned="3" office:value-type="string">
            <text:p text:style-name="P346"><text:span text:style-name="T161">mobilidade_urbana</text:span> (<text:span text:style-name="T161">infra_mobilidade_urbana</text:span>) [<text:span text:style-name="T161">L</text:span>]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49">Atributo</text:p>
          </table:table-cell>
          <table:table-cell table:style-name="Table6.A2" office:value-type="string">
            <text:p text:style-name="P169">nome<text:span text:style-name="T6"> (0..1)</text:span></text:p>
          </table:table-cell>
          <table:table-cell table:style-name="Table6.A2" office:value-type="string">
            <text:p text:style-name="P169">tipo<text:span text:style-name="T5"> (1)</text:span></text:p>
          </table:table-cell>
          <table:table-cell table:style-name="Table6.D2" office:value-type="string">
            <text:p text:style-name="P169">situacao_fisica<text:span text:style-name="T5"> (1)</text:span></text:p>
          </table:table-cell>
        </table:table-row>
        <table:table-row>
          <table:table-cell table:style-name="Table6.A3" office:value-type="string">
            <text:p text:style-name="P49">Domínio</text:p>
          </table:table-cell>
          <table:table-cell table:style-name="Table6.B3" office:value-type="string">
            <text:p text:style-name="P397">A ser preenchido</text:p>
          </table:table-cell>
          <table:table-cell table:style-name="Table6.C3" office:value-type="string">
            <text:p text:style-name="P115">1 – Calçadão / Rua pedestre</text:p>
            <text:p text:style-name="P115">2 - Ciclovia</text:p>
          </table:table-cell>
          <table:table-cell table:style-name="Table6.D3" office:value-type="string">
            <text:p text:style-name="P258">Abandonada -1<text:span text:style-name="T1"> !</text:span></text:p>
            <text:p text:style-name="P73">Construída -3</text:p>
            <text:p text:style-name="P73">Desconhecida -0</text:p>
            <text:p text:style-name="P180"><text:span text:style-name="T127">Destruída -2</text:span><text:span text:style-name="T128"> !</text:span></text:p>
            <text:p text:style-name="P258">Em construção -4<text:span text:style-name="T1"> !</text:span></text:p>
            <text:p text:style-name="P287"/>
          </table:table-cell>
        </table:table-row>
      </table:table>
      <text:p text:style-name="P20"/>
      <text:p text:style-name="P20"/>
      <text:p text:style-name="P26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row>
          <table:table-cell table:style-name="Tabela24.A1" office:value-type="string">
            <text:p text:style-name="P54">Classe</text:p>
          </table:table-cell>
          <table:table-cell table:style-name="Tabela24.B1" table:number-columns-spanned="4" office:value-type="string">
            <text:p text:style-name="P127">elemento_<text:span text:style-name="T191">energia</text:span><text:span text:style-name="T17"> (</text:span><text:span text:style-name="T20">infra</text:span><text:span text:style-name="T18">_elemento_</text:span><text:span text:style-name="T22">energi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24.A2" office:value-type="string">
            <text:p text:style-name="P54">Atributo</text:p>
          </table:table-cell>
          <table:table-cell table:style-name="Tabela24.A2" office:value-type="string">
            <text:p text:style-name="P175">nome<text:span text:style-name="T6"> (0..1)</text:span></text:p>
          </table:table-cell>
          <table:table-cell table:style-name="Tabela24.A2" office:value-type="string">
            <text:p text:style-name="P321">filtro (1)</text:p>
          </table:table-cell>
          <table:table-cell table:style-name="Tabela24.A2" office:value-type="string">
            <text:p text:style-name="P175">Tipo<text:span text:style-name="T5"> (1)</text:span></text:p>
          </table:table-cell>
          <table:table-cell table:style-name="Tabela24.E2" office:value-type="string">
            <text:p text:style-name="P175">situacao_fisica<text:span text:style-name="T5"> (1)</text:span></text:p>
          </table:table-cell>
        </table:table-row>
      </table:table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row>
          <table:table-cell table:style-name="Tabela28.A1" table:number-rows-spanned="5" office:value-type="string">
            <text:p text:style-name="P54">Domínio</text:p>
          </table:table-cell>
          <table:table-cell table:style-name="Tabela28.A1" table:number-rows-spanned="5" office:value-type="string">
            <text:p text:style-name="P402">A ser preenchido</text:p>
          </table:table-cell>
          <table:table-cell table:style-name="Tabela28.A1" office:value-type="string">
            <text:p text:style-name="P322">Grupo de transformadores <text:span text:style-name="T24">-6XX</text:span></text:p>
            <text:p text:style-name="P233">[P A]</text:p>
          </table:table-cell>
          <table:table-cell table:style-name="Tabela28.A1" office:value-type="string">
            <text:p text:style-name="P322">Grupo de transformadores <text:span text:style-name="T24">-601</text:span></text:p>
          </table:table-cell>
          <table:table-cell table:style-name="Tabela28.E1" table:number-rows-spanned="5" office:value-type="string">
            <text:p text:style-name="P250">Abandonada -1<text:span text:style-name="T1"> !</text:span></text:p>
            <text:p text:style-name="P193">Construída -3</text:p>
            <text:p text:style-name="P250">Destruída -2<text:span text:style-name="T1"> !</text:span></text:p>
            <text:p text:style-name="P377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28.C2" office:value-type="string">
            <text:p text:style-name="P322">Linha de energia <text:span text:style-name="T24">-3XX</text:span></text:p>
            <text:p text:style-name="P233">[L]</text:p>
          </table:table-cell>
          <table:table-cell table:style-name="Tabela28.C2" office:value-type="string">
            <text:p text:style-name="P270">Linha de distribuição de energia <text:span text:style-name="T24">-302 !</text:span></text:p>
            <text:p text:style-name="P322">Linha de transmissão de energia <text:span text:style-name="T24">-303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22">Torre de energia <text:span text:style-name="T24">-14XX</text:span></text:p>
            <text:p text:style-name="P233">[P]</text:p>
          </table:table-cell>
          <table:table-cell table:style-name="Tabela28.C2" office:value-type="string">
            <text:p text:style-name="P322">Torre de energia <text:span text:style-name="T24">-1401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24"><text:span text:style-name="T192">Aerogerador</text:span> <text:span text:style-name="T24">-17XX</text:span></text:p>
            <text:p text:style-name="P233">[P]</text:p>
          </table:table-cell>
          <table:table-cell table:style-name="Tabela28.C2" office:value-type="string">
            <text:p text:style-name="P368">Aerogerador -1701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22">Estação geradora de energia <text:span text:style-name="T25">-4XX</text:span></text:p>
            <text:p text:style-name="P233">[P L A]</text:p>
          </table:table-cell>
          <table:table-cell table:style-name="Tabela28.C2" office:value-type="string">
            <text:p text:style-name="P136">Estação geradora – Eólica -405</text:p>
            <text:p text:style-name="P137">Estação geradora – Hidrelétrica -408</text:p>
            <text:p text:style-name="P136">Estação geradora – Maré-motriz -407</text:p>
            <text:p text:style-name="P137">Estação geradora – Outras -498</text:p>
            <text:p text:style-name="P136">Estação geradora – Solar -406</text:p>
            <text:p text:style-name="P137">Estação geradora - Termelétrica -4<text:span text:style-name="T225">09</text:span></text:p>
          </table:table-cell>
          <table:covered-table-cell/>
        </table:table-row>
      </table:table>
      <text:p text:style-name="P26"/>
      <text:p text:style-name="P26"/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>
          <table:table-cell table:style-name="Tabela13.A1" office:value-type="string">
            <text:p text:style-name="P40">Classe</text:p>
          </table:table-cell>
          <table:table-cell table:style-name="Tabela13.B1" table:number-columns-spanned="4" office:value-type="string">
            <text:p text:style-name="P128">elemento_infraestrutura<text:span text:style-name="T17"> (</text:span><text:span text:style-name="T20">infra</text:span><text:span text:style-name="T18">_elemento_infraestrutura</text:span><text:span text:style-name="T17">) </text:span><text:span text:style-name="T19">[</text:span><text:span text:style-name="T21">PLA</text:span><text:span text:style-name="T19">]</text:span>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40">Atributo</text:p>
          </table:table-cell>
          <table:table-cell table:style-name="Tabela13.A2" office:value-type="string">
            <text:p text:style-name="P165">nome<text:span text:style-name="T6"> (0..1)</text:span></text:p>
          </table:table-cell>
          <table:table-cell table:style-name="Tabela13.A2" office:value-type="string">
            <text:p text:style-name="P320">filtro (1)</text:p>
          </table:table-cell>
          <table:table-cell table:style-name="Tabela13.A2" office:value-type="string">
            <text:p text:style-name="P165">tipo<text:span text:style-name="T5"> (1)</text:span></text:p>
          </table:table-cell>
          <table:table-cell table:style-name="Tabela13.E2" office:value-type="string">
            <text:p text:style-name="P165">situacao_fisica<text:span text:style-name="T5"> (1)</text:span></text:p>
          </table:table-cell>
        </table:table-row>
        <table:table-row>
          <table:table-cell table:style-name="Tabela13.A15" table:number-rows-spanned="13" office:value-type="string">
            <text:p text:style-name="P40">Domínio</text:p>
          </table:table-cell>
          <table:table-cell table:style-name="Tabela13.B15" table:number-rows-spanned="13" office:value-type="string">
            <text:p text:style-name="P394">A ser preenchido</text:p>
          </table:table-cell>
          <table:table-cell table:style-name="Tabela13.C3" office:value-type="string">
            <text:p text:style-name="P270">Antena de comunicação – 13XX<text:span text:style-name="T1"> !</text:span></text:p>
            <text:p text:style-name="P233">[P]</text:p>
          </table:table-cell>
          <table:table-cell table:style-name="Tabela13.D3" office:value-type="string">
            <text:p text:style-name="P85">Antena de comunicação -1301</text:p>
          </table:table-cell>
          <table:table-cell table:style-name="Tabela13.E15" table:number-rows-spanned="13" office:value-type="string">
            <text:p text:style-name="P249">Abandonada -1<text:span text:style-name="T1"> !</text:span></text:p>
            <text:p text:style-name="P192">Construída -3</text:p>
            <text:p text:style-name="P249">Destruída -2<text:span text:style-name="T1"> !</text:span></text:p>
            <text:p text:style-name="P376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3.C4" office:value-type="string">
            <text:p text:style-name="P85">Comporta <text:span text:style-name="T23">-9XX</text:span></text:p>
            <text:p text:style-name="P233">[P L]</text:p>
          </table:table-cell>
          <table:table-cell table:style-name="Tabela13.D4" office:value-type="string">
            <text:p text:style-name="P322">Comporta <text:span text:style-name="T23">-901</text:span></text:p>
          </table:table-cell>
          <table:covered-table-cell/>
        </table:table-row>
        <table:table-row>
          <table:covered-table-cell/>
          <table:covered-table-cell/>
          <table:table-cell table:style-name="Tabela13.C5" office:value-type="string">
            <text:p text:style-name="P270">Eclusa <text:span text:style-name="T24">-10XX !</text:span></text:p>
            <text:p text:style-name="P233">[P L A]</text:p>
          </table:table-cell>
          <table:table-cell table:style-name="Tabela13.D5" office:value-type="string">
            <text:p text:style-name="P322">Eclusa <text:span text:style-name="T24">-1001</text:span></text:p>
          </table:table-cell>
          <table:covered-table-cell/>
        </table:table-row>
        <table:table-row>
          <table:covered-table-cell/>
          <table:covered-table-cell/>
          <table:table-cell table:style-name="Tabela13.C6" office:value-type="string">
            <text:p text:style-name="P129">Funicular -<text:span text:style-name="T194">15</text:span>XX</text:p>
            <text:p text:style-name="P91">[L]</text:p>
          </table:table-cell>
          <table:table-cell table:style-name="Tabela13.D6" office:value-type="string">
            <text:p text:style-name="P129">Funicular -<text:span text:style-name="T194">15</text:span>01</text:p>
          </table:table-cell>
          <table:covered-table-cell/>
        </table:table-row>
        <table:table-row>
          <table:covered-table-cell/>
          <table:covered-table-cell/>
          <table:table-cell table:style-name="Tabela13.C7" office:value-type="string">
            <text:p text:style-name="P129">Fundeadouro -1<text:span text:style-name="T196">8</text:span>XX</text:p>
            <text:p text:style-name="P91">[P A]</text:p>
          </table:table-cell>
          <table:table-cell table:style-name="Tabela13.D7" office:value-type="string">
            <text:p text:style-name="P129">Fundeadouro -1<text:span text:style-name="T196">8</text:span>01</text:p>
          </table:table-cell>
          <table:covered-table-cell/>
        </table:table-row>
        <table:table-row>
          <table:covered-table-cell/>
          <table:covered-table-cell/>
          <table:table-cell table:style-name="Tabela13.C8" office:value-type="string">
            <text:p text:style-name="P129">Cremalheira - 1<text:span text:style-name="T194">6</text:span>XX</text:p>
            <text:p text:style-name="P91">[P L]</text:p>
          </table:table-cell>
          <table:table-cell table:style-name="Tabela13.D8" office:value-type="string">
            <text:p text:style-name="P129">Cremalheira -1<text:span text:style-name="T194">6</text:span>01</text:p>
          </table:table-cell>
          <table:covered-table-cell/>
        </table:table-row>
        <table:table-row>
          <table:covered-table-cell/>
          <table:covered-table-cell/>
          <table:table-cell table:style-name="Tabela13.C9" office:value-type="string">
            <text:p text:style-name="P129">Girador Ferroviário -<text:span text:style-name="T195">1</text:span>7XX</text:p>
            <text:p text:style-name="P91">[P]</text:p>
          </table:table-cell>
          <table:table-cell table:style-name="Tabela13.D9" office:value-type="string">
            <text:p text:style-name="P129">Girador Ferroviário - <text:span text:style-name="T195">1</text:span>701</text:p>
          </table:table-cell>
          <table:covered-table-cell/>
        </table:table-row>
        <table:table-row>
          <table:covered-table-cell/>
          <table:covered-table-cell/>
          <table:table-cell table:style-name="Tabela13.C10" office:value-type="string">
            <text:p text:style-name="P270">Molhe <text:span text:style-name="T24">-8XX !</text:span></text:p>
            <text:p text:style-name="P233">[L A]</text:p>
          </table:table-cell>
          <table:table-cell table:style-name="Tabela13.D10" office:value-type="string">
            <text:p text:style-name="P322">Molhe <text:span text:style-name="T24">-801</text:span></text:p>
          </table:table-cell>
          <table:covered-table-cell/>
        </table:table-row>
        <table:table-row>
          <table:covered-table-cell/>
          <table:covered-table-cell/>
          <table:table-cell table:style-name="Tabela13.C11" office:value-type="string">
            <text:p text:style-name="P270">Quebramar <text:span text:style-name="T24">-7XX !</text:span></text:p>
            <text:p text:style-name="P233">[L A]</text:p>
          </table:table-cell>
          <table:table-cell table:style-name="Tabela13.D11" office:value-type="string">
            <text:p text:style-name="P322">Quebramar <text:span text:style-name="T24">-701</text:span></text:p>
          </table:table-cell>
          <table:covered-table-cell/>
        </table:table-row>
        <table:table-row>
          <table:covered-table-cell/>
          <table:covered-table-cell/>
          <table:table-cell table:style-name="Tabela13.C12" office:value-type="string">
            <text:p text:style-name="P322">Torre de comunicação <text:span text:style-name="T24">-12XX</text:span></text:p>
            <text:p text:style-name="P233">[P]</text:p>
          </table:table-cell>
          <table:table-cell table:style-name="Tabela13.D12" office:value-type="string">
            <text:p text:style-name="P322">Torre de comunicação <text:span text:style-name="T24">-1201</text:span></text:p>
          </table:table-cell>
          <table:covered-table-cell/>
        </table:table-row>
        <table:table-row>
          <table:covered-table-cell/>
          <table:covered-table-cell/>
          <table:table-cell table:style-name="Tabela13.C13" office:value-type="string">
            <text:p text:style-name="P129"><text:span text:style-name="T38">Plataforma</text:span> - 1<text:span text:style-name="T193">4</text:span>XX</text:p>
            <text:p text:style-name="P91">[P A]</text:p>
          </table:table-cell>
          <table:table-cell table:style-name="Tabela13.D13" office:value-type="string">
            <text:p text:style-name="P129">Plataforma- Desconhecido -1<text:span text:style-name="T193">4</text:span>00</text:p>
            <text:p text:style-name="P129">Plataforma – Petróleo – 1<text:span text:style-name="T193">4</text:span>01</text:p>
            <text:p text:style-name="P129">Plataforma – Gás -1<text:span text:style-name="T193">4</text:span>02</text:p>
            <text:p text:style-name="P129">Plataforma – Mista -1<text:span text:style-name="T193">4</text:span>95</text:p>
          </table:table-cell>
          <table:covered-table-cell/>
        </table:table-row>
        <table:table-row>
          <table:covered-table-cell/>
          <table:covered-table-cell/>
          <table:table-cell table:style-name="Tabela13.C14" office:value-type="string">
            <text:p text:style-name="P87">Atracadouro <text:span text:style-name="T199">Terminal </text:span>-<text:span text:style-name="T198">19XX</text:span></text:p>
            <text:p text:style-name="P203">[P L A]</text:p>
          </table:table-cell>
          <table:table-cell table:style-name="Tabela13.D14" office:value-type="string">
            <text:p text:style-name="P215">Atrac - Cais -<text:span text:style-name="T198">19</text:span>38</text:p>
            <text:p text:style-name="P216">Atrac - Cais flutuante -<text:span text:style-name="T198">19</text:span>39</text:p>
            <text:p text:style-name="P216">Atrac - Desembarcadouro -<text:span text:style-name="T198">19</text:span>44</text:p>
            <text:p text:style-name="P216">Atrac - Dolfim -<text:span text:style-name="T198">19</text:span>43</text:p>
            <text:p text:style-name="P216">Atrac - Molhe de atracação - <text:span text:style-name="T198">19</text:span>41</text:p>
            <text:p text:style-name="P216">Atrac - Pier - <text:span text:style-name="T198">19</text:span>42</text:p>
            <text:p text:style-name="P216">Atrac - Trapiche - <text:span text:style-name="T198">19</text:span>40</text:p>
          </table:table-cell>
          <table:covered-table-cell/>
        </table:table-row>
        <table:table-row>
          <table:covered-table-cell/>
          <table:covered-table-cell/>
          <table:table-cell table:style-name="Tabela13.C15" office:value-type="string">
            <text:p text:style-name="P129">Caminho Aéreo -<text:span text:style-name="T200">20</text:span>XX</text:p>
            <text:p text:style-name="P91">[L]</text:p>
          </table:table-cell>
          <table:table-cell table:style-name="Tabela13.D15" office:value-type="string">
            <text:p text:style-name="P129">Caminho Aéreo – Teleférico - <text:span text:style-name="T200">20</text:span>01</text:p>
            <text:p text:style-name="P129">Caminho Aéreo – Outros- <text:span text:style-name="T200">20</text:span>98</text:p>
          </table:table-cell>
          <table:covered-table-cell/>
        </table:table-row>
      </table:table>
      <text:p text:style-name="P11"/>
      <text:p text:style-name="P1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/>
        <table:table-column table:style-name="Tabela11.I"/>
        <table:table-column table:style-name="Tabela11.J"/>
        <table:table-row>
          <table:table-cell table:style-name="Tabela11.A1" office:value-type="string">
            <text:p text:style-name="P40">Classe</text:p>
          </table:table-cell>
          <table:table-cell table:style-name="Tabela11.B1" table:number-columns-spanned="9" office:value-type="string">
            <text:p text:style-name="P90">elemento_viario <text:span text:style-name="T14">(infra_elemento_viario) [P 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0">Atributo</text:p>
          </table:table-cell>
          <table:table-cell table:style-name="Tabela11.A2" office:value-type="string">
            <text:p text:style-name="P165">nome<text:span text:style-name="T6"> (0..1)</text:span></text:p>
          </table:table-cell>
          <table:table-cell table:style-name="Tabela11.A2" office:value-type="string">
            <text:p text:style-name="P327">filtro (1)</text:p>
          </table:table-cell>
          <table:table-cell table:style-name="Tabela11.A2" office:value-type="string">
            <text:p text:style-name="P165">tipo<text:span text:style-name="T5"> (1)</text:span></text:p>
          </table:table-cell>
          <table:table-cell table:style-name="Tabela11.A2" office:value-type="string">
            <text:p text:style-name="P165">material_construcao<text:span text:style-name="T5"> (1)</text:span></text:p>
          </table:table-cell>
          <table:table-cell table:style-name="Tabela11.A2" office:value-type="string">
            <text:p text:style-name="P165">modal_uso<text:span text:style-name="T5"> (1)</text:span></text:p>
          </table:table-cell>
          <table:table-cell table:style-name="Tabela11.A2" office:value-type="string">
            <text:p text:style-name="P165">nr_faixas<text:span text:style-name="T6"> (1)</text:span></text:p>
          </table:table-cell>
          <table:table-cell table:style-name="Tabela11.A2" office:value-type="string">
            <text:p text:style-name="P165">nr_pistas<text:span text:style-name="T6"> (1)</text:span></text:p>
          </table:table-cell>
          <table:table-cell table:style-name="Tabela11.A2" office:value-type="string">
            <text:p text:style-name="P165">posicao_pista<text:span text:style-name="T5"> (1)</text:span></text:p>
          </table:table-cell>
          <table:table-cell table:style-name="Tabela11.J2" office:value-type="string">
            <text:p text:style-name="P165">situacao_fisica<text:span text:style-name="T5"> (1)</text:span></text:p>
          </table:table-cell>
        </table:table-row>
        <table:table-row>
          <table:table-cell table:style-name="Tabela11.A13" table:number-rows-spanned="11" office:value-type="string">
            <text:p text:style-name="P40">Domínio</text:p>
          </table:table-cell>
          <table:table-cell table:style-name="Tabela11.B13" table:number-rows-spanned="11" office:value-type="string">
            <text:p text:style-name="P394">A ser preenchido</text:p>
          </table:table-cell>
          <table:table-cell table:style-name="Tabela11.C6" table:number-rows-spanned="4" office:value-type="string">
            <text:p text:style-name="P90">Passagem elevada / <text:span text:style-name="T126">Viaduto- 3XX</text:span></text:p>
          </table:table-cell>
          <table:table-cell table:style-name="Tabela11.D4" table:number-rows-spanned="2" office:value-type="string">
            <text:p text:style-name="P165">Passagem elevada –<text:span text:style-name="T13"> 301</text:span></text:p>
          </table:table-cell>
          <table:table-cell table:style-name="Tabela11.E4" table:number-rows-spanned="2" office:value-type="string">
            <text:p text:style-name="P165">Concreto <text:span text:style-name="T15">-2</text:span></text:p>
            <text:p text:style-name="P165">Metal <text:span text:style-name="T15">-3</text:span></text:p>
          </table:table-cell>
          <table:table-cell table:style-name="Tabela11.F3" office:value-type="string">
            <text:p text:style-name="P271">Aeroportuário -9<text:span text:style-name="T1"> !</text:span></text:p>
            <text:p text:style-name="P97">Ferroviário -5</text:p>
            <text:p text:style-name="P299">Dutos – 3 !</text:p>
          </table:table-cell>
          <table:table-cell table:style-name="Tabela11.G3" office:value-type="string">
            <text:p text:style-name="P406">0</text:p>
          </table:table-cell>
          <table:table-cell table:style-name="Tabela11.H3" office:value-type="string">
            <text:p text:style-name="P406">0</text:p>
          </table:table-cell>
          <table:table-cell table:style-name="Tabela11.I3" office:value-type="string">
            <text:p text:style-name="P95">Não aplicável <text:span text:style-name="T8">-97</text:span></text:p>
          </table:table-cell>
          <table:table-cell table:style-name="Tabela11.J13" table:number-rows-spanned="11" office:value-type="string">
            <text:p text:style-name="P283"/>
            <text:p text:style-name="P241">Abandonada <text:span text:style-name="T9">-1 !</text:span></text:p>
            <text:p text:style-name="P151">Construída <text:span text:style-name="T9">-3</text:span></text:p>
            <text:p text:style-name="P241">Destruída <text:span text:style-name="T9">-2 !</text:span></text:p>
            <text:p text:style-name="P241">Em construção <text:span text:style-name="T9">-4 !</text:span></text:p>
            <text:p text:style-name="P28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4" office:value-type="string">
            <text:p text:style-name="P271">Rodoferroviário -8<text:span text:style-name="T1"> !</text:span></text:p>
            <text:p text:style-name="P97">Rodoviário -4</text:p>
            <text:p text:style-name="P97"/>
            <text:p text:style-name="P415"/>
          </table:table-cell>
          <table:table-cell table:style-name="Tabela11.G4" office:value-type="string">
            <text:p text:style-name="P407">Minimo 1</text:p>
          </table:table-cell>
          <table:table-cell table:style-name="Tabela11.H4" office:value-type="string">
            <text:p text:style-name="P407">Minimo 1</text:p>
          </table:table-cell>
          <table:table-cell table:style-name="Tabela11.I4" office:value-type="string">
            <text:p text:style-name="P165">Adjacentes <text:span text:style-name="T15">-12</text:span></text:p>
            <text:p text:style-name="P273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1.D6" table:number-rows-spanned="2" office:value-type="string">
            <text:p text:style-name="P165">Viaduto <text:span text:style-name="T13">- 302</text:span></text:p>
          </table:table-cell>
          <table:table-cell table:style-name="Tabela11.E6" table:number-rows-spanned="2" office:value-type="string">
            <text:p text:style-name="P165">Concreto <text:span text:style-name="T15">-2</text:span></text:p>
            <text:p text:style-name="P273">Madeira <text:span text:style-name="T15">-5 !</text:span></text:p>
            <text:p text:style-name="P165">Metal <text:span text:style-name="T15">-3</text:span></text:p>
          </table:table-cell>
          <table:table-cell table:style-name="Tabela11.F5" office:value-type="string">
            <text:p text:style-name="P272">Aeroportuário -9<text:span text:style-name="T1"> !</text:span></text:p>
            <text:p text:style-name="P328">Ferroviário -5</text:p>
            <text:p text:style-name="P299">Dutos – 3 !</text:p>
          </table:table-cell>
          <table:table-cell table:style-name="Tabela11.G5" office:value-type="string">
            <text:p text:style-name="P406">0</text:p>
          </table:table-cell>
          <table:table-cell table:style-name="Tabela11.H5" office:value-type="string">
            <text:p text:style-name="P406">0</text:p>
          </table:table-cell>
          <table:table-cell table:style-name="Tabela11.I5" office:value-type="string">
            <text:p text:style-name="P95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6" office:value-type="string">
            <text:p text:style-name="P272">Rodoferroviário -8<text:span text:style-name="T1"> !</text:span></text:p>
            <text:p text:style-name="P97">Rodoviário -4</text:p>
            <text:p text:style-name="P97"/>
            <text:p text:style-name="P416"/>
          </table:table-cell>
          <table:table-cell table:style-name="Tabela11.G6" office:value-type="string">
            <text:p text:style-name="P407">Minimo 1</text:p>
          </table:table-cell>
          <table:table-cell table:style-name="Tabela11.H6" office:value-type="string">
            <text:p text:style-name="P407">Minimo 1</text:p>
          </table:table-cell>
          <table:table-cell table:style-name="Tabela11.I6" office:value-type="string">
            <text:p text:style-name="P166">Adjacentes <text:span text:style-name="T15">-12</text:span></text:p>
            <text:p text:style-name="P274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8" table:number-rows-spanned="2" office:value-type="string">
            <text:p text:style-name="P420">Ponte <text:span text:style-name="T13">- 2XX</text:span></text:p>
          </table:table-cell>
          <table:table-cell table:style-name="Tabela11.D8" table:number-rows-spanned="2" office:value-type="string">
            <text:p text:style-name="P329">Ponte fixa -203</text:p>
            <text:p text:style-name="P275">Ponte móvel -201<text:span text:style-name="T1"> !</text:span></text:p>
            <text:p text:style-name="P275">Ponte pênsil -202<text:span text:style-name="T1"> !</text:span></text:p>
            <text:p text:style-name="P276">Ponte <text:span text:style-name="T181">estaiada</text:span> -20<text:span text:style-name="T181">4 !</text:span></text:p>
          </table:table-cell>
          <table:table-cell table:style-name="Tabela11.E8" table:number-rows-spanned="2" office:value-type="string">
            <text:p text:style-name="P273">Alvenaria <text:span text:style-name="T15">-1 !</text:span></text:p>
            <text:p text:style-name="P165">Concreto <text:span text:style-name="T15">-2</text:span></text:p>
            <text:p text:style-name="P330">Desconhecido -0</text:p>
            <text:p text:style-name="P165">Madeira <text:span text:style-name="T15">-5</text:span></text:p>
            <text:p text:style-name="P165">Metal -3</text:p>
          </table:table-cell>
          <table:table-cell table:style-name="Tabela11.F7" office:value-type="string">
            <text:p text:style-name="P272">Aeroportuário -9<text:span text:style-name="T1"> !</text:span></text:p>
            <text:p text:style-name="P328">Ferroviário -5</text:p>
          </table:table-cell>
          <table:table-cell table:style-name="Tabela11.G7" office:value-type="string">
            <text:p text:style-name="P406">0</text:p>
          </table:table-cell>
          <table:table-cell table:style-name="Tabela11.H7" office:value-type="string">
            <text:p text:style-name="P406">0</text:p>
          </table:table-cell>
          <table:table-cell table:style-name="Tabela11.I7" office:value-type="string">
            <text:p text:style-name="P95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8" office:value-type="string">
            <text:p text:style-name="P272">Rodoferroviário -8<text:span text:style-name="T1"> !</text:span></text:p>
            <text:p text:style-name="P97">Rodoviário -4</text:p>
            <text:p text:style-name="P97"/>
            <text:p text:style-name="P416"/>
          </table:table-cell>
          <table:table-cell table:style-name="Tabela11.G8" office:value-type="string">
            <text:p text:style-name="P407">Minimo 1</text:p>
          </table:table-cell>
          <table:table-cell table:style-name="Tabela11.H8" office:value-type="string">
            <text:p text:style-name="P407">Minimo 1</text:p>
          </table:table-cell>
          <table:table-cell table:style-name="Tabela11.I8" office:value-type="string">
            <text:p text:style-name="P166">Adjacentes <text:span text:style-name="T15">-12</text:span></text:p>
            <text:p text:style-name="P274">Superpostas <text:span text:style-name="T15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9" office:value-type="string">
            <text:p text:style-name="P165">Travessia <text:span text:style-name="T13">- 4XX</text:span></text:p>
          </table:table-cell>
          <table:table-cell table:style-name="Tabela11.D9" office:value-type="string">
            <text:p text:style-name="P275">Travessia - Balsa -404<text:span text:style-name="T1"> !</text:span></text:p>
            <text:p text:style-name="P275">Travessia - Bote transportador -403<text:span text:style-name="T1"> !</text:span></text:p>
            <text:p text:style-name="P329">Travessia - Vau construído -402</text:p>
            <text:p text:style-name="P329">Travessia - Vau natural -401</text:p>
          </table:table-cell>
          <table:table-cell table:style-name="Tabela11.E9" office:value-type="string">
            <text:p text:style-name="P95">Não aplicável <text:span text:style-name="T8">-97</text:span></text:p>
          </table:table-cell>
          <table:table-cell table:style-name="Tabela11.F9" office:value-type="string">
            <text:p text:style-name="P97">Rodoviário -4</text:p>
            <text:p text:style-name="P373"/>
          </table:table-cell>
          <table:table-cell table:style-name="Tabela11.G9" office:value-type="string">
            <text:p text:style-name="P408">0</text:p>
          </table:table-cell>
          <table:table-cell table:style-name="Tabela11.H9" office:value-type="string">
            <text:p text:style-name="P408">0</text:p>
          </table:table-cell>
          <table:table-cell table:style-name="Tabela11.I9" office:value-type="string">
            <text:p text:style-name="P95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2" table:number-rows-spanned="2" office:value-type="string">
            <text:p text:style-name="P165">Túnel <text:span text:style-name="T13">- 1XX</text:span></text:p>
          </table:table-cell>
          <table:table-cell table:style-name="Tabela11.D11" table:number-rows-spanned="2" office:value-type="string">
            <text:p text:style-name="P329">Túnel -101</text:p>
            <text:p text:style-name="P275">Túnel - Passagem subterrânea sob via -102<text:span text:style-name="T1"> !</text:span></text:p>
          </table:table-cell>
          <table:table-cell table:style-name="Tabela11.E11" table:number-rows-spanned="2" office:value-type="string">
            <text:p text:style-name="P273">Alvenaria <text:span text:style-name="T15">-1 !</text:span></text:p>
            <text:p text:style-name="P165">Concreto <text:span text:style-name="T15">-2</text:span></text:p>
            <text:p text:style-name="P330">Desconhecido -0</text:p>
            <text:p text:style-name="P165">Madeira <text:span text:style-name="T15">-5</text:span></text:p>
            <text:p text:style-name="P165">Metal <text:span text:style-name="T15">-3</text:span></text:p>
          </table:table-cell>
          <table:table-cell table:style-name="Tabela11.F10" office:value-type="string">
            <text:p text:style-name="P97">Ferroviário -5</text:p>
            <text:p text:style-name="P97">Metroviário -6</text:p>
            <text:p text:style-name="P373"/>
          </table:table-cell>
          <table:table-cell table:style-name="Tabela11.G10" office:value-type="string">
            <text:p text:style-name="P408">0</text:p>
          </table:table-cell>
          <table:table-cell table:style-name="Tabela11.H10" office:value-type="string">
            <text:p text:style-name="P409">0<text:span text:style-name="T154">Subterrânea - 14</text:span></text:p>
          </table:table-cell>
          <table:table-cell table:style-name="Tabela11.I10" office:value-type="string">
            <text:p text:style-name="P389"><text:span text:style-name="T92">Subterrânea</text:span><text:span text:style-name="T93"> - 14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11" office:value-type="string">
            <text:p text:style-name="P272">Rodoferroviário -8<text:span text:style-name="T1"> !</text:span></text:p>
            <text:p text:style-name="P97">Rodoviário -4</text:p>
          </table:table-cell>
          <table:table-cell table:style-name="Tabela11.G12" office:value-type="string">
            <text:p text:style-name="P410">Minimo 1</text:p>
          </table:table-cell>
          <table:table-cell table:style-name="Tabela11.H12" office:value-type="string">
            <text:p text:style-name="P410">Minimo 1</text:p>
          </table:table-cell>
          <table:table-cell table:style-name="Tabela11.I11" office:value-type="string">
            <text:p text:style-name="P123">Subterrânea - 14</text:p>
          </table:table-cell>
          <table:covered-table-cell/>
        </table:table-row>
        <table:table-row>
          <table:covered-table-cell/>
          <table:covered-table-cell/>
          <table:table-cell table:style-name="Tabela11.C12" office:value-type="string">
            <text:p text:style-name="P29">Galeria Bueiro - 5XX</text:p>
          </table:table-cell>
          <table:table-cell table:style-name="Tabela11.D12" office:value-type="string">
            <text:p text:style-name="P29">Galeria/Bueiro - 501</text:p>
          </table:table-cell>
          <table:table-cell table:style-name="Tabela11.E12" office:value-type="string">
            <text:p text:style-name="P259">Alvenaria -1<text:span text:style-name="T1"> !</text:span></text:p>
            <text:p text:style-name="P181">Concreto -2</text:p>
            <text:p text:style-name="P74">Desconhecido -0</text:p>
            <text:p text:style-name="P259">Madeira -5<text:span text:style-name="T1"> !</text:span></text:p>
            <text:p text:style-name="P181">Metal -3</text:p>
            <text:p text:style-name="P259">Rocha -4<text:span text:style-name="T1"> !</text:span></text:p>
          </table:table-cell>
          <table:table-cell table:style-name="Tabela11.F12" office:value-type="string">
            <text:p text:style-name="P116">Não aplicável - 97</text:p>
          </table:table-cell>
          <table:table-cell table:style-name="Tabela11.G12" office:value-type="string">
            <text:p text:style-name="P411">0</text:p>
          </table:table-cell>
          <table:table-cell table:style-name="Tabela11.H12" office:value-type="string">
            <text:p text:style-name="P411">0</text:p>
          </table:table-cell>
          <table:table-cell table:style-name="Tabela11.I12" office:value-type="string">
            <text:p text:style-name="P96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3" office:value-type="string">
            <text:p text:style-name="P30">Travessia pedestre - 6XX</text:p>
          </table:table-cell>
          <table:table-cell table:style-name="Tabela11.D13" office:value-type="string">
            <text:p text:style-name="P94">Pedestre - Passagem subterrânea -<text:span text:style-name="T33">6</text:span>07</text:p>
            <text:p text:style-name="P94">Pedestre - Passarela -<text:span text:style-name="T33">6</text:span>08</text:p>
            <text:p text:style-name="P94">Pedestre - Pinguela -<text:span text:style-name="T33">6</text:span>09</text:p>
          </table:table-cell>
          <table:table-cell table:style-name="Tabela11.E13" office:value-type="string">
            <text:p text:style-name="P75">Desconhecido -0</text:p>
          </table:table-cell>
          <table:table-cell table:style-name="Tabela11.F13" office:value-type="string">
            <text:p text:style-name="P117">Não aplicável - 97</text:p>
          </table:table-cell>
          <table:table-cell table:style-name="Tabela11.G13" office:value-type="string">
            <text:p text:style-name="P411">0</text:p>
          </table:table-cell>
          <table:table-cell table:style-name="Tabela11.H13" office:value-type="string">
            <text:p text:style-name="P411">0</text:p>
          </table:table-cell>
          <table:table-cell table:style-name="Tabela11.I13" office:value-type="string">
            <text:p text:style-name="P96">Não aplicável <text:span text:style-name="T8">-97</text:span></text:p>
          </table:table-cell>
          <table:covered-table-cell/>
        </table:table-row>
        <table:table-row>
          <table:table-cell table:style-name="Tabela11.A14" office:value-type="string">
            <text:p text:style-name="Standard"/>
          </table:table-cell>
          <table:table-cell table:style-name="Tabela11.B14" office:value-type="string">
            <text:p text:style-name="Standard"/>
          </table:table-cell>
          <table:table-cell table:style-name="Tabela11.C14" office:value-type="string">
            <text:p text:style-name="P436">Passagem em nível - 7XX</text:p>
          </table:table-cell>
          <table:table-cell table:style-name="Tabela11.D14" office:value-type="string">
            <text:p text:style-name="P437"><text:span text:style-name="T164">Passagem em nível - 701</text:span></text:p>
          </table:table-cell>
          <table:table-cell table:style-name="Tabela11.E14" office:value-type="string">
            <text:p text:style-name="P75">Desconhecido -0</text:p>
          </table:table-cell>
          <table:table-cell table:style-name="Tabela11.F14" office:value-type="string">
            <text:p text:style-name="P117">Não aplicável - 97</text:p>
          </table:table-cell>
          <table:table-cell table:style-name="Tabela11.G14" office:value-type="string">
            <text:p text:style-name="P411">0</text:p>
          </table:table-cell>
          <table:table-cell table:style-name="Tabela11.H14" office:value-type="string">
            <text:p text:style-name="P411">0</text:p>
          </table:table-cell>
          <table:table-cell table:style-name="Tabela11.I14" office:value-type="string">
            <text:p text:style-name="P96">Não aplicável <text:span text:style-name="T8">-97</text:span></text:p>
          </table:table-cell>
          <table:table-cell table:style-name="Tabela11.J14" office:value-type="string">
            <text:p text:style-name="Standard"/>
          </table:table-cell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 table:number-columns-repeated="9"/>
        <table:table-row>
          <table:table-cell table:style-name="Tabela10.A1" office:value-type="string">
            <text:p text:style-name="P40">Classe</text:p>
          </table:table-cell>
          <table:table-cell table:style-name="Tabela10.B1" table:number-columns-spanned="9" office:value-type="string">
            <text:p text:style-name="P435">ferrovia (<text:span text:style-name="T16">infra_ferrovia</text:span>) <text:span text:style-name="T115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0">Atributo</text:p>
          </table:table-cell>
          <table:table-cell table:style-name="Tabela10.A2" office:value-type="string">
            <text:p text:style-name="P331">nome<text:span text:style-name="T6"> (0..1)</text:span></text:p>
          </table:table-cell>
          <table:table-cell table:style-name="Tabela10.A2" office:value-type="string">
            <text:p text:style-name="P331">tipo<text:span text:style-name="T5"> (1)</text:span></text:p>
          </table:table-cell>
          <table:table-cell table:style-name="Tabela10.A2" office:value-type="string">
            <text:p text:style-name="P331">situacao_fisica<text:span text:style-name="T5"> (1)</text:span></text:p>
          </table:table-cell>
          <table:table-cell table:style-name="Tabela10.A2" office:value-type="string">
            <text:p text:style-name="P331">posicao_relativa<text:span text:style-name="T5"> (1)</text:span></text:p>
          </table:table-cell>
          <table:table-cell table:style-name="Tabela10.A2" office:value-type="string">
            <text:p text:style-name="P331">nr_linhas<text:span text:style-name="T5"> (1)</text:span></text:p>
          </table:table-cell>
          <table:table-cell table:style-name="Tabela10.A2" office:value-type="string">
            <text:p text:style-name="P331">em_arruamento<text:span text:style-name="T5"> (1)</text:span></text:p>
          </table:table-cell>
          <table:table-cell table:style-name="Tabela10.A2" office:value-type="string">
            <text:p text:style-name="P331">juridisdicao<text:span text:style-name="T5"> (1)</text:span></text:p>
          </table:table-cell>
          <table:table-cell table:style-name="Tabela10.A2" office:value-type="string">
            <text:p text:style-name="P331">administracao<text:span text:style-name="T5"> (1)</text:span></text:p>
          </table:table-cell>
          <table:table-cell table:style-name="Tabela10.J2" office:value-type="string">
            <text:p text:style-name="P331">concessionaria<text:span text:style-name="T6"> (0..1)</text:span></text:p>
          </table:table-cell>
        </table:table-row>
        <table:table-row>
          <table:table-cell table:style-name="Tabela10.A5" table:number-rows-spanned="3" office:value-type="string">
            <text:p text:style-name="P40">Domínio</text:p>
          </table:table-cell>
          <table:table-cell table:style-name="Tabela10.B5" table:number-rows-spanned="3" office:value-type="string">
            <text:p text:style-name="P394">A ser preenchido</text:p>
          </table:table-cell>
          <table:table-cell table:style-name="Tabela10.C3" office:value-type="string">
            <text:p text:style-name="P277">Aeromóvel <text:span text:style-name="T12">-6 !</text:span></text:p>
          </table:table-cell>
          <table:table-cell table:style-name="Tabela10.D3" office:value-type="string">
            <text:p text:style-name="P239">Abandonada <text:span text:style-name="T9">-1 !</text:span></text:p>
            <text:p text:style-name="P148">Construída <text:span text:style-name="T9">-3</text:span></text:p>
            <text:p text:style-name="P156">Desconhecida -0</text:p>
            <text:p text:style-name="P239">Destruída <text:span text:style-name="T9">-2 !</text:span></text:p>
            <text:p text:style-name="P239">Em construção <text:span text:style-name="T9">-4 !</text:span></text:p>
            <text:p text:style-name="P283"/>
          </table:table-cell>
          <table:table-cell table:style-name="Tabela10.E3" office:value-type="string">
            <text:p text:style-name="P331">Elevado <text:span text:style-name="T12">-3</text:span></text:p>
            <text:p text:style-name="P331"/>
            <text:p text:style-name="P373">V - "tipo" in (<text:span text:style-name="T101">6)</text:span> and <text:span text:style-name="T94">not (</text:span>"<text:span text:style-name="T103">posicao</text:span>" <text:span text:style-name="T103">in (3))</text:span></text:p>
          </table:table-cell>
          <table:table-cell table:style-name="Tabela10.F3" office:value-type="string">
            <text:p text:style-name="P332">Desconhecido <text:span text:style-name="T12">-0</text:span></text:p>
            <text:p text:style-name="P332">Dupla <text:span text:style-name="T12">-2</text:span></text:p>
            <text:p text:style-name="P332">Múltipla <text:span text:style-name="T12">-3</text:span></text:p>
            <text:p text:style-name="P332">Simples <text:span text:style-name="T12">-1</text:span></text:p>
          </table:table-cell>
          <table:table-cell table:style-name="Tabela10.G3" office:value-type="string">
            <text:p text:style-name="P59">Não -2</text:p>
            <text:p text:style-name="P59"/>
            <text:p text:style-name="P373">V - "tipo" in (<text:span text:style-name="T101">6)</text:span> and <text:span text:style-name="T94">not (</text:span>"<text:span text:style-name="T103">em_arruamento</text:span>" <text:span text:style-name="T103">in (2))</text:span></text:p>
          </table:table-cell>
          <table:table-cell table:style-name="Tabela10.H3" office:value-type="string">
            <text:p text:style-name="P333">Desconhecida -0</text:p>
            <text:p text:style-name="P333">Estadual -2</text:p>
            <text:p text:style-name="P333">Federal -1</text:p>
            <text:p text:style-name="P333">Municipal -3</text:p>
            <text:p text:style-name="P292">Particular -6<text:span text:style-name="T1"> !</text:span></text:p>
          </table:table-cell>
          <table:table-cell table:style-name="Tabela10.I3" office:value-type="string">
            <text:p text:style-name="P334">Concessionada -7</text:p>
            <text:p text:style-name="P334">Desconhecida -0</text:p>
            <text:p text:style-name="P334">Estadual -2</text:p>
            <text:p text:style-name="P334">Federal -1</text:p>
            <text:p text:style-name="P334">Municipal -3</text:p>
            <text:p text:style-name="P279">Particular -6<text:span text:style-name="T1"> !</text:span></text:p>
          </table:table-cell>
          <table:table-cell table:style-name="Tabela10.J5" table:number-rows-spanned="3" office:value-type="string">
            <text:p text:style-name="P424">(*)</text:p>
            <text:p text:style-name="P424"/>
            <text:p text:style-name="P425">V - "<text:span text:style-name="T57">jurisdicao</text:span>" <text:span text:style-name="T57">in (7)</text:span> and <text:span text:style-name="T100">(</text:span>"<text:span text:style-name="T226">concessionaria</text:span>" <text:span text:style-name="T57">is NULL or "sigla" ='')</text:span></text:p>
          </table:table-cell>
        </table:table-row>
        <table:table-row>
          <table:covered-table-cell/>
          <table:covered-table-cell/>
          <table:table-cell table:style-name="Tabela10.C4" office:value-type="string">
            <text:p text:style-name="P277">Bonde <text:span text:style-name="T12">-5 !</text:span></text:p>
          </table:table-cell>
          <table:table-cell table:style-name="Tabela10.D4" office:value-type="string">
            <text:p text:style-name="P240">Abandonada <text:span text:style-name="T9">-1 !</text:span></text:p>
            <text:p text:style-name="P150">Construída <text:span text:style-name="T9">-3</text:span></text:p>
            <text:p text:style-name="P157">Desconhecida -0</text:p>
            <text:p text:style-name="P240">Destruída <text:span text:style-name="T9">-2 !</text:span></text:p>
            <text:p text:style-name="P240">Em construção <text:span text:style-name="T9">-4 !</text:span></text:p>
            <text:p text:style-name="P284"/>
          </table:table-cell>
          <table:table-cell table:style-name="Tabela10.E4" office:value-type="string">
            <text:p text:style-name="P331">Elevado <text:span text:style-name="T12">-3</text:span></text:p>
            <text:p text:style-name="P331">Superfície <text:span text:style-name="T12">-2</text:span></text:p>
            <text:p text:style-name="P373">V - "tipo" in (<text:span text:style-name="T103">5)</text:span> and <text:span text:style-name="T94">not (</text:span>"<text:span text:style-name="T103">posicao</text:span>" <text:span text:style-name="T103">in (2,3))</text:span></text:p>
          </table:table-cell>
          <table:table-cell table:style-name="Tabela10.F4" office:value-type="string">
            <text:p text:style-name="P332">Desconhecido <text:span text:style-name="T12">-0</text:span></text:p>
            <text:p text:style-name="P332">Dupla <text:span text:style-name="T12">-2</text:span></text:p>
            <text:p text:style-name="P332">Múltipla <text:span text:style-name="T12">-3</text:span></text:p>
            <text:p text:style-name="P332">Simples <text:span text:style-name="T12">-1</text:span></text:p>
          </table:table-cell>
          <table:table-cell table:style-name="Tabela10.G4" office:value-type="string">
            <text:p text:style-name="P59">Não -2</text:p>
            <text:p text:style-name="P278">Sim -1<text:span text:style-name="T1"> !</text:span></text:p>
          </table:table-cell>
          <table:table-cell table:style-name="Tabela10.H4" office:value-type="string">
            <text:p text:style-name="P333">Desconhecida -0</text:p>
            <text:p text:style-name="P333">Estadual -2</text:p>
            <text:p text:style-name="P333">Federal -1</text:p>
            <text:p text:style-name="P333">Municipal -3</text:p>
            <text:p text:style-name="P292">Particular -6<text:span text:style-name="T1"> !</text:span></text:p>
          </table:table-cell>
          <table:table-cell table:style-name="Tabela10.I4" office:value-type="string">
            <text:p text:style-name="P334">Concessionada -7</text:p>
            <text:p text:style-name="P334">Desconhecida -0</text:p>
            <text:p text:style-name="P334">Estadual -2</text:p>
            <text:p text:style-name="P334">Federal -1</text:p>
            <text:p text:style-name="P334">Municipal -3</text:p>
            <text:p text:style-name="P279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5" office:value-type="string">
            <text:p text:style-name="P331">Metrô <text:span text:style-name="T12">-8</text:span></text:p>
            <text:p text:style-name="P331">Trem <text:span text:style-name="T12">-7</text:span></text:p>
          </table:table-cell>
          <table:table-cell table:style-name="Tabela10.D5" office:value-type="string">
            <text:p text:style-name="P240">Abandonada <text:span text:style-name="T9">-1 !</text:span></text:p>
            <text:p text:style-name="P150">Construída <text:span text:style-name="T9">-3</text:span></text:p>
            <text:p text:style-name="P157">Desconhecida -0</text:p>
            <text:p text:style-name="P240">Destruída <text:span text:style-name="T9">-2 !</text:span></text:p>
            <text:p text:style-name="P240">Em construção <text:span text:style-name="T9">-4 !</text:span></text:p>
            <text:p text:style-name="P284"/>
          </table:table-cell>
          <table:table-cell table:style-name="Tabela10.E5" office:value-type="string">
            <text:p text:style-name="P331">Elevado <text:span text:style-name="T12">-3</text:span></text:p>
            <text:p text:style-name="P331">Subterrâneo <text:span text:style-name="T12">-6</text:span></text:p>
            <text:p text:style-name="P331">Superfície <text:span text:style-name="T12">-2</text:span></text:p>
          </table:table-cell>
          <table:table-cell table:style-name="Tabela10.F5" office:value-type="string">
            <text:p text:style-name="P332">Desconhecido <text:span text:style-name="T12">-0</text:span></text:p>
            <text:p text:style-name="P332">Dupla <text:span text:style-name="T12">-2</text:span></text:p>
            <text:p text:style-name="P332">Múltipla <text:span text:style-name="T12">-3</text:span></text:p>
            <text:p text:style-name="P332">Simples <text:span text:style-name="T12">-1</text:span></text:p>
          </table:table-cell>
          <table:table-cell table:style-name="Tabela10.G5" office:value-type="string">
            <text:p text:style-name="P59">Não -2</text:p>
            <text:p text:style-name="P59"/>
            <text:p text:style-name="P373">V - "tipo" in (<text:span text:style-name="T103">7,8)</text:span> and <text:span text:style-name="T94">not (</text:span>"<text:span text:style-name="T103">em_arruamento</text:span>" <text:span text:style-name="T103">in (2))</text:span></text:p>
          </table:table-cell>
          <table:table-cell table:style-name="Tabela10.H5" office:value-type="string">
            <text:p text:style-name="P333">Desconhecida -0</text:p>
            <text:p text:style-name="P333">Estadual -2</text:p>
            <text:p text:style-name="P333">Federal -1</text:p>
            <text:p text:style-name="P333">Municipal -3</text:p>
            <text:p text:style-name="P292">Particular -6<text:span text:style-name="T1"> !</text:span></text:p>
          </table:table-cell>
          <table:table-cell table:style-name="Tabela10.I5" office:value-type="string">
            <text:p text:style-name="P334">Concessionada -7</text:p>
            <text:p text:style-name="P334">Desconhecida -0</text:p>
            <text:p text:style-name="P334">Estadual -2</text:p>
            <text:p text:style-name="P334">Federal -1</text:p>
            <text:p text:style-name="P334">Municipal -3</text:p>
            <text:p text:style-name="P279">Particular -6<text:span text:style-name="T1"> !</text:span></text:p>
          </table:table-cell>
          <table:covered-table-cell/>
        </table:table-row>
      </table:table>
      <text:p text:style-name="P12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35">Classe</text:p>
          </table:table-cell>
          <table:table-cell table:style-name="Tabela9.B1" table:number-columns-spanned="5" office:value-type="string">
            <text:p text:style-name="P112">pista_pouso (<text:span text:style-name="T10">infra_pista_pouso</text:span>) <text:span text:style-name="T115">[PLA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35">Atributo</text:p>
          </table:table-cell>
          <table:table-cell table:style-name="Tabela9.A2" office:value-type="string">
            <text:p text:style-name="P159">nome<text:span text:style-name="T6"> (0..1)</text:span></text:p>
          </table:table-cell>
          <table:table-cell table:style-name="Tabela9.A2" office:value-type="string">
            <text:p text:style-name="P160">tipo<text:span text:style-name="T5"> (1)</text:span></text:p>
          </table:table-cell>
          <table:table-cell table:style-name="Tabela9.A2" office:value-type="string">
            <text:p text:style-name="P161">revestimento<text:span text:style-name="T5"> (1)</text:span></text:p>
          </table:table-cell>
          <table:table-cell table:style-name="Tabela9.A2" office:value-type="string">
            <text:p text:style-name="P161">uso_pista<text:span text:style-name="T5"> (1)</text:span></text:p>
          </table:table-cell>
          <table:table-cell table:style-name="Tabela9.F2" office:value-type="string">
            <text:p text:style-name="P161">situacao_fisica<text:span text:style-name="T5"> (1)</text:span></text:p>
          </table:table-cell>
        </table:table-row>
        <table:table-row>
          <table:table-cell table:style-name="Tabela9.A3" office:value-type="string">
            <text:p text:style-name="P35">Domínio</text:p>
          </table:table-cell>
          <table:table-cell table:style-name="Tabela9.B3" office:value-type="string">
            <text:p text:style-name="P390">A ser preenchido</text:p>
          </table:table-cell>
          <table:table-cell table:style-name="Tabela9.C3" office:value-type="string">
            <text:p text:style-name="P280">Heliponto -11<text:span text:style-name="T1"> !</text:span></text:p>
            <text:p text:style-name="P229">[P]</text:p>
            <text:p text:style-name="P152"/>
            <text:p text:style-name="P152">Pista de pouso -9</text:p>
            <text:p text:style-name="P229">[L A]</text:p>
            <text:p text:style-name="P152"/>
            <text:p text:style-name="P280">Pista de táxi -10<text:span text:style-name="T1"> !</text:span></text:p>
            <text:p text:style-name="P229">[A]</text:p>
          </table:table-cell>
          <table:table-cell table:style-name="Tabela9.D3" office:value-type="string">
            <text:p text:style-name="P280">Sem revestimento (Leito natural) -1<text:span text:style-name="T1"> !</text:span></text:p>
            <text:p text:style-name="P152">Pavimentado -3</text:p>
            <text:p text:style-name="P152">Revestimento primário (solto) -2</text:p>
          </table:table-cell>
          <table:table-cell table:style-name="Tabela9.E3" office:value-type="string">
            <text:p text:style-name="P153">Desconhecido -0</text:p>
            <text:p text:style-name="P153">Militar -12</text:p>
            <text:p text:style-name="P153">Particular -6</text:p>
            <text:p text:style-name="P153">Público -11</text:p>
            <text:p text:style-name="P153">Público/Militar -13</text:p>
          </table:table-cell>
          <table:table-cell table:style-name="Tabela9.F3" office:value-type="string">
            <text:p text:style-name="P239">Abandonada <text:span text:style-name="T9">-1 !</text:span></text:p>
            <text:p text:style-name="P147">Construída <text:span text:style-name="T9">-3</text:span></text:p>
            <text:p text:style-name="P155">Desconhecida -0</text:p>
            <text:p text:style-name="P239">Destruída <text:span text:style-name="T9">-2 !</text:span></text:p>
            <text:p text:style-name="P239">Em construção <text:span text:style-name="T9">-4 !</text:span></text:p>
            <text:p text:style-name="P285"/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 table:number-columns-repeated="12"/>
        <table:table-row>
          <table:table-cell table:style-name="Tabela8.A1" office:value-type="string">
            <text:p text:style-name="P40">Classe</text:p>
          </table:table-cell>
          <table:table-cell table:style-name="Tabela8.B1" table:number-columns-spanned="12" office:value-type="string">
            <text:p text:style-name="P95">via_deslocamento (infra_via_deslocamento<text:span text:style-name="T8">)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28">Atributo</text:p>
          </table:table-cell>
          <table:table-cell table:style-name="Tabela8.A2" office:value-type="string">
            <text:p text:style-name="P429"><text:span text:style-name="T41">n</text:span>ome<text:span text:style-name="T6">(0..1)</text:span></text:p>
          </table:table-cell>
          <table:table-cell table:style-name="Tabela8.A2" office:value-type="string">
            <text:p text:style-name="P430">tipo (1)</text:p>
          </table:table-cell>
          <table:table-cell table:style-name="Tabela8.A2" office:value-type="string">
            <text:p text:style-name="P430">revestimento (1)</text:p>
          </table:table-cell>
          <table:table-cell table:style-name="Tabela8.A2" office:value-type="string">
            <text:p text:style-name="P430">tr<text:span text:style-name="T9">a</text:span>fego (1)</text:p>
          </table:table-cell>
          <table:table-cell table:style-name="Tabela8.A2" office:value-type="string">
            <text:p text:style-name="P430">nr_faixas<text:span text:style-name="T6"> (1)</text:span></text:p>
          </table:table-cell>
          <table:table-cell table:style-name="Tabela8.A2" office:value-type="string">
            <text:p text:style-name="P430">nr_pistas (1)</text:p>
          </table:table-cell>
          <table:table-cell table:style-name="Tabela8.A2" office:value-type="string">
            <text:p text:style-name="P430">canteiro_divisorio (1)</text:p>
          </table:table-cell>
          <table:table-cell table:style-name="Tabela8.A2" office:value-type="string">
            <text:p text:style-name="P430">situacao_fisica (1)</text:p>
          </table:table-cell>
          <table:table-cell table:style-name="Tabela8.A2" office:value-type="string">
            <text:p text:style-name="P430">jurisdicao (1)</text:p>
          </table:table-cell>
          <table:table-cell table:style-name="Tabela8.A2" office:value-type="string">
            <text:p text:style-name="P430"><text:span text:style-name="T41">s</text:span>igla<text:span text:style-name="T6"> (0..1)</text:span></text:p>
          </table:table-cell>
          <table:table-cell table:style-name="Tabela8.A2" office:value-type="string">
            <text:p text:style-name="P430">administracao (1)</text:p>
          </table:table-cell>
          <table:table-cell table:style-name="Tabela8.M2" office:value-type="string">
            <text:p text:style-name="P430"><text:span text:style-name="T41">c</text:span>oncessiona<text:span text:style-name="T40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40">Domínio</text:p>
          </table:table-cell>
          <table:table-cell table:style-name="Tabela8.B7" table:number-rows-spanned="5" office:value-type="string">
            <text:p text:style-name="P394">A ser preenchido</text:p>
          </table:table-cell>
          <table:table-cell table:style-name="Tabela8.C3" office:value-type="string">
            <text:p text:style-name="P148">Arruamento <text:span text:style-name="T8">-5</text:span></text:p>
          </table:table-cell>
          <table:table-cell table:style-name="Tabela8.D3" office:value-type="string">
            <text:p text:style-name="P280">Calçado -4<text:span text:style-name="T1"> !</text:span></text:p>
            <text:p text:style-name="P154">Sem revestimento (Leito natural) -1</text:p>
            <text:p text:style-name="P154">Pavimentado -3</text:p>
            <text:p text:style-name="P154">Revestimento primário (solto) -2</text:p>
          </table:table-cell>
          <table:table-cell table:style-name="Tabela8.E3" office:value-type="string">
            <text:p text:style-name="P148">Permanente <text:span text:style-name="T8">-1</text:span></text:p>
            <text:p text:style-name="P148"/>
            <text:p text:style-name="P373">V - "tipo" in (<text:span text:style-name="T100">5)</text:span> and <text:span text:style-name="T94">not (</text:span>"<text:span text:style-name="T100">trafego</text:span>" <text:span text:style-name="T56">in (1))</text:span></text:p>
          </table:table-cell>
          <table:table-cell table:style-name="Tabela8.F3" office:value-type="string">
            <text:p text:style-name="P335">Minimo 1</text:p>
            <text:p text:style-name="P335"/>
            <text:p text:style-name="P373">V - "tipo" in (<text:span text:style-name="T100">5)</text:span> and <text:span text:style-name="T94">not (</text:span>"<text:span text:style-name="T100">nr_faixas</text:span>" <text:span text:style-name="T100">&gt;=1)</text:span></text:p>
          </table:table-cell>
          <table:table-cell table:style-name="Tabela8.G3" office:value-type="string">
            <text:p text:style-name="P335">Minimo 1</text:p>
            <text:p text:style-name="P335"/>
            <text:p text:style-name="P373">V - "tipo" in (<text:span text:style-name="T100">5)</text:span> and <text:span text:style-name="T94">not (</text:span>"<text:span text:style-name="T100">nr_pistas</text:span>" <text:span text:style-name="T100">&gt;=1)</text:span></text:p>
          </table:table-cell>
          <table:table-cell table:style-name="Tabela8.H3" office:value-type="string">
            <text:p text:style-name="P59">Não -2</text:p>
            <text:p text:style-name="P59">Sim -1</text:p>
          </table:table-cell>
          <table:table-cell table:style-name="Tabela8.I3" office:value-type="string">
            <text:p text:style-name="P239">Abandonada <text:span text:style-name="T9">-1 !</text:span></text:p>
            <text:p text:style-name="P148">Construída <text:span text:style-name="T9">-3</text:span></text:p>
            <text:p text:style-name="P239">Destruída <text:span text:style-name="T9">-2 !</text:span></text:p>
            <text:p text:style-name="P239">Em construção <text:span text:style-name="T9">-4 !</text:span></text:p>
            <text:p text:style-name="P288"/>
          </table:table-cell>
          <table:table-cell table:style-name="Tabela8.J3" office:value-type="string">
            <text:p text:style-name="P148">Desconhecida <text:span text:style-name="T8">-0</text:span></text:p>
            <text:p text:style-name="P148"/>
            <text:p text:style-name="P373">V - "tipo" in (<text:span text:style-name="T100">5)</text:span> and <text:span text:style-name="T94">not (</text:span>"<text:span text:style-name="T102">jurisdicao</text:span>" <text:span text:style-name="T102">in (0))</text:span></text:p>
          </table:table-cell>
          <table:table-cell table:style-name="Tabela8.K7" table:number-rows-spanned="5" office:value-type="string">
            <text:p text:style-name="P336">(*)</text:p>
            <text:p text:style-name="P336"/>
            <text:p text:style-name="P374">V - <text:span text:style-name="T151">not("sigla" is NULL or "sigla" ='') and not("jurisdicao" in (1,2))</text:span></text:p>
            <text:p text:style-name="P336"/>
            <text:p text:style-name="P373">V - "<text:span text:style-name="T57">jurisdicao</text:span>" <text:span text:style-name="T57">in (1,2)</text:span> and <text:span text:style-name="T99">(</text:span>"<text:span text:style-name="T57">sigla</text:span>" <text:span text:style-name="T57">is NULL or "sigla" ='')</text:span></text:p>
            <text:p text:style-name="P373"/>
            <text:p text:style-name="P373">V - "<text:span text:style-name="T57">jurisdicao</text:span>" <text:span text:style-name="T57">in (1)</text:span> and <text:span text:style-name="T99">(1 - (regexp_match( "sigla", '^(BR)-\\d\\d\\d$') ))</text:span></text:p>
            <text:p text:style-name="P373"/>
            <text:p text:style-name="P373">V - "<text:span text:style-name="T57">jurisdicao</text:span>" <text:span text:style-name="T57">in (2)</text:span> and <text:span text:style-name="T99">(1 - (regexp_match( "sigla", '^(SC|PR|RS)-\\d\\d\\d$') ))</text:span></text:p>
          </table:table-cell>
          <table:table-cell table:style-name="Tabela8.L3" office:value-type="string">
            <text:p text:style-name="P148">Desconhecida <text:span text:style-name="T8">-0</text:span></text:p>
            <text:p text:style-name="P148"/>
            <text:p text:style-name="P373">V - "tipo" in (<text:span text:style-name="T100">5)</text:span> and <text:span text:style-name="T94">not (</text:span>"<text:span text:style-name="T102">administracao</text:span>" <text:span text:style-name="T102">in (0))</text:span></text:p>
          </table:table-cell>
          <table:table-cell table:style-name="Tabela8.M7" table:number-rows-spanned="5" office:value-type="string">
            <text:p text:style-name="P426">(**)</text:p>
            <text:p text:style-name="P426"/>
            <text:p text:style-name="P427">V - <text:span text:style-name="T136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4">
          <table:covered-table-cell/>
          <table:covered-table-cell/>
          <table:table-cell table:style-name="Tabela8.C4" office:value-type="string">
            <text:p text:style-name="P239">Auto-estrada <text:span text:style-name="T8">-4 !</text:span></text:p>
          </table:table-cell>
          <table:table-cell table:style-name="Tabela8.D4" office:value-type="string">
            <text:p text:style-name="P154">Pavimentado -3</text:p>
            <text:p text:style-name="P154"/>
            <text:p text:style-name="P373">V - "tipo" in (<text:span text:style-name="T100">4)</text:span> and <text:span text:style-name="T94">not (</text:span>"<text:span text:style-name="T56">revestimento</text:span>" <text:span text:style-name="T56">in (3))</text:span></text:p>
          </table:table-cell>
          <table:table-cell table:style-name="Tabela8.E4" office:value-type="string">
            <text:p text:style-name="P148">Permanente <text:span text:style-name="T8">-1</text:span></text:p>
            <text:p text:style-name="P148"/>
            <text:p text:style-name="P373">V - "tipo" in (<text:span text:style-name="T100">4)</text:span> and <text:span text:style-name="T94">not (</text:span>"<text:span text:style-name="T100">trafego</text:span>" <text:span text:style-name="T56">in (1))</text:span></text:p>
          </table:table-cell>
          <table:table-cell table:style-name="Tabela8.F4" office:value-type="string">
            <text:p text:style-name="P337">Minimo 4</text:p>
            <text:p text:style-name="P337"/>
            <text:p text:style-name="P373">V - "tipo" in (<text:span text:style-name="T101">4)</text:span> and <text:span text:style-name="T94">not (</text:span>"<text:span text:style-name="T100">nr_faixas</text:span>" <text:span text:style-name="T100">&gt;=4)</text:span></text:p>
          </table:table-cell>
          <table:table-cell table:style-name="Tabela8.G4" office:value-type="string">
            <text:p text:style-name="P337">Minimo 2</text:p>
            <text:p text:style-name="P337"/>
            <text:p text:style-name="P373">V - "tipo" in (<text:span text:style-name="T101">4)</text:span> and <text:span text:style-name="T94">not (</text:span>"<text:span text:style-name="T100">nr_pistas</text:span>" <text:span text:style-name="T100">&gt;=2)</text:span></text:p>
          </table:table-cell>
          <table:table-cell table:style-name="Tabela8.H4" office:value-type="string">
            <text:p text:style-name="P59">Não -2</text:p>
            <text:p text:style-name="P59">Sim -1</text:p>
          </table:table-cell>
          <table:table-cell table:style-name="Tabela8.I4" office:value-type="string">
            <text:p text:style-name="P239">Abandonada <text:span text:style-name="T9">-1 !</text:span></text:p>
            <text:p text:style-name="P149">Construída <text:span text:style-name="T9">-3</text:span></text:p>
            <text:p text:style-name="P239">Destruída <text:span text:style-name="T9">-2 !</text:span></text:p>
            <text:p text:style-name="P239">Em construção <text:span text:style-name="T9">-4 !</text:span></text:p>
            <text:p text:style-name="P288"/>
          </table:table-cell>
          <table:table-cell table:style-name="Tabela8.J4" office:value-type="string">
            <text:p text:style-name="P148">Estadual <text:span text:style-name="T8">-2</text:span></text:p>
            <text:p text:style-name="P148">Federal <text:span text:style-name="T8">-1</text:span></text:p>
            <text:p text:style-name="P148"/>
            <text:p text:style-name="P373">V - "tipo" in (<text:span text:style-name="T102">4)</text:span> and <text:span text:style-name="T94">not (</text:span>"<text:span text:style-name="T102">jurisdicao</text:span>" <text:span text:style-name="T102">in (1,2))</text:span></text:p>
          </table:table-cell>
          <table:covered-table-cell/>
          <table:table-cell table:style-name="Tabela8.L4" office:value-type="string">
            <text:p text:style-name="P148">Concessionada <text:span text:style-name="T8">-7</text:span></text:p>
            <text:p text:style-name="P148">Estadual <text:span text:style-name="T8">-2</text:span></text:p>
            <text:p text:style-name="P148">Federal <text:span text:style-name="T8">-1</text:span></text:p>
            <text:p text:style-name="P148"/>
            <text:p text:style-name="P373">V - "tipo" in (<text:span text:style-name="T102">4)</text:span> and <text:span text:style-name="T94">not (</text:span>"<text:span text:style-name="T102">administracao</text:span>" <text:span text:style-name="T102">in (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148">Caminho carroçável <text:span text:style-name="T8">-3</text:span></text:p>
          </table:table-cell>
          <table:table-cell table:style-name="Tabela8.D5" office:value-type="string">
            <text:p text:style-name="P148">Sem revestimento (Leito natural) <text:span text:style-name="T9">-1</text:span></text:p>
            <text:p text:style-name="P148"/>
            <text:p text:style-name="P373">V - "tipo" in (<text:span text:style-name="T100">3)</text:span> and <text:span text:style-name="T94">not (</text:span>"<text:span text:style-name="T56">revestimento</text:span>" <text:span text:style-name="T56">in (1))</text:span></text:p>
          </table:table-cell>
          <table:table-cell table:style-name="Tabela8.E5" office:value-type="string">
            <text:p text:style-name="P148">Periódico <text:span text:style-name="T8">-2</text:span></text:p>
            <text:p text:style-name="P148"/>
            <text:p text:style-name="P373">V - "tipo" in (<text:span text:style-name="T100">3)</text:span> and <text:span text:style-name="T94">not (</text:span>"<text:span text:style-name="T100">trafego</text:span>" <text:span text:style-name="T56">in (2))</text:span></text:p>
          </table:table-cell>
          <table:table-cell table:style-name="Tabela8.F5" office:value-type="string">
            <text:p text:style-name="P337">1</text:p>
            <text:p text:style-name="P337"/>
            <text:p text:style-name="P373">V - "tipo" in (<text:span text:style-name="T101">3)</text:span> and <text:span text:style-name="T94">not (</text:span>"<text:span text:style-name="T100">nr_faixas</text:span>" <text:span text:style-name="T100">=1) </text:span></text:p>
          </table:table-cell>
          <table:table-cell table:style-name="Tabela8.G5" office:value-type="string">
            <text:p text:style-name="P337">1</text:p>
            <text:p text:style-name="P337"/>
            <text:p text:style-name="P373">V - "tipo" in (<text:span text:style-name="T101">3)</text:span> and <text:span text:style-name="T94">not (</text:span>"<text:span text:style-name="T100">nr_pistas</text:span>" <text:span text:style-name="T100">=1)</text:span></text:p>
          </table:table-cell>
          <table:table-cell table:style-name="Tabela8.H5" office:value-type="string">
            <text:p text:style-name="P59">Não -2</text:p>
            <text:p text:style-name="P59"/>
            <text:p text:style-name="P373">V - "tipo" in (<text:span text:style-name="T101">3)</text:span> and <text:span text:style-name="T94">not (</text:span>"<text:span text:style-name="T102">canteiro_divisorio</text:span>" <text:span text:style-name="T102">in (2))</text:span></text:p>
          </table:table-cell>
          <table:table-cell table:style-name="Tabela8.I5" office:value-type="string">
            <text:p text:style-name="P98">Construída -3</text:p>
            <text:p text:style-name="P98"/>
            <text:p text:style-name="P373">V - "tipo" in (<text:span text:style-name="T101">3)</text:span> and <text:span text:style-name="T94">not (</text:span>"<text:span text:style-name="T102">situacao_fisica</text:span>" <text:span text:style-name="T102">in (3))</text:span></text:p>
          </table:table-cell>
          <table:table-cell table:style-name="Tabela8.J5" office:value-type="string">
            <text:p text:style-name="P148">Desconhecida <text:span text:style-name="T8">-0</text:span></text:p>
            <text:p text:style-name="P148"/>
            <text:p text:style-name="P373">V - "tipo" in (<text:span text:style-name="T102">3)</text:span> and <text:span text:style-name="T94">not (</text:span>"<text:span text:style-name="T102">jurisdicao</text:span>" <text:span text:style-name="T102">in (0))</text:span></text:p>
          </table:table-cell>
          <table:covered-table-cell/>
          <table:table-cell table:style-name="Tabela8.L5" office:value-type="string">
            <text:p text:style-name="P148">Desconhecida <text:span text:style-name="T8">-0</text:span></text:p>
            <text:p text:style-name="P148"/>
            <text:p text:style-name="P373">V - "tipo" in (<text:span text:style-name="T102">3)</text:span> and <text:span text:style-name="T94">not (</text:span>"<text:span text:style-name="T102">administracao</text:span>" <text:span text:style-name="T102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148">Rodovia <text:span text:style-name="T8">-2</text:span></text:p>
          </table:table-cell>
          <table:table-cell table:style-name="Tabela8.D6" office:value-type="string">
            <text:p text:style-name="P281">Calçado -4 !</text:p>
            <text:p text:style-name="P154">Sem revestimento (Leito natural) -1</text:p>
            <text:p text:style-name="P154">Pavimentado -3</text:p>
            <text:p text:style-name="P154">Revestimento primário (solto) -2</text:p>
          </table:table-cell>
          <table:table-cell table:style-name="Tabela8.E6" office:value-type="string">
            <text:p text:style-name="P148">Periódico <text:span text:style-name="T8">-2</text:span></text:p>
            <text:p text:style-name="P148">Permanente <text:span text:style-name="T8">-1</text:span></text:p>
          </table:table-cell>
          <table:table-cell table:style-name="Tabela8.F6" office:value-type="string">
            <text:p text:style-name="P335">Minimo 1</text:p>
            <text:p text:style-name="P335"/>
            <text:p text:style-name="P373">V - "tipo" in (<text:span text:style-name="T101">2)</text:span> and <text:span text:style-name="T94">not (</text:span>"<text:span text:style-name="T100">nr_faixas</text:span>" <text:span text:style-name="T100">&gt;=1)</text:span></text:p>
          </table:table-cell>
          <table:table-cell table:style-name="Tabela8.G6" office:value-type="string">
            <text:p text:style-name="P335">Minimo 1</text:p>
            <text:p text:style-name="P335"/>
            <text:p text:style-name="P373">V - "tipo" in (<text:span text:style-name="T101">2)</text:span> and <text:span text:style-name="T94">not (</text:span>"<text:span text:style-name="T100">nr_pistas</text:span>" <text:span text:style-name="T100">&gt;=1)</text:span></text:p>
          </table:table-cell>
          <table:table-cell table:style-name="Tabela8.H6" office:value-type="string">
            <text:p text:style-name="P59">Não -2</text:p>
            <text:p text:style-name="P59">Sim -1</text:p>
          </table:table-cell>
          <table:table-cell table:style-name="Tabela8.I6" office:value-type="string">
            <text:p text:style-name="P240">Abandonada <text:span text:style-name="T9">-1 !</text:span></text:p>
            <text:p text:style-name="P150">Construída <text:span text:style-name="T9">-3</text:span></text:p>
            <text:p text:style-name="P240">Destruída <text:span text:style-name="T9">-2 !</text:span></text:p>
            <text:p text:style-name="P240">Em construção <text:span text:style-name="T9">-4 !</text:span></text:p>
            <text:p text:style-name="P288"/>
          </table:table-cell>
          <table:table-cell table:style-name="Tabela8.J6" office:value-type="string">
            <text:p text:style-name="P148">Desconhecida <text:span text:style-name="T8">-0</text:span></text:p>
            <text:p text:style-name="P148">Estadual <text:span text:style-name="T8">-2</text:span></text:p>
            <text:p text:style-name="P148">Federal <text:span text:style-name="T8">-1</text:span></text:p>
            <text:p text:style-name="P148"/>
            <text:p text:style-name="P373">V - "tipo" in (<text:span text:style-name="T102">2)</text:span> and <text:span text:style-name="T94">not (</text:span>"<text:span text:style-name="T102">jurisdicao</text:span>" <text:span text:style-name="T102">in (0,1,2))</text:span></text:p>
          </table:table-cell>
          <table:covered-table-cell/>
          <table:table-cell table:style-name="Tabela8.L6" office:value-type="string">
            <text:p text:style-name="P148">Concessionada <text:span text:style-name="T8">-7</text:span></text:p>
            <text:p text:style-name="P148">Desconhecida <text:span text:style-name="T8">-0</text:span></text:p>
            <text:p text:style-name="P148">Estadual <text:span text:style-name="T8">-2</text:span></text:p>
            <text:p text:style-name="P148">Federal <text:span text:style-name="T8">-1</text:span></text:p>
            <text:p text:style-name="P148"/>
            <text:p text:style-name="P373">V - "tipo" in (<text:span text:style-name="T102">2)</text:span> and <text:span text:style-name="T94">not (</text:span>"<text:span text:style-name="T102">administracao</text:span>" <text:span text:style-name="T102">in (0,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148">Trilha ou Picada <text:span text:style-name="T8">-6</text:span></text:p>
          </table:table-cell>
          <table:table-cell table:style-name="Tabela8.D7" office:value-type="string">
            <text:p text:style-name="P148">Sem revestimento (Leito natural) <text:span text:style-name="T9">-1</text:span></text:p>
            <text:p text:style-name="P148"/>
            <text:p text:style-name="P373">V - "tipo" in (<text:span text:style-name="T100">6)</text:span> and <text:span text:style-name="T94">not (</text:span>"<text:span text:style-name="T56">revestimento</text:span>" <text:span text:style-name="T56">in (1))</text:span></text:p>
          </table:table-cell>
          <table:table-cell table:style-name="Tabela8.E7" office:value-type="string">
            <text:p text:style-name="P148">Periódico <text:span text:style-name="T8">-2</text:span></text:p>
            <text:p text:style-name="P148"/>
            <text:p text:style-name="P373">V - "tipo" in (<text:span text:style-name="T100">6)</text:span> and <text:span text:style-name="T94">not (</text:span>"<text:span text:style-name="T100">trafego</text:span>" <text:span text:style-name="T56">in (2))</text:span></text:p>
          </table:table-cell>
          <table:table-cell table:style-name="Tabela8.F7" office:value-type="string">
            <text:p text:style-name="P337">1</text:p>
            <text:p text:style-name="P337"/>
            <text:p text:style-name="P373">V - "tipo" in (<text:span text:style-name="T101">6)</text:span> and <text:span text:style-name="T94">not (</text:span>"<text:span text:style-name="T100">nr_faixas</text:span>" <text:span text:style-name="T100">=1)</text:span></text:p>
          </table:table-cell>
          <table:table-cell table:style-name="Tabela8.G7" office:value-type="string">
            <text:p text:style-name="P337">1</text:p>
            <text:p text:style-name="P337"/>
            <text:p text:style-name="P373">V - "tipo" in (<text:span text:style-name="T101">6)</text:span> and <text:span text:style-name="T94">not (</text:span>"<text:span text:style-name="T100">nr_pistas</text:span>" <text:span text:style-name="T100">=1)</text:span></text:p>
          </table:table-cell>
          <table:table-cell table:style-name="Tabela8.H7" office:value-type="string">
            <text:p text:style-name="P59">Não -2</text:p>
            <text:p text:style-name="P59"/>
            <text:p text:style-name="P373">V - "tipo" in (<text:span text:style-name="T102">6)</text:span> and <text:span text:style-name="T94">not (</text:span>"<text:span text:style-name="T102">canteiro_divisorio</text:span>" <text:span text:style-name="T102">in (2))</text:span></text:p>
          </table:table-cell>
          <table:table-cell table:style-name="Tabela8.I7" office:value-type="string">
            <text:p text:style-name="P98">Construída -3</text:p>
            <text:p text:style-name="P98"/>
            <text:p text:style-name="P373">V - "tipo" in (<text:span text:style-name="T102">6)</text:span> and <text:span text:style-name="T94">not (</text:span>"<text:span text:style-name="T102">situacao_fisica</text:span>" <text:span text:style-name="T102">in (3))</text:span></text:p>
          </table:table-cell>
          <table:table-cell table:style-name="Tabela8.J7" office:value-type="string">
            <text:p text:style-name="P148">Desconhecida <text:span text:style-name="T8">-0</text:span></text:p>
            <text:p text:style-name="P148"/>
            <text:p text:style-name="P373">V - "tipo" in (<text:span text:style-name="T102">6)</text:span> and <text:span text:style-name="T94">not (</text:span>"<text:span text:style-name="T102">jurisdicao</text:span>" <text:span text:style-name="T102">in (0))</text:span></text:p>
          </table:table-cell>
          <table:covered-table-cell/>
          <table:table-cell table:style-name="Tabela8.L7" office:value-type="string">
            <text:p text:style-name="P148">Desconhecida <text:span text:style-name="T8">-0</text:span></text:p>
            <text:p text:style-name="P148"/>
            <text:p text:style-name="P373">V - "tipo" in (<text:span text:style-name="T102">6)</text:span> and <text:span text:style-name="T94">not (</text:span>"<text:span text:style-name="T102">administracao</text:span>" <text:span text:style-name="T102">in (0))</text:span></text:p>
          </table:table-cell>
          <table:covered-table-cell/>
        </table:table-row>
      </table:table>
      <text:p text:style-name="P11"/>
      <text:p text:style-name="P11"/>
      <table:table table:name="Tabela22" table:style-name="Tabela22">
        <table:table-column table:style-name="Tabela22.A"/>
        <table:table-column table:style-name="Tabela22.B" table:number-columns-repeated="2"/>
        <table:table-row>
          <table:table-cell table:style-name="Tabela22.A1" office:value-type="string">
            <text:p text:style-name="P40">Classe</text:p>
          </table:table-cell>
          <table:table-cell table:style-name="Tabela22.B1" table:number-columns-spanned="2" office:value-type="string">
            <text:p text:style-name="P107">delimitacao_fisica <text:span text:style-name="T146">(llp_</text:span><text:span text:style-name="T144">delimitacao_fisica</text:span><text:span text:style-name="T146">)</text:span><text:span text:style-name="T125"> [L]</text:span></text:p>
          </table:table-cell>
          <table:covered-table-cell/>
        </table:table-row>
        <table:table-row>
          <table:table-cell table:style-name="Tabela22.A2" office:value-type="string">
            <text:p text:style-name="P40">Atributo</text:p>
          </table:table-cell>
          <table:table-cell table:style-name="Tabela22.A2" office:value-type="string">
            <text:p text:style-name="P165">tipo<text:span text:style-name="T5"> (1)</text:span></text:p>
          </table:table-cell>
          <table:table-cell table:style-name="Tabela22.C2" office:value-type="string">
            <text:p text:style-name="P197">material_construcao<text:span text:style-name="T5"> (1)</text:span></text:p>
          </table:table-cell>
        </table:table-row>
        <table:table-row>
          <table:table-cell table:style-name="Tabela22.A4" table:number-rows-spanned="2" office:value-type="string">
            <text:p text:style-name="P40">Domínio</text:p>
          </table:table-cell>
          <table:table-cell table:style-name="Tabela22.B3" office:value-type="string">
            <text:p text:style-name="P222">Cerca -1</text:p>
          </table:table-cell>
          <table:table-cell table:style-name="Tabela22.C3" office:value-type="string">
            <text:p text:style-name="P177">Desconhecido -0</text:p>
            <text:p text:style-name="P177">Madeira -5</text:p>
            <text:p text:style-name="P369">98</text:p>
            <text:p text:style-name="P177"/>
            <text:p text:style-name="P415">V - "tipo" in (<text:span text:style-name="T132">1)</text:span> and <text:span text:style-name="T94">not (</text:span>"<text:span text:style-name="T131">material_construcao</text:span>" <text:span text:style-name="T105">in (0,5,6,7,8))</text:span></text:p>
          </table:table-cell>
        </table:table-row>
        <table:table-row>
          <table:covered-table-cell/>
          <table:table-cell table:style-name="Tabela22.B4" office:value-type="string">
            <text:p text:style-name="P282">Muro -2<text:span text:style-name="T1"> !</text:span></text:p>
          </table:table-cell>
          <table:table-cell table:style-name="Tabela22.C4" office:value-type="string">
            <text:p text:style-name="P179">Desconhecido -0</text:p>
            <text:p text:style-name="P177">Alvenaria -1</text:p>
            <text:p text:style-name="P177">Madeira -5</text:p>
            <text:p text:style-name="P177">Rocha -4</text:p>
            <text:p text:style-name="P138">Concreto – 2</text:p>
            <text:p text:style-name="P139">98</text:p>
            <text:p text:style-name="P177"/>
            <text:p text:style-name="P415">V - "tipo" in (<text:span text:style-name="T135">2)</text:span> and <text:span text:style-name="T94">not (</text:span>"<text:span text:style-name="T131">material_construcao</text:span>" <text:span text:style-name="T105">in (1,4,5))</text:span></text:p>
          </table:table-cell>
        </table:table-row>
      </table:table>
      <text:p text:style-name="P11"/>
      <text:p text:style-name="P11"/>
      <table:table table:name="Tabela19" table:style-name="Tabela19">
        <table:table-column table:style-name="Tabela19.A"/>
        <table:table-column table:style-name="Tabela19.B" table:number-columns-repeated="4"/>
        <table:table-row>
          <table:table-cell table:style-name="Tabela19.A1" office:value-type="string">
            <text:p text:style-name="P40">Classe</text:p>
          </table:table-cell>
          <table:table-cell table:style-name="Tabela19.B1" table:number-columns-spanned="4" office:value-type="string">
            <text:p text:style-name="P106">limite_especial <text:span text:style-name="T29">(llp_limite_especial) [L A]</text:span>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40">Atributo</text:p>
          </table:table-cell>
          <table:table-cell table:style-name="Tabela19.A2" office:value-type="string">
            <text:p text:style-name="P165">nome<text:span text:style-name="T6"> (0..1)</text:span></text:p>
          </table:table-cell>
          <table:table-cell table:style-name="Tabela19.A2" office:value-type="string">
            <text:p text:style-name="P165">tipo<text:span text:style-name="T5"> (1)</text:span></text:p>
          </table:table-cell>
          <table:table-cell table:style-name="Tabela19.A2" office:value-type="string">
            <text:p text:style-name="P186">tipo_<text:span text:style-name="T29">delimitacao (1) </text:span></text:p>
          </table:table-cell>
          <table:table-cell table:style-name="Tabela19.E2" office:value-type="string">
            <text:p text:style-name="P194">geometria_aproximada<text:span text:style-name="T5"> (1)</text:span></text:p>
          </table:table-cell>
        </table:table-row>
        <table:table-row>
          <table:table-cell table:style-name="Tabela19.A3" office:value-type="string">
            <text:p text:style-name="P40">Domínio</text:p>
          </table:table-cell>
          <table:table-cell table:style-name="Tabela19.B3" office:value-type="string">
            <text:p text:style-name="P394">A ser preenchido</text:p>
          </table:table-cell>
          <table:table-cell table:style-name="Tabela19.C3" office:value-type="string">
            <text:p text:style-name="P342">Área pública militar<text:span text:style-name="T29"> -36</text:span></text:p>
            <text:p text:style-name="P203"/>
            <text:p text:style-name="P204">Estação Ecológica – ESEC -31</text:p>
            <text:p text:style-name="P204">Monumento Natural – MONA -33</text:p>
            <text:p text:style-name="P204">Parque – PAR -32</text:p>
            <text:p text:style-name="P204">Refúgio de Vida Silvestre – RVS -35</text:p>
            <text:p text:style-name="P204">Reserva Biológica – REBIO -34</text:p>
            <text:p text:style-name="P204"/>
            <text:p text:style-name="P204">Floresta – FLO -26</text:p>
            <text:p text:style-name="P204">Reserva de Desenvolvimento Sustentável – RDS -27</text:p>
            <text:p text:style-name="P204">Reserva de Fauna – REFAU -29</text:p>
            <text:p text:style-name="P204">Reserva Extrativista – RESEX -28</text:p>
            <text:p text:style-name="P204">Reserva Particular do Patrimônio Natural – RPPN -30</text:p>
            <text:p text:style-name="P204">Área de Proteção Ambiental – APA -24</text:p>
            <text:p text:style-name="P204">Área de Relevante Interesse Ecológico – ARIE -25</text:p>
            <text:p text:style-name="P204"/>
            <text:p text:style-name="P91">Terra indígena -2</text:p>
            <text:p text:style-name="P91">Terra pública -1</text:p>
          </table:table-cell>
          <table:table-cell table:style-name="Tabela19.D3" office:value-type="string">
            <text:p text:style-name="P316">(*)</text:p>
            <text:p text:style-name="P203"/>
            <text:p text:style-name="P203">Contorno massa d'água -2</text:p>
            <text:p text:style-name="P203">Costa visível da carta -5</text:p>
            <text:p text:style-name="P203">Cumeada -3</text:p>
            <text:p text:style-name="P203">Ferrovia -7</text:p>
            <text:p text:style-name="P203">Linha seca -4</text:p>
            <text:p text:style-name="P203">Massa d'água -9</text:p>
            <text:p text:style-name="P203">Não aplicável -97</text:p>
            <text:p text:style-name="P203">Não identificado -96</text:p>
            <text:p text:style-name="P203">Rodovia -6</text:p>
            <text:p text:style-name="P203">Trecho de drenagem -8</text:p>
          </table:table-cell>
          <table:table-cell table:style-name="Tabela19.E3" office:value-type="string">
            <text:p text:style-name="P56">Não -2</text:p>
            <text:p text:style-name="P56">Sim -1</text:p>
          </table:table-cell>
        </table:table-row>
      </table:table>
      <text:p text:style-name="P11"/>
      <text:p text:style-name="P11"/>
      <text:p text:style-name="P9"/>
      <table:table table:name="Tabela18" table:style-name="Tabela18">
        <table:table-column table:style-name="Tabela18.A"/>
        <table:table-column table:style-name="Tabela18.B" table:number-columns-repeated="4"/>
        <table:table-row>
          <table:table-cell table:style-name="Tabela18.A1" office:value-type="string">
            <text:p text:style-name="P36">Classe</text:p>
          </table:table-cell>
          <table:table-cell table:style-name="Tabela18.B1" table:number-columns-spanned="4" office:value-type="string">
            <text:p text:style-name="P105">limite_legal (<text:span text:style-name="T28">llp_limite_legal</text:span>) <text:span text:style-name="T123">[LA]</text:span></text:p>
          </table:table-cell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36">Atributo</text:p>
          </table:table-cell>
          <table:table-cell table:style-name="Tabela18.A2" office:value-type="string">
            <text:p text:style-name="P163">nome<text:span text:style-name="T6"> (0..1)</text:span></text:p>
          </table:table-cell>
          <table:table-cell table:style-name="Tabela18.A2" office:value-type="string">
            <text:p text:style-name="P162">tipo<text:span text:style-name="T5"> (1)</text:span></text:p>
          </table:table-cell>
          <table:table-cell table:style-name="Tabela18.A2" office:value-type="string">
            <text:p text:style-name="P184">tipo_<text:span text:style-name="T29">delimitacao (1)</text:span></text:p>
          </table:table-cell>
          <table:table-cell table:style-name="Tabela18.E2" office:value-type="string">
            <text:p text:style-name="P194">geometria_aproximada<text:span text:style-name="T5"> (1)</text:span></text:p>
          </table:table-cell>
        </table:table-row>
        <table:table-row>
          <table:table-cell table:style-name="Tabela18.A4" table:number-rows-spanned="2" office:value-type="string">
            <text:p text:style-name="P36">Domínio</text:p>
          </table:table-cell>
          <table:table-cell table:style-name="Tabela18.B4" table:number-rows-spanned="2" office:value-type="string">
            <text:p text:style-name="P391">A ser preenchido</text:p>
          </table:table-cell>
          <table:table-cell table:style-name="Tabela18.C3" office:value-type="string">
            <text:p text:style-name="P198">Distrito -7</text:p>
            <text:p text:style-name="P198">Municipio -6</text:p>
            <text:p text:style-name="P200">País -4</text:p>
            <text:p text:style-name="P198">Unidade federacao -5</text:p>
            <text:p text:style-name="P343">Área urbana isolada – Vila – 8</text:p>
            <text:p text:style-name="P343">Área urbana isolada – Cidade - 9</text:p>
            <text:p text:style-name="P231">[A]</text:p>
          </table:table-cell>
          <table:table-cell table:style-name="Tabela18.D3" office:value-type="string">
            <text:p text:style-name="P201">Não aplicável -97</text:p>
            <text:p text:style-name="P201"/>
            <text:p text:style-name="P235"><text:span text:style-name="T72">V - "tipo" in (</text:span><text:span text:style-name="T79">4, 5, 6, 7, 8, 9, 10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delimitacao</text:span><text:span text:style-name="T72">" </text:span><text:span text:style-name="T78">in </text:span><text:span text:style-name="T73">(</text:span><text:span text:style-name="T79">97</text:span><text:span text:style-name="T78">)</text:span><text:span text:style-name="T76">)</text:span></text:p>
          </table:table-cell>
          <table:table-cell table:style-name="Tabela18.E3" office:value-type="string">
            <text:p text:style-name="P56">Não -2</text:p>
            <text:p text:style-name="P56">Sim -1</text:p>
          </table:table-cell>
        </table:table-row>
        <table:table-row>
          <table:covered-table-cell/>
          <table:covered-table-cell/>
          <table:table-cell table:style-name="Tabela18.C4" office:value-type="string">
            <text:p text:style-name="P199">Limite Estadual -2</text:p>
            <text:p text:style-name="P200">Limite Internacional -1</text:p>
            <text:p text:style-name="P199">Limite Municipal -3</text:p>
            <text:p text:style-name="P231">[L]</text:p>
          </table:table-cell>
          <table:table-cell table:style-name="Tabela18.D4" office:value-type="string">
            <text:p text:style-name="P201">Contorno massa d'água -2</text:p>
            <text:p text:style-name="P201">Costa visível da carta -5</text:p>
            <text:p text:style-name="P201">Cumeada -3</text:p>
            <text:p text:style-name="P201">Ferrovia -7</text:p>
            <text:p text:style-name="P201">Linha seca -4</text:p>
            <text:p text:style-name="P201">Massa d'água -9</text:p>
            <text:p text:style-name="P201">Não identificado -96</text:p>
            <text:p text:style-name="P201">Rodovia -6</text:p>
            <text:p text:style-name="P201">Trecho de drenagem -8</text:p>
            <text:p text:style-name="P201"/>
            <text:p text:style-name="P235"><text:span text:style-name="T72">V - "tipo" in (</text:span><text:span text:style-name="T79">1, 2, 3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delimitacao</text:span><text:span text:style-name="T72">" </text:span><text:span text:style-name="T78">in </text:span><text:span text:style-name="T73">(</text:span><text:span text:style-name="T79">2, 3, 4, 5, 6, 7, 8, 9, 96</text:span><text:span text:style-name="T78">)</text:span><text:span text:style-name="T76">)</text:span></text:p>
          </table:table-cell>
          <table:table-cell table:style-name="Tabela18.E4" office:value-type="string">
            <text:p text:style-name="P57">Não -2</text:p>
            <text:p text:style-name="P57">Sim -1</text:p>
          </table:table-cell>
        </table:table-row>
      </table:table>
      <text:p text:style-name="P4"/>
      <text:p text:style-name="P11"/>
      <table:table table:name="Tabela12" table:style-name="Tabela12">
        <table:table-column table:style-name="Tabela12.A"/>
        <table:table-column table:style-name="Tabela12.B" table:number-columns-repeated="2"/>
        <table:table-row>
          <table:table-cell table:style-name="Tabela12.A1" office:value-type="string">
            <text:p text:style-name="P40">Classe</text:p>
          </table:table-cell>
          <table:table-cell table:style-name="Tabela12.B1" table:number-columns-spanned="2" office:value-type="string">
            <text:p text:style-name="P104"><text:span text:style-name="T141">l</text:span>ocalidade (llp_localidade) <text:span text:style-name="T115">[P]</text:span></text:p>
          </table:table-cell>
          <table:covered-table-cell/>
        </table:table-row>
        <table:table-row>
          <table:table-cell table:style-name="Tabela12.A2" office:value-type="string">
            <text:p text:style-name="P40">Atributo</text:p>
          </table:table-cell>
          <table:table-cell table:style-name="Tabela12.A2" office:value-type="string">
            <text:p text:style-name="P165">nome<text:span text:style-name="T6"> (1)</text:span></text:p>
          </table:table-cell>
          <table:table-cell table:style-name="Tabela12.C2" office:value-type="string">
            <text:p text:style-name="P165">tipo<text:span text:style-name="T5"> (1)</text:span></text:p>
          </table:table-cell>
        </table:table-row>
        <table:table-row>
          <table:table-cell table:style-name="Tabela12.A3" office:value-type="string">
            <text:p text:style-name="P40">Domínio</text:p>
          </table:table-cell>
          <table:table-cell table:style-name="Tabela12.B3" office:value-type="string">
            <text:p text:style-name="P394">A ser preenchido</text:p>
          </table:table-cell>
          <table:table-cell table:style-name="Tabela12.C3" office:value-type="string">
            <text:p text:style-name="P338">Aglomerado rural isolado – Núcleo -5</text:p>
            <text:p text:style-name="P338">Aglomerado rural isolado – Povoado -6</text:p>
            <text:p text:style-name="P338">Capital estadual -2</text:p>
            <text:p text:style-name="P338">Capital federal -3</text:p>
            <text:p text:style-name="P338">Cidade -1</text:p>
            <text:p text:style-name="P338">Nome local -8</text:p>
            <text:p text:style-name="P338">Outros aglomerados rurais – Lugarejo -7</text:p>
            <text:p text:style-name="P338">Vila -4</text:p>
          </table:table-cell>
        </table:table-row>
      </table:table>
      <text:p text:style-name="P11"/>
      <text:p text:style-name="P11"/>
      <table:table table:name="Tabela23" table:style-name="Tabela23">
        <table:table-column table:style-name="Tabela23.A"/>
        <table:table-column table:style-name="Tabela23.B" table:number-columns-repeated="12"/>
        <table:table-row>
          <table:table-cell table:style-name="Tabela23.A1" office:value-type="string">
            <text:p text:style-name="P36">Classe</text:p>
          </table:table-cell>
          <table:table-cell table:style-name="Tabela23.B1" table:number-columns-spanned="12" office:value-type="string">
            <text:p text:style-name="P111">ponto_controle <text:span text:style-name="T32">(llp_ponto_controle) [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office:value-type="string">
            <text:p text:style-name="P36">Atributo</text:p>
          </table:table-cell>
          <table:table-cell table:style-name="Tabela23.A2" office:value-type="string">
            <text:p text:style-name="P194">cod_ponto<text:span text:style-name="T5"> (1)</text:span></text:p>
          </table:table-cell>
          <table:table-cell table:style-name="Tabela23.A2" office:value-type="string">
            <text:p text:style-name="P194">tipo<text:span text:style-name="T5"> (1)</text:span></text:p>
          </table:table-cell>
          <table:table-cell table:style-name="Tabela23.A2" office:value-type="string">
            <text:p text:style-name="P194">tipo_ref<text:span text:style-name="T5"> (1)</text:span></text:p>
          </table:table-cell>
          <table:table-cell table:style-name="Tabela23.A2" office:value-type="string">
            <text:p text:style-name="P194">altitude_<text:span text:style-name="T184">ortométrica (1)</text:span></text:p>
          </table:table-cell>
          <table:table-cell table:style-name="Tabela23.A2" office:value-type="string">
            <text:p text:style-name="P194">altitude_<text:span text:style-name="T184">geometrica (1)</text:span></text:p>
          </table:table-cell>
          <table:table-cell table:style-name="Tabela23.A2" office:value-type="string">
            <text:p text:style-name="P195">sistema_geodesico<text:span text:style-name="T5"> (1)</text:span></text:p>
          </table:table-cell>
          <table:table-cell table:style-name="Tabela23.A2" office:value-type="string">
            <text:p text:style-name="P194">referencial_altim<text:span text:style-name="T5"> (1)</text:span></text:p>
          </table:table-cell>
          <table:table-cell table:style-name="Tabela23.A2" office:value-type="string">
            <text:p text:style-name="P300">referencial_grav (1)</text:p>
          </table:table-cell>
          <table:table-cell table:style-name="Tabela23.A2" office:value-type="string">
            <text:p text:style-name="P194">situacao_marco<text:span text:style-name="T5"> (1)</text:span></text:p>
          </table:table-cell>
          <table:table-cell table:style-name="Tabela23.A2" office:value-type="string">
            <text:p text:style-name="P194">orgao_responsavel<text:span text:style-name="T5"> (1)</text:span></text:p>
          </table:table-cell>
          <table:table-cell table:style-name="Tabela23.A2" office:value-type="string">
            <text:p text:style-name="P194">latitude<text:span text:style-name="T5"> (1)</text:span></text:p>
          </table:table-cell>
          <table:table-cell table:style-name="Tabela23.M2" office:value-type="string">
            <text:p text:style-name="P194">longitude<text:span text:style-name="T5"> (1)</text:span></text:p>
          </table:table-cell>
        </table:table-row>
        <table:table-row>
          <table:table-cell table:style-name="Tabela23.A6" table:number-rows-spanned="4" office:value-type="string">
            <text:p text:style-name="P36">Domínio</text:p>
          </table:table-cell>
          <table:table-cell table:style-name="Tabela23.B6" table:number-rows-spanned="4" office:value-type="string">
            <text:p text:style-name="P391">A ser preenchido</text:p>
          </table:table-cell>
          <table:table-cell table:style-name="Tabela23.C3" office:value-type="string">
            <text:p text:style-name="P206">Centro perspectivo -12</text:p>
            <text:p text:style-name="P206">Estação de Poligonal – EP -4</text:p>
            <text:p text:style-name="P206">Ponto Astronômico – PA -5</text:p>
            <text:p text:style-name="P206">Ponto de controle -9</text:p>
            <text:p text:style-name="P206">Ponto de Satélite – SAT -8</text:p>
            <text:p text:style-name="P206">Ponto fotogramétrico -13</text:p>
            <text:p text:style-name="P206">Ponto Trigonométrico – RV -7</text:p>
            <text:p text:style-name="P206">Vértice de Triangulação – VT -1</text:p>
          </table:table-cell>
          <table:table-cell table:style-name="Tabela23.D3" office:value-type="string">
            <text:p text:style-name="P207">Planialtimétrico -3</text:p>
            <text:p text:style-name="P207">Planimétrico -2</text:p>
            <text:p text:style-name="P207"/>
            <text:p text:style-name="P235"><text:span text:style-name="T72">V - "tipo" in (</text:span><text:span text:style-name="T79">1, 4, 5, 7, 8, 9, 12, 13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ref</text:span><text:span text:style-name="T72">" </text:span><text:span text:style-name="T78">in </text:span><text:span text:style-name="T73">(</text:span><text:span text:style-name="T79">2, 3</text:span><text:span text:style-name="T78">)</text:span><text:span text:style-name="T76">)</text:span></text:p>
          </table:table-cell>
          <table:table-cell table:style-name="Tabela23.E6" table:number-rows-spanned="4" office:value-type="string">
            <text:p text:style-name="P392">A ser preenchido</text:p>
          </table:table-cell>
          <table:table-cell table:style-name="Tabela23.F6" table:number-rows-spanned="4" office:value-type="string">
            <text:p text:style-name="P392">A ser preenchido</text:p>
          </table:table-cell>
          <table:table-cell table:style-name="Tabela23.G6" table:number-rows-spanned="4" office:value-type="string">
            <text:p text:style-name="P224">Astro Chuá -5</text:p>
            <text:p text:style-name="P224">Córrego Alegre -4</text:p>
            <text:p text:style-name="P224">SAD 69 -1</text:p>
            <text:p text:style-name="P224">SIRGAS 2000 -2</text:p>
            <text:p text:style-name="P224">WGS-84 -3</text:p>
            <text:p text:style-name="P225"><text:span text:style-name="T183">SAD-69 (96)</text:span> -<text:span text:style-name="T183">6</text:span></text:p>
            <text:p text:style-name="P350">Outra referência - 98</text:p>
          </table:table-cell>
          <table:table-cell table:style-name="Tabela23.H6" table:number-rows-spanned="4" office:value-type="string">
            <text:p text:style-name="P218">Imbituba -2</text:p>
            <text:p text:style-name="P218"><text:span text:style-name="T182">Outra referência</text:span> -4</text:p>
            <text:p text:style-name="P218">Santana -3</text:p>
            <text:p text:style-name="P218">Torres -1</text:p>
          </table:table-cell>
          <table:table-cell table:style-name="Tabela23.I3" office:value-type="string">
            <text:p text:style-name="P220">Não aplicável -97</text:p>
            <text:p text:style-name="P220"/>
            <text:p text:style-name="P236"><text:span text:style-name="T72">V - "tipo" in (</text:span><text:span text:style-name="T79">1, 4, 5, 7, 8, 9, 12, 13</text:span><text:span text:style-name="T74">)</text:span><text:span text:style-name="T72"> and </text:span><text:span text:style-name="T75">not </text:span><text:span text:style-name="T76">(</text:span><text:span text:style-name="T72">"</text:span><text:span text:style-name="T80">referencial_grav</text:span><text:span text:style-name="T72">" </text:span><text:span text:style-name="T78">in </text:span><text:span text:style-name="T73">(</text:span><text:span text:style-name="T80">97</text:span><text:span text:style-name="T78">)</text:span><text:span text:style-name="T76">)</text:span></text:p>
          </table:table-cell>
          <table:table-cell table:style-name="Tabela23.J5" table:number-rows-spanned="3" office:value-type="string">
            <text:p text:style-name="P218">Bom -1</text:p>
            <text:p text:style-name="P218">Destruído -2</text:p>
            <text:p text:style-name="P218">Destruído com chapa danificada -4</text:p>
            <text:p text:style-name="P218">Destruído sem chapa -3</text:p>
            <text:p text:style-name="P218">Não encontrado -5</text:p>
            <text:p text:style-name="P218">Não visitado -6</text:p>
            <text:p text:style-name="P218"/>
            <text:p text:style-name="P236"><text:span text:style-name="T72">V - "tipo" in (</text:span><text:span text:style-name="T79">1, </text:span><text:span text:style-name="T80">2,</text:span><text:span text:style-name="T79"> </text:span><text:span text:style-name="T80">3, </text:span><text:span text:style-name="T79">4, 5, </text:span><text:span text:style-name="T80">6</text:span><text:span text:style-name="T79">, 7, 8, 9, 12, 13</text:span><text:span text:style-name="T74">)</text:span><text:span text:style-name="T72"> and </text:span><text:span text:style-name="T75">not </text:span><text:span text:style-name="T76">(</text:span><text:span text:style-name="T72">"</text:span><text:span text:style-name="T81">situacao_marco</text:span><text:span text:style-name="T72">" </text:span><text:span text:style-name="T78">in </text:span><text:span text:style-name="T73">(</text:span><text:span text:style-name="T80">1, </text:span><text:span text:style-name="T79">2, 3,</text:span><text:span text:style-name="T80"> 4, 5, 6</text:span><text:span text:style-name="T78">)</text:span><text:span text:style-name="T76">)</text:span></text:p>
          </table:table-cell>
          <table:table-cell table:style-name="Tabela23.K6" table:number-rows-spanned="4" office:value-type="string">
            <text:p text:style-name="P392">A ser preenchido</text:p>
          </table:table-cell>
          <table:table-cell table:style-name="Tabela23.L6" table:number-rows-spanned="4" office:value-type="string">
            <text:p text:style-name="P403">A ser preenchido</text:p>
            <text:p text:style-name="P403">(-GGG<text:span text:style-name="T11">o</text:span>MM’SS.ssss" )</text:p>
          </table:table-cell>
          <table:table-cell table:style-name="Tabela23.M6" table:number-rows-spanned="4" office:value-type="string">
            <text:p text:style-name="P403">A ser preenchido</text:p>
            <text:p text:style-name="P403">(-GGG<text:span text:style-name="T11">o</text:span>MM’SS.ssss" )</text:p>
          </table:table-cell>
        </table:table-row>
        <table:table-row>
          <table:covered-table-cell/>
          <table:covered-table-cell/>
          <table:table-cell table:style-name="Tabela23.C4" office:value-type="string">
            <text:p text:style-name="P208">Estação Gravimétrica – EG -3</text:p>
          </table:table-cell>
          <table:table-cell table:style-name="Tabela23.D4" office:value-type="string">
            <text:p text:style-name="P208">Gravimétrico -4</text:p>
            <text:p text:style-name="P208"/>
            <text:p text:style-name="P236"><text:span text:style-name="T72">V - "tipo" in (</text:span><text:span text:style-name="T79">3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ref</text:span><text:span text:style-name="T72">" </text:span><text:span text:style-name="T78">in </text:span><text:span text:style-name="T73">(</text:span><text:span text:style-name="T80">4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19">Absoluto -3</text:p>
            <text:p text:style-name="P219">IGSN71 -2</text:p>
            <text:p text:style-name="P219">Local -4</text:p>
            <text:p text:style-name="P219">Postdam 1930 -1</text:p>
            <text:p text:style-name="P349">RGFB - 5</text:p>
            <text:p text:style-name="P219"/>
            <text:p text:style-name="P236"><text:span text:style-name="T72">V - "tipo" in (</text:span><text:span text:style-name="T79">3</text:span><text:span text:style-name="T74">)</text:span><text:span text:style-name="T72"> and </text:span><text:span text:style-name="T75">not </text:span><text:span text:style-name="T76">(</text:span><text:span text:style-name="T72">"</text:span><text:span text:style-name="T80">referencial_grav</text:span><text:span text:style-name="T72">" </text:span><text:span text:style-name="T78">in </text:span><text:span text:style-name="T73">(</text:span><text:span text:style-name="T80">1, 2, 3, 4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5" office:value-type="string">
            <text:p text:style-name="P208">Ponto Barométrico – B -6</text:p>
            <text:p text:style-name="P208">Referëncia de Nível – RN -2</text:p>
          </table:table-cell>
          <table:table-cell table:style-name="Tabela23.D5" office:value-type="string">
            <text:p text:style-name="P208">Altimétrico -1</text:p>
            <text:p text:style-name="P208"/>
            <text:p text:style-name="P236"><text:span text:style-name="T72">V - "tipo" in (</text:span><text:span text:style-name="T79">1</text:span><text:span text:style-name="T74">)</text:span><text:span text:style-name="T72"> and </text:span><text:span text:style-name="T75">not </text:span><text:span text:style-name="T76">(</text:span><text:span text:style-name="T72">"</text:span><text:span text:style-name="T77">tipo_</text:span><text:span text:style-name="T79">ref</text:span><text:span text:style-name="T72">" </text:span><text:span text:style-name="T78">in </text:span><text:span text:style-name="T73">(</text:span><text:span text:style-name="T80">1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20">Não aplicável -97</text:p>
            <text:p text:style-name="P220"/>
            <text:p text:style-name="P236"><text:span text:style-name="T72">V - "tipo" in (</text:span><text:span text:style-name="T79">1</text:span><text:span text:style-name="T74">)</text:span><text:span text:style-name="T72"> and </text:span><text:span text:style-name="T75">not </text:span><text:span text:style-name="T76">(</text:span><text:span text:style-name="T72">"</text:span><text:span text:style-name="T80">referencial_grav</text:span><text:span text:style-name="T72">" </text:span><text:span text:style-name="T78">in </text:span><text:span text:style-name="T73">(</text:span><text:span text:style-name="T80">97</text:span><text:span text:style-name="T78">)</text:span><text:span text:style-name="T76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6" office:value-type="string">
            <text:p text:style-name="P208">Marco estadual -15</text:p>
            <text:p text:style-name="P208">Marco internacional -14</text:p>
            <text:p text:style-name="P209">Marco municipal -16</text:p>
          </table:table-cell>
          <table:table-cell table:style-name="Tabela23.D6" office:value-type="string">
            <text:p text:style-name="P209">Planialtimétrico -3</text:p>
            <text:p text:style-name="P378">Planimétrico -2</text:p>
            <text:p text:style-name="P378"/>
            <text:p text:style-name="P379"><text:span text:style-name="T82">V - "tipo" in (</text:span><text:span text:style-name="T83">1</text:span><text:span text:style-name="T90">4</text:span><text:span text:style-name="T83">, </text:span><text:span text:style-name="T90">15</text:span><text:span text:style-name="T83">, </text:span><text:span text:style-name="T90">16</text:span><text:span text:style-name="T84">)</text:span><text:span text:style-name="T82"> and </text:span><text:span text:style-name="T85">not </text:span><text:span text:style-name="T86">(</text:span><text:span text:style-name="T82">"</text:span><text:span text:style-name="T87">tipo_</text:span><text:span text:style-name="T83">ref</text:span><text:span text:style-name="T82">" </text:span><text:span text:style-name="T88">in </text:span><text:span text:style-name="T89">(</text:span><text:span text:style-name="T83">2, 3</text:span><text:span text:style-name="T88">)</text:span><text:span text:style-name="T86">)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20">Não aplicável -97</text:p>
            <text:p text:style-name="P220"/>
            <text:p text:style-name="P379"><text:span text:style-name="T82">V - "tipo" in (</text:span><text:span text:style-name="T83">1</text:span><text:span text:style-name="T90">4</text:span><text:span text:style-name="T83">, </text:span><text:span text:style-name="T90">15</text:span><text:span text:style-name="T83">, </text:span><text:span text:style-name="T90">16</text:span><text:span text:style-name="T84">)</text:span><text:span text:style-name="T82"> and </text:span><text:span text:style-name="T85">not </text:span><text:span text:style-name="T86">(</text:span><text:span text:style-name="T82">"</text:span><text:span text:style-name="T90">referencial_grav</text:span><text:span text:style-name="T82">" </text:span><text:span text:style-name="T88">in </text:span><text:span text:style-name="T89">(</text:span><text:span text:style-name="T90">97</text:span><text:span text:style-name="T88">)</text:span><text:span text:style-name="T86">)</text:span></text:p>
          </table:table-cell>
          <table:table-cell table:style-name="Tabela23.J6" office:value-type="string">
            <text:p text:style-name="P221">Não aplicável -97</text:p>
            <text:p text:style-name="P221"/>
            <text:p text:style-name="P379"><text:span text:style-name="T82">V - "tipo" in (</text:span><text:span text:style-name="T83">1</text:span><text:span text:style-name="T90">4</text:span><text:span text:style-name="T83">, </text:span><text:span text:style-name="T90">15</text:span><text:span text:style-name="T83">, </text:span><text:span text:style-name="T90">16</text:span><text:span text:style-name="T84">)</text:span><text:span text:style-name="T82"> and </text:span><text:span text:style-name="T85">not </text:span><text:span text:style-name="T86">(</text:span><text:span text:style-name="T82">"</text:span><text:span text:style-name="T91">situacao_marco</text:span><text:span text:style-name="T82">" </text:span><text:span text:style-name="T88">in </text:span><text:span text:style-name="T89">(</text:span><text:span text:style-name="T90">97</text:span><text:span text:style-name="T88">)</text:span><text:span text:style-name="T86">)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31"/>
      <text:p text:style-name="P412"/>
      <text:p text:style-name="P40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14T15:42:00</meta:creation-date>
    <meta:editing-duration>P6DT21H4M29S</meta:editing-duration>
    <meta:editing-cycles>409</meta:editing-cycles>
    <meta:generator>LibreOffice/6.3.2.2$Windows_X86_64 LibreOffice_project/98b30e735bda24bc04ab42594c85f7fd8be07b9c</meta:generator>
    <dc:date>2020-09-05T19:03:29.247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615" meta:word-count="5822" meta:character-count="34197" meta:non-whitespace-character-count="29822"/>
  </office:meta>
</office:document-meta>
</file>